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27.768"/>
          <table:table-cell office:value-type="float" office:value="127.23"/>
          <table:table-cell office:value-type="float" office:value="122.95"/>
          <table:table-cell office:value-type="float" office:value="0.0"/>
          <table:table-cell office:value-type="float" office:value="0.0"/>
          <table:table-cell office:value-type="float" office:value="762.0"/>
          <table:table-cell office:value-type="float" office:value="270984.0"/>
          <table:table-cell office:value-type="float" office:value="1370985.0"/>
          <table:table-cell office:value-type="float" office:value="429842.0"/>
          <table:table-cell office:value-type="float" office:value="1568089.0"/>
          <table:table-cell office:value-type="float" office:value="397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8482.0"/>
          <table:table-cell office:value-type="float" office:value="926984.0"/>
          <table:table-cell office:value-type="float" office:value="750123.0"/>
          <table:table-cell office:value-type="float" office:value="383599.0"/>
          <table:table-cell office:value-type="float" office:value="592654.0"/>
          <table:table-cell office:value-type="float" office:value="680274.0"/>
          <table:table-cell office:value-type="float" office:value="1220.0"/>
          <table:table-cell office:value-type="float" office:value="7.38725"/>
          <table:table-cell office:value-type="float" office:value="6.84"/>
          <table:table-cell office:value-type="float" office:value="2.62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836.0"/>
          <table:table-cell office:value-type="float" office:value="38679.0"/>
          <table:table-cell office:value-type="float" office:value="429842.0"/>
          <table:table-cell office:value-type="float" office:value="1568089.0"/>
          <table:table-cell office:value-type="float" office:value="3963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8482.0"/>
          <table:table-cell office:value-type="float" office:value="926984.0"/>
          <table:table-cell office:value-type="float" office:value="750123.0"/>
          <table:table-cell office:value-type="float" office:value="383599.0"/>
          <table:table-cell office:value-type="float" office:value="592654.0"/>
          <table:table-cell office:value-type="float" office:value="680274.0"/>
          <table:table-cell office:value-type="float" office:value="1220.0"/>
          <table:table-cell office:value-type="float" office:value="3.35596"/>
          <table:table-cell office:value-type="float" office:value="2.842"/>
          <table:table-cell office:value-type="float" office:value="0.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5.0"/>
          <table:table-cell office:value-type="float" office:value="2196.0"/>
          <table:table-cell office:value-type="float" office:value="302393.0"/>
          <table:table-cell office:value-type="float" office:value="1160217.0"/>
          <table:table-cell office:value-type="float" office:value="2713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0849.0"/>
          <table:table-cell office:value-type="float" office:value="571407.0"/>
          <table:table-cell office:value-type="float" office:value="499453.0"/>
          <table:table-cell office:value-type="string">
            <text:p/>
          </table:table-cell>
          <table:table-cell office:value-type="float" office:value="359751.0"/>
          <table:table-cell office:value-type="float" office:value="328215.0"/>
          <table:table-cell office:value-type="float" office:value="640.0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46.1617"/>
          <table:table-cell office:value-type="float" office:value="45.607"/>
          <table:table-cell office:value-type="float" office:value="41.44"/>
          <table:table-cell office:value-type="float" office:value="0.0"/>
          <table:table-cell office:value-type="float" office:value="0.0"/>
          <table:table-cell office:value-type="float" office:value="251.0"/>
          <table:table-cell office:value-type="float" office:value="79526.0"/>
          <table:table-cell office:value-type="float" office:value="714612.0"/>
          <table:table-cell office:value-type="float" office:value="429842.0"/>
          <table:table-cell office:value-type="float" office:value="1568090.0"/>
          <table:table-cell office:value-type="float" office:value="397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8482.0"/>
          <table:table-cell office:value-type="float" office:value="926984.0"/>
          <table:table-cell office:value-type="float" office:value="750123.0"/>
          <table:table-cell office:value-type="float" office:value="383599.0"/>
          <table:table-cell office:value-type="float" office:value="592654.0"/>
          <table:table-cell office:value-type="float" office:value="680274.0"/>
          <table:table-cell office:value-type="float" office:value="1220.0"/>
          <table:table-cell office:value-type="float" office:value="8.38132"/>
          <table:table-cell office:value-type="float" office:value="7.803"/>
          <table:table-cell office:value-type="float" office:value="3.68"/>
          <table:table-cell office:value-type="float" office:value="1.0"/>
          <table:table-cell office:value-type="float" office:value="0.0"/>
          <table:table-cell office:value-type="float" office:value="18.0"/>
          <table:table-cell office:value-type="float" office:value="3550.0"/>
          <table:table-cell office:value-type="float" office:value="67402.0"/>
          <table:table-cell office:value-type="float" office:value="429842.0"/>
          <table:table-cell office:value-type="float" office:value="1568090.0"/>
          <table:table-cell office:value-type="float" office:value="3942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8482.0"/>
          <table:table-cell office:value-type="float" office:value="926984.0"/>
          <table:table-cell office:value-type="float" office:value="750123.0"/>
          <table:table-cell office:value-type="float" office:value="383599.0"/>
          <table:table-cell office:value-type="float" office:value="592654.0"/>
          <table:table-cell office:value-type="float" office:value="680274.0"/>
          <table:table-cell office:value-type="float" office:value="1220.0"/>
          <table:table-cell office:value-type="float" office:value="3.08533"/>
          <table:table-cell office:value-type="float" office:value="2.621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0.0"/>
          <table:table-cell office:value-type="float" office:value="1304.0"/>
          <table:table-cell office:value-type="float" office:value="302393.0"/>
          <table:table-cell office:value-type="float" office:value="1160218.0"/>
          <table:table-cell office:value-type="float" office:value="2706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0849.0"/>
          <table:table-cell office:value-type="float" office:value="571407.0"/>
          <table:table-cell office:value-type="float" office:value="499453.0"/>
          <table:table-cell office:value-type="string">
            <text:p/>
          </table:table-cell>
          <table:table-cell office:value-type="float" office:value="359751.0"/>
          <table:table-cell office:value-type="float" office:value="328215.0"/>
          <table:table-cell office:value-type="float" office:value="640.0"/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61.8191"/>
          <table:table-cell office:value-type="float" office:value="61.193"/>
          <table:table-cell office:value-type="float" office:value="56.9"/>
          <table:table-cell office:value-type="float" office:value="0.0"/>
          <table:table-cell office:value-type="float" office:value="0.0"/>
          <table:table-cell office:value-type="float" office:value="317.0"/>
          <table:table-cell office:value-type="float" office:value="114235.0"/>
          <table:table-cell office:value-type="float" office:value="917404.0"/>
          <table:table-cell office:value-type="float" office:value="429842.0"/>
          <table:table-cell office:value-type="float" office:value="1568089.0"/>
          <table:table-cell office:value-type="float" office:value="397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8482.0"/>
          <table:table-cell office:value-type="float" office:value="926984.0"/>
          <table:table-cell office:value-type="float" office:value="750123.0"/>
          <table:table-cell office:value-type="float" office:value="383599.0"/>
          <table:table-cell office:value-type="float" office:value="592654.0"/>
          <table:table-cell office:value-type="float" office:value="680274.0"/>
          <table:table-cell office:value-type="float" office:value="1220.0"/>
          <table:table-cell office:value-type="float" office:value="35.2551"/>
          <table:table-cell office:value-type="float" office:value="34.644"/>
          <table:table-cell office:value-type="float" office:value="30.48"/>
          <table:table-cell office:value-type="float" office:value="1.0"/>
          <table:table-cell office:value-type="float" office:value="0.0"/>
          <table:table-cell office:value-type="float" office:value="185.0"/>
          <table:table-cell office:value-type="float" office:value="55863.0"/>
          <table:table-cell office:value-type="float" office:value="619835.0"/>
          <table:table-cell office:value-type="float" office:value="429842.0"/>
          <table:table-cell office:value-type="float" office:value="1568089.0"/>
          <table:table-cell office:value-type="float" office:value="3964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8482.0"/>
          <table:table-cell office:value-type="float" office:value="926984.0"/>
          <table:table-cell office:value-type="float" office:value="750123.0"/>
          <table:table-cell office:value-type="float" office:value="383599.0"/>
          <table:table-cell office:value-type="float" office:value="592654.0"/>
          <table:table-cell office:value-type="float" office:value="680274.0"/>
          <table:table-cell office:value-type="float" office:value="1220.0"/>
          <table:table-cell office:value-type="float" office:value="3.33743"/>
          <table:table-cell office:value-type="float" office:value="2.833"/>
          <table:table-cell office:value-type="float" office:value="0.2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6.0"/>
          <table:table-cell office:value-type="float" office:value="2294.0"/>
          <table:table-cell office:value-type="float" office:value="302393.0"/>
          <table:table-cell office:value-type="float" office:value="1160217.0"/>
          <table:table-cell office:value-type="float" office:value="2730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0849.0"/>
          <table:table-cell office:value-type="float" office:value="571407.0"/>
          <table:table-cell office:value-type="float" office:value="499453.0"/>
          <table:table-cell office:value-type="string">
            <text:p/>
          </table:table-cell>
          <table:table-cell office:value-type="float" office:value="359751.0"/>
          <table:table-cell office:value-type="float" office:value="328215.0"/>
          <table:table-cell office:value-type="float" office:value="640.0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74.4288"/>
          <table:table-cell office:value-type="float" office:value="73.844"/>
          <table:table-cell office:value-type="float" office:value="69.69"/>
          <table:table-cell office:value-type="float" office:value="0.0"/>
          <table:table-cell office:value-type="float" office:value="0.0"/>
          <table:table-cell office:value-type="float" office:value="332.0"/>
          <table:table-cell office:value-type="float" office:value="123379.0"/>
          <table:table-cell office:value-type="float" office:value="902647.0"/>
          <table:table-cell office:value-type="float" office:value="429842.0"/>
          <table:table-cell office:value-type="float" office:value="1568089.0"/>
          <table:table-cell office:value-type="float" office:value="397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8482.0"/>
          <table:table-cell office:value-type="float" office:value="926984.0"/>
          <table:table-cell office:value-type="float" office:value="750123.0"/>
          <table:table-cell office:value-type="float" office:value="383599.0"/>
          <table:table-cell office:value-type="float" office:value="592654.0"/>
          <table:table-cell office:value-type="float" office:value="680274.0"/>
          <table:table-cell office:value-type="float" office:value="1220.0"/>
          <table:table-cell office:value-type="float" office:value="68.9916"/>
          <table:table-cell office:value-type="float" office:value="68.447"/>
          <table:table-cell office:value-type="float" office:value="64.28"/>
          <table:table-cell office:value-type="float" office:value="0.0"/>
          <table:table-cell office:value-type="float" office:value="0.0"/>
          <table:table-cell office:value-type="float" office:value="460.0"/>
          <table:table-cell office:value-type="float" office:value="157832.0"/>
          <table:table-cell office:value-type="float" office:value="746767.0"/>
          <table:table-cell office:value-type="float" office:value="429842.0"/>
          <table:table-cell office:value-type="float" office:value="1568089.0"/>
          <table:table-cell office:value-type="float" office:value="397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8482.0"/>
          <table:table-cell office:value-type="float" office:value="926984.0"/>
          <table:table-cell office:value-type="float" office:value="750123.0"/>
          <table:table-cell office:value-type="float" office:value="383599.0"/>
          <table:table-cell office:value-type="float" office:value="592654.0"/>
          <table:table-cell office:value-type="float" office:value="680274.0"/>
          <table:table-cell office:value-type="float" office:value="1220.0"/>
          <table:table-cell office:value-type="float" office:value="3.62445"/>
          <table:table-cell office:value-type="float" office:value="3.132"/>
          <table:table-cell office:value-type="float" office:value="0.5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03.0"/>
          <table:table-cell office:value-type="float" office:value="6449.0"/>
          <table:table-cell office:value-type="float" office:value="302393.0"/>
          <table:table-cell office:value-type="float" office:value="1160217.0"/>
          <table:table-cell office:value-type="float" office:value="2737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0849.0"/>
          <table:table-cell office:value-type="float" office:value="571407.0"/>
          <table:table-cell office:value-type="float" office:value="499453.0"/>
          <table:table-cell office:value-type="string">
            <text:p/>
          </table:table-cell>
          <table:table-cell office:value-type="float" office:value="359751.0"/>
          <table:table-cell office:value-type="float" office:value="328215.0"/>
          <table:table-cell office:value-type="float" office:value="640.0"/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333.06"/>
          <table:table-cell office:value-type="float" office:value="332.514"/>
          <table:table-cell office:value-type="float" office:value="328.35"/>
          <table:table-cell office:value-type="float" office:value="0.0"/>
          <table:table-cell office:value-type="float" office:value="0.0"/>
          <table:table-cell office:value-type="float" office:value="1504.0"/>
          <table:table-cell office:value-type="float" office:value="641400.0"/>
          <table:table-cell office:value-type="float" office:value="4334492.0"/>
          <table:table-cell office:value-type="float" office:value="429842.0"/>
          <table:table-cell office:value-type="float" office:value="1568090.0"/>
          <table:table-cell office:value-type="float" office:value="3937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8482.0"/>
          <table:table-cell office:value-type="float" office:value="926984.0"/>
          <table:table-cell office:value-type="float" office:value="750123.0"/>
          <table:table-cell office:value-type="float" office:value="383599.0"/>
          <table:table-cell office:value-type="float" office:value="592654.0"/>
          <table:table-cell office:value-type="float" office:value="680274.0"/>
          <table:table-cell office:value-type="float" office:value="1220.0"/>
          <table:table-cell office:value-type="float" office:value="7.95378"/>
          <table:table-cell office:value-type="float" office:value="7.371"/>
          <table:table-cell office:value-type="float" office:value="3.2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3252.0"/>
          <table:table-cell office:value-type="float" office:value="39309.0"/>
          <table:table-cell office:value-type="float" office:value="429842.0"/>
          <table:table-cell office:value-type="float" office:value="1568090.0"/>
          <table:table-cell office:value-type="float" office:value="397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8482.0"/>
          <table:table-cell office:value-type="float" office:value="926984.0"/>
          <table:table-cell office:value-type="float" office:value="750123.0"/>
          <table:table-cell office:value-type="float" office:value="383599.0"/>
          <table:table-cell office:value-type="float" office:value="592654.0"/>
          <table:table-cell office:value-type="float" office:value="680274.0"/>
          <table:table-cell office:value-type="float" office:value="1220.0"/>
          <table:table-cell office:value-type="float" office:value="4.023"/>
          <table:table-cell office:value-type="float" office:value="3.54"/>
          <table:table-cell office:value-type="float" office:value="1.31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719.0"/>
          <table:table-cell office:value-type="float" office:value="26453.0"/>
          <table:table-cell office:value-type="float" office:value="302393.0"/>
          <table:table-cell office:value-type="float" office:value="1160218.0"/>
          <table:table-cell office:value-type="float" office:value="2730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849.0"/>
          <table:table-cell office:value-type="float" office:value="571407.0"/>
          <table:table-cell office:value-type="float" office:value="499453.0"/>
          <table:table-cell office:value-type="string">
            <text:p/>
          </table:table-cell>
          <table:table-cell office:value-type="float" office:value="359751.0"/>
          <table:table-cell office:value-type="float" office:value="328215.0"/>
          <table:table-cell office:value-type="float" office:value="640.0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48.1537"/>
          <table:table-cell office:value-type="float" office:value="47.608"/>
          <table:table-cell office:value-type="float" office:value="42.97"/>
          <table:table-cell office:value-type="float" office:value="0.0"/>
          <table:table-cell office:value-type="float" office:value="0.0"/>
          <table:table-cell office:value-type="float" office:value="205.0"/>
          <table:table-cell office:value-type="float" office:value="65274.0"/>
          <table:table-cell office:value-type="float" office:value="596722.0"/>
          <table:table-cell office:value-type="float" office:value="470868.0"/>
          <table:table-cell office:value-type="float" office:value="1727091.0"/>
          <table:table-cell office:value-type="float" office:value="4142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7682.0"/>
          <table:table-cell office:value-type="float" office:value="995107.0"/>
          <table:table-cell office:value-type="float" office:value="811210.0"/>
          <table:table-cell office:value-type="float" office:value="392875.0"/>
          <table:table-cell office:value-type="float" office:value="634371.0"/>
          <table:table-cell office:value-type="float" office:value="694666.0"/>
          <table:table-cell office:value-type="float" office:value="1220.0"/>
          <table:table-cell office:value-type="float" office:value="22.8741"/>
          <table:table-cell office:value-type="float" office:value="22.27"/>
          <table:table-cell office:value-type="float" office:value="17.85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7099.0"/>
          <table:table-cell office:value-type="float" office:value="331090.0"/>
          <table:table-cell office:value-type="float" office:value="470868.0"/>
          <table:table-cell office:value-type="float" office:value="1727091.0"/>
          <table:table-cell office:value-type="float" office:value="4113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7682.0"/>
          <table:table-cell office:value-type="float" office:value="995107.0"/>
          <table:table-cell office:value-type="float" office:value="811210.0"/>
          <table:table-cell office:value-type="float" office:value="392875.0"/>
          <table:table-cell office:value-type="float" office:value="634371.0"/>
          <table:table-cell office:value-type="float" office:value="694666.0"/>
          <table:table-cell office:value-type="float" office:value="1220.0"/>
          <table:table-cell office:value-type="float" office:value="3.74476"/>
          <table:table-cell office:value-type="float" office:value="3.323"/>
          <table:table-cell office:value-type="float" office:value="0.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2.0"/>
          <table:table-cell office:value-type="float" office:value="2764.0"/>
          <table:table-cell office:value-type="float" office:value="343495.0"/>
          <table:table-cell office:value-type="float" office:value="1319117.0"/>
          <table:table-cell office:value-type="float" office:value="2917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0125.0"/>
          <table:table-cell office:value-type="float" office:value="639698.0"/>
          <table:table-cell office:value-type="float" office:value="560540.0"/>
          <table:table-cell office:value-type="string">
            <text:p/>
          </table:table-cell>
          <table:table-cell office:value-type="float" office:value="401544.0"/>
          <table:table-cell office:value-type="float" office:value="349783.0"/>
          <table:table-cell office:value-type="float" office:value="640.0"/>
          <table:table-cell table:formula="of:=MIN([.$B8];[.$W8];[.$AR8])" office:value-type="float"/>
          <table:table-cell table:formula="of:=MIN([.$C8];[.$X8];[.$AS8])" office:value-type="float"/>
          <table:table-cell table:formula="of:=MIN([.$D8];[.$Y8];[.$AT8])" office:value-type="float"/>
          <table:table-cell table:formula="of:=MIN([.$E8];[.$Z8];[.$AU8])" office:value-type="float"/>
          <table:table-cell table:formula="of:=MIN([.$F8];[.$AA8];[.$AV8])" office:value-type="float"/>
          <table:table-cell table:formula="of:=MIN([.$G8];[.$AB8];[.$AW8])" office:value-type="float"/>
          <table:table-cell table:formula="of:=MIN([.$H8];[.$AC8];[.$AX8])" office:value-type="float"/>
          <table:table-cell table:formula="of:=MIN([.$I8];[.$AD8];[.$AY8])" office:value-type="float"/>
          <table:table-cell table:formula="of:=MIN([.$J8];[.$AE8];[.$AZ8])" office:value-type="float"/>
          <table:table-cell table:formula="of:=MIN([.$K8];[.$AF8];[.$BA8])" office:value-type="float"/>
          <table:table-cell table:formula="of:=MIN([.$L8];[.$AG8];[.$BB8])" office:value-type="float"/>
          <table:table-cell table:formula="of:=MIN([.$M8];[.$AH8];[.$BC8])" office:value-type="float"/>
          <table:table-cell table:formula="of:=MIN([.$N8];[.$AI8];[.$BD8])" office:value-type="float"/>
          <table:table-cell table:formula="of:=MIN([.$O8];[.$AJ8];[.$BE8])" office:value-type="float"/>
          <table:table-cell table:formula="of:=MIN([.$P8];[.$AK8];[.$BF8])" office:value-type="float"/>
          <table:table-cell table:formula="of:=MIN([.$Q8];[.$AL8];[.$BG8])" office:value-type="float"/>
          <table:table-cell table:formula="of:=MIN([.$R8];[.$AM8];[.$BH8])" office:value-type="float"/>
          <table:table-cell table:formula="of:=MIN([.$S8];[.$AN8];[.$BI8])" office:value-type="float"/>
          <table:table-cell table:formula="of:=MIN([.$T8];[.$AO8];[.$BJ8])" office:value-type="float"/>
          <table:table-cell table:formula="of:=MIN([.$U8];[.$AP8];[.$BK8])" office:value-type="float"/>
          <table:table-cell table:formula="of:=MIN([.$V8];[.$AQ8];[.$BL8])" office:value-type="float"/>
          <table:table-cell table:formula="of:=MEDIAN([.$B8];[.$W8];[.$AR8])" office:value-type="float"/>
          <table:table-cell table:formula="of:=MEDIAN([.$C8];[.$X8];[.$AS8])" office:value-type="float"/>
          <table:table-cell table:formula="of:=MEDIAN([.$D8];[.$Y8];[.$AT8])" office:value-type="float"/>
          <table:table-cell table:formula="of:=MEDIAN([.$E8];[.$Z8];[.$AU8])" office:value-type="float"/>
          <table:table-cell table:formula="of:=MEDIAN([.$F8];[.$AA8];[.$AV8])" office:value-type="float"/>
          <table:table-cell table:formula="of:=MEDIAN([.$G8];[.$AB8];[.$AW8])" office:value-type="float"/>
          <table:table-cell table:formula="of:=MEDIAN([.$H8];[.$AC8];[.$AX8])" office:value-type="float"/>
          <table:table-cell table:formula="of:=MEDIAN([.$I8];[.$AD8];[.$AY8])" office:value-type="float"/>
          <table:table-cell table:formula="of:=MEDIAN([.$J8];[.$AE8];[.$AZ8])" office:value-type="float"/>
          <table:table-cell table:formula="of:=MEDIAN([.$K8];[.$AF8];[.$BA8])" office:value-type="float"/>
          <table:table-cell table:formula="of:=MEDIAN([.$L8];[.$AG8];[.$BB8])" office:value-type="float"/>
          <table:table-cell table:formula="of:=MEDIAN([.$M8];[.$AH8];[.$BC8])" office:value-type="float"/>
          <table:table-cell table:formula="of:=MEDIAN([.$N8];[.$AI8];[.$BD8])" office:value-type="float"/>
          <table:table-cell table:formula="of:=MEDIAN([.$O8];[.$AJ8];[.$BE8])" office:value-type="float"/>
          <table:table-cell table:formula="of:=MEDIAN([.$P8];[.$AK8];[.$BF8])" office:value-type="float"/>
          <table:table-cell table:formula="of:=MEDIAN([.$Q8];[.$AL8];[.$BG8])" office:value-type="float"/>
          <table:table-cell table:formula="of:=MEDIAN([.$R8];[.$AM8];[.$BH8])" office:value-type="float"/>
          <table:table-cell table:formula="of:=MEDIAN([.$S8];[.$AN8];[.$BI8])" office:value-type="float"/>
          <table:table-cell table:formula="of:=MEDIAN([.$T8];[.$AO8];[.$BJ8])" office:value-type="float"/>
          <table:table-cell table:formula="of:=MEDIAN([.$U8];[.$AP8];[.$BK8])" office:value-type="float"/>
          <table:table-cell table:formula="of:=MEDIAN([.$V8];[.$AQ8];[.$BL8])" office:value-type="float"/>
          <table:table-cell table:formula="of:=MAX([.$B8];[.$W8];[.$AR8])" office:value-type="float"/>
          <table:table-cell table:formula="of:=MAX([.$C8];[.$X8];[.$AS8])" office:value-type="float"/>
          <table:table-cell table:formula="of:=MAX([.$D8];[.$Y8];[.$AT8])" office:value-type="float"/>
          <table:table-cell table:formula="of:=MAX([.$E8];[.$Z8];[.$AU8])" office:value-type="float"/>
          <table:table-cell table:formula="of:=MAX([.$F8];[.$AA8];[.$AV8])" office:value-type="float"/>
          <table:table-cell table:formula="of:=MAX([.$G8];[.$AB8];[.$AW8])" office:value-type="float"/>
          <table:table-cell table:formula="of:=MAX([.$H8];[.$AC8];[.$AX8])" office:value-type="float"/>
          <table:table-cell table:formula="of:=MAX([.$I8];[.$AD8];[.$AY8])" office:value-type="float"/>
          <table:table-cell table:formula="of:=MAX([.$J8];[.$AE8];[.$AZ8])" office:value-type="float"/>
          <table:table-cell table:formula="of:=MAX([.$K8];[.$AF8];[.$BA8])" office:value-type="float"/>
          <table:table-cell table:formula="of:=MAX([.$L8];[.$AG8];[.$BB8])" office:value-type="float"/>
          <table:table-cell table:formula="of:=MAX([.$M8];[.$AH8];[.$BC8])" office:value-type="float"/>
          <table:table-cell table:formula="of:=MAX([.$N8];[.$AI8];[.$BD8])" office:value-type="float"/>
          <table:table-cell table:formula="of:=MAX([.$O8];[.$AJ8];[.$BE8])" office:value-type="float"/>
          <table:table-cell table:formula="of:=MAX([.$P8];[.$AK8];[.$BF8])" office:value-type="float"/>
          <table:table-cell table:formula="of:=MAX([.$Q8];[.$AL8];[.$BG8])" office:value-type="float"/>
          <table:table-cell table:formula="of:=MAX([.$R8];[.$AM8];[.$BH8])" office:value-type="float"/>
          <table:table-cell table:formula="of:=MAX([.$S8];[.$AN8];[.$BI8])" office:value-type="float"/>
          <table:table-cell table:formula="of:=MAX([.$T8];[.$AO8];[.$BJ8])" office:value-type="float"/>
          <table:table-cell table:formula="of:=MAX([.$U8];[.$AP8];[.$BK8])" office:value-type="float"/>
          <table:table-cell table:formula="of:=MAX([.$V8];[.$AQ8];[.$BL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43.5904"/>
          <table:table-cell office:value-type="float" office:value="43.047"/>
          <table:table-cell office:value-type="float" office:value="38.58"/>
          <table:table-cell office:value-type="float" office:value="0.0"/>
          <table:table-cell office:value-type="float" office:value="0.0"/>
          <table:table-cell office:value-type="float" office:value="214.0"/>
          <table:table-cell office:value-type="float" office:value="65145.0"/>
          <table:table-cell office:value-type="float" office:value="693502.0"/>
          <table:table-cell office:value-type="float" office:value="470868.0"/>
          <table:table-cell office:value-type="float" office:value="1727091.0"/>
          <table:table-cell office:value-type="float" office:value="4116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7682.0"/>
          <table:table-cell office:value-type="float" office:value="995107.0"/>
          <table:table-cell office:value-type="float" office:value="811210.0"/>
          <table:table-cell office:value-type="float" office:value="392875.0"/>
          <table:table-cell office:value-type="float" office:value="634371.0"/>
          <table:table-cell office:value-type="float" office:value="694666.0"/>
          <table:table-cell office:value-type="float" office:value="1220.0"/>
          <table:table-cell office:value-type="float" office:value="24.6029"/>
          <table:table-cell office:value-type="float" office:value="24.057"/>
          <table:table-cell office:value-type="float" office:value="19.6"/>
          <table:table-cell office:value-type="float" office:value="1.0"/>
          <table:table-cell office:value-type="float" office:value="0.0"/>
          <table:table-cell office:value-type="float" office:value="121.0"/>
          <table:table-cell office:value-type="float" office:value="30589.0"/>
          <table:table-cell office:value-type="float" office:value="436004.0"/>
          <table:table-cell office:value-type="float" office:value="470868.0"/>
          <table:table-cell office:value-type="float" office:value="1727091.0"/>
          <table:table-cell office:value-type="float" office:value="4136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7682.0"/>
          <table:table-cell office:value-type="float" office:value="995107.0"/>
          <table:table-cell office:value-type="float" office:value="811210.0"/>
          <table:table-cell office:value-type="float" office:value="392875.0"/>
          <table:table-cell office:value-type="float" office:value="634371.0"/>
          <table:table-cell office:value-type="float" office:value="694666.0"/>
          <table:table-cell office:value-type="float" office:value="1220.0"/>
          <table:table-cell office:value-type="float" office:value="3.69229"/>
          <table:table-cell office:value-type="float" office:value="3.268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1590.0"/>
          <table:table-cell office:value-type="float" office:value="343495.0"/>
          <table:table-cell office:value-type="float" office:value="1319117.0"/>
          <table:table-cell office:value-type="float" office:value="2917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0125.0"/>
          <table:table-cell office:value-type="float" office:value="639698.0"/>
          <table:table-cell office:value-type="float" office:value="560540.0"/>
          <table:table-cell office:value-type="string">
            <text:p/>
          </table:table-cell>
          <table:table-cell office:value-type="float" office:value="401544.0"/>
          <table:table-cell office:value-type="float" office:value="349783.0"/>
          <table:table-cell office:value-type="float" office:value="640.0"/>
          <table:table-cell table:formula="of:=MIN([.$B9];[.$W9];[.$AR9])" office:value-type="float"/>
          <table:table-cell table:formula="of:=MIN([.$C9];[.$X9];[.$AS9])" office:value-type="float"/>
          <table:table-cell table:formula="of:=MIN([.$D9];[.$Y9];[.$AT9])" office:value-type="float"/>
          <table:table-cell table:formula="of:=MIN([.$E9];[.$Z9];[.$AU9])" office:value-type="float"/>
          <table:table-cell table:formula="of:=MIN([.$F9];[.$AA9];[.$AV9])" office:value-type="float"/>
          <table:table-cell table:formula="of:=MIN([.$G9];[.$AB9];[.$AW9])" office:value-type="float"/>
          <table:table-cell table:formula="of:=MIN([.$H9];[.$AC9];[.$AX9])" office:value-type="float"/>
          <table:table-cell table:formula="of:=MIN([.$I9];[.$AD9];[.$AY9])" office:value-type="float"/>
          <table:table-cell table:formula="of:=MIN([.$J9];[.$AE9];[.$AZ9])" office:value-type="float"/>
          <table:table-cell table:formula="of:=MIN([.$K9];[.$AF9];[.$BA9])" office:value-type="float"/>
          <table:table-cell table:formula="of:=MIN([.$L9];[.$AG9];[.$BB9])" office:value-type="float"/>
          <table:table-cell table:formula="of:=MIN([.$M9];[.$AH9];[.$BC9])" office:value-type="float"/>
          <table:table-cell table:formula="of:=MIN([.$N9];[.$AI9];[.$BD9])" office:value-type="float"/>
          <table:table-cell table:formula="of:=MIN([.$O9];[.$AJ9];[.$BE9])" office:value-type="float"/>
          <table:table-cell table:formula="of:=MIN([.$P9];[.$AK9];[.$BF9])" office:value-type="float"/>
          <table:table-cell table:formula="of:=MIN([.$Q9];[.$AL9];[.$BG9])" office:value-type="float"/>
          <table:table-cell table:formula="of:=MIN([.$R9];[.$AM9];[.$BH9])" office:value-type="float"/>
          <table:table-cell table:formula="of:=MIN([.$S9];[.$AN9];[.$BI9])" office:value-type="float"/>
          <table:table-cell table:formula="of:=MIN([.$T9];[.$AO9];[.$BJ9])" office:value-type="float"/>
          <table:table-cell table:formula="of:=MIN([.$U9];[.$AP9];[.$BK9])" office:value-type="float"/>
          <table:table-cell table:formula="of:=MIN([.$V9];[.$AQ9];[.$BL9])" office:value-type="float"/>
          <table:table-cell table:formula="of:=MEDIAN([.$B9];[.$W9];[.$AR9])" office:value-type="float"/>
          <table:table-cell table:formula="of:=MEDIAN([.$C9];[.$X9];[.$AS9])" office:value-type="float"/>
          <table:table-cell table:formula="of:=MEDIAN([.$D9];[.$Y9];[.$AT9])" office:value-type="float"/>
          <table:table-cell table:formula="of:=MEDIAN([.$E9];[.$Z9];[.$AU9])" office:value-type="float"/>
          <table:table-cell table:formula="of:=MEDIAN([.$F9];[.$AA9];[.$AV9])" office:value-type="float"/>
          <table:table-cell table:formula="of:=MEDIAN([.$G9];[.$AB9];[.$AW9])" office:value-type="float"/>
          <table:table-cell table:formula="of:=MEDIAN([.$H9];[.$AC9];[.$AX9])" office:value-type="float"/>
          <table:table-cell table:formula="of:=MEDIAN([.$I9];[.$AD9];[.$AY9])" office:value-type="float"/>
          <table:table-cell table:formula="of:=MEDIAN([.$J9];[.$AE9];[.$AZ9])" office:value-type="float"/>
          <table:table-cell table:formula="of:=MEDIAN([.$K9];[.$AF9];[.$BA9])" office:value-type="float"/>
          <table:table-cell table:formula="of:=MEDIAN([.$L9];[.$AG9];[.$BB9])" office:value-type="float"/>
          <table:table-cell table:formula="of:=MEDIAN([.$M9];[.$AH9];[.$BC9])" office:value-type="float"/>
          <table:table-cell table:formula="of:=MEDIAN([.$N9];[.$AI9];[.$BD9])" office:value-type="float"/>
          <table:table-cell table:formula="of:=MEDIAN([.$O9];[.$AJ9];[.$BE9])" office:value-type="float"/>
          <table:table-cell table:formula="of:=MEDIAN([.$P9];[.$AK9];[.$BF9])" office:value-type="float"/>
          <table:table-cell table:formula="of:=MEDIAN([.$Q9];[.$AL9];[.$BG9])" office:value-type="float"/>
          <table:table-cell table:formula="of:=MEDIAN([.$R9];[.$AM9];[.$BH9])" office:value-type="float"/>
          <table:table-cell table:formula="of:=MEDIAN([.$S9];[.$AN9];[.$BI9])" office:value-type="float"/>
          <table:table-cell table:formula="of:=MEDIAN([.$T9];[.$AO9];[.$BJ9])" office:value-type="float"/>
          <table:table-cell table:formula="of:=MEDIAN([.$U9];[.$AP9];[.$BK9])" office:value-type="float"/>
          <table:table-cell table:formula="of:=MEDIAN([.$V9];[.$AQ9];[.$BL9])" office:value-type="float"/>
          <table:table-cell table:formula="of:=MAX([.$B9];[.$W9];[.$AR9])" office:value-type="float"/>
          <table:table-cell table:formula="of:=MAX([.$C9];[.$X9];[.$AS9])" office:value-type="float"/>
          <table:table-cell table:formula="of:=MAX([.$D9];[.$Y9];[.$AT9])" office:value-type="float"/>
          <table:table-cell table:formula="of:=MAX([.$E9];[.$Z9];[.$AU9])" office:value-type="float"/>
          <table:table-cell table:formula="of:=MAX([.$F9];[.$AA9];[.$AV9])" office:value-type="float"/>
          <table:table-cell table:formula="of:=MAX([.$G9];[.$AB9];[.$AW9])" office:value-type="float"/>
          <table:table-cell table:formula="of:=MAX([.$H9];[.$AC9];[.$AX9])" office:value-type="float"/>
          <table:table-cell table:formula="of:=MAX([.$I9];[.$AD9];[.$AY9])" office:value-type="float"/>
          <table:table-cell table:formula="of:=MAX([.$J9];[.$AE9];[.$AZ9])" office:value-type="float"/>
          <table:table-cell table:formula="of:=MAX([.$K9];[.$AF9];[.$BA9])" office:value-type="float"/>
          <table:table-cell table:formula="of:=MAX([.$L9];[.$AG9];[.$BB9])" office:value-type="float"/>
          <table:table-cell table:formula="of:=MAX([.$M9];[.$AH9];[.$BC9])" office:value-type="float"/>
          <table:table-cell table:formula="of:=MAX([.$N9];[.$AI9];[.$BD9])" office:value-type="float"/>
          <table:table-cell table:formula="of:=MAX([.$O9];[.$AJ9];[.$BE9])" office:value-type="float"/>
          <table:table-cell table:formula="of:=MAX([.$P9];[.$AK9];[.$BF9])" office:value-type="float"/>
          <table:table-cell table:formula="of:=MAX([.$Q9];[.$AL9];[.$BG9])" office:value-type="float"/>
          <table:table-cell table:formula="of:=MAX([.$R9];[.$AM9];[.$BH9])" office:value-type="float"/>
          <table:table-cell table:formula="of:=MAX([.$S9];[.$AN9];[.$BI9])" office:value-type="float"/>
          <table:table-cell table:formula="of:=MAX([.$T9];[.$AO9];[.$BJ9])" office:value-type="float"/>
          <table:table-cell table:formula="of:=MAX([.$U9];[.$AP9];[.$BK9])" office:value-type="float"/>
          <table:table-cell table:formula="of:=MAX([.$V9];[.$AQ9];[.$BL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56.1018"/>
          <table:table-cell office:value-type="float" office:value="55.612"/>
          <table:table-cell office:value-type="float" office:value="51.41"/>
          <table:table-cell office:value-type="float" office:value="0.0"/>
          <table:table-cell office:value-type="float" office:value="0.0"/>
          <table:table-cell office:value-type="float" office:value="260.0"/>
          <table:table-cell office:value-type="float" office:value="95996.0"/>
          <table:table-cell office:value-type="float" office:value="748119.0"/>
          <table:table-cell office:value-type="float" office:value="470868.0"/>
          <table:table-cell office:value-type="float" office:value="1727092.0"/>
          <table:table-cell office:value-type="float" office:value="4120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7682.0"/>
          <table:table-cell office:value-type="float" office:value="995107.0"/>
          <table:table-cell office:value-type="float" office:value="811210.0"/>
          <table:table-cell office:value-type="float" office:value="392875.0"/>
          <table:table-cell office:value-type="float" office:value="634371.0"/>
          <table:table-cell office:value-type="float" office:value="694666.0"/>
          <table:table-cell office:value-type="float" office:value="1220.0"/>
          <table:table-cell office:value-type="float" office:value="18.9083"/>
          <table:table-cell office:value-type="float" office:value="18.325"/>
          <table:table-cell office:value-type="float" office:value="13.97"/>
          <table:table-cell office:value-type="float" office:value="1.0"/>
          <table:table-cell office:value-type="float" office:value="0.0"/>
          <table:table-cell office:value-type="float" office:value="82.0"/>
          <table:table-cell office:value-type="float" office:value="22887.0"/>
          <table:table-cell office:value-type="float" office:value="241081.0"/>
          <table:table-cell office:value-type="float" office:value="470868.0"/>
          <table:table-cell office:value-type="float" office:value="1727092.0"/>
          <table:table-cell office:value-type="float" office:value="4117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7682.0"/>
          <table:table-cell office:value-type="float" office:value="995107.0"/>
          <table:table-cell office:value-type="float" office:value="811210.0"/>
          <table:table-cell office:value-type="float" office:value="392875.0"/>
          <table:table-cell office:value-type="float" office:value="634371.0"/>
          <table:table-cell office:value-type="float" office:value="694666.0"/>
          <table:table-cell office:value-type="float" office:value="1220.0"/>
          <table:table-cell office:value-type="float" office:value="3.81252"/>
          <table:table-cell office:value-type="float" office:value="3.396"/>
          <table:table-cell office:value-type="float" office:value="0.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9.0"/>
          <table:table-cell office:value-type="float" office:value="5042.0"/>
          <table:table-cell office:value-type="float" office:value="343495.0"/>
          <table:table-cell office:value-type="float" office:value="1319118.0"/>
          <table:table-cell office:value-type="float" office:value="2917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0125.0"/>
          <table:table-cell office:value-type="float" office:value="639698.0"/>
          <table:table-cell office:value-type="float" office:value="560540.0"/>
          <table:table-cell office:value-type="string">
            <text:p/>
          </table:table-cell>
          <table:table-cell office:value-type="float" office:value="401544.0"/>
          <table:table-cell office:value-type="float" office:value="349783.0"/>
          <table:table-cell office:value-type="float" office:value="640.0"/>
          <table:table-cell table:formula="of:=MIN([.$B10];[.$W10];[.$AR10])" office:value-type="float"/>
          <table:table-cell table:formula="of:=MIN([.$C10];[.$X10];[.$AS10])" office:value-type="float"/>
          <table:table-cell table:formula="of:=MIN([.$D10];[.$Y10];[.$AT10])" office:value-type="float"/>
          <table:table-cell table:formula="of:=MIN([.$E10];[.$Z10];[.$AU10])" office:value-type="float"/>
          <table:table-cell table:formula="of:=MIN([.$F10];[.$AA10];[.$AV10])" office:value-type="float"/>
          <table:table-cell table:formula="of:=MIN([.$G10];[.$AB10];[.$AW10])" office:value-type="float"/>
          <table:table-cell table:formula="of:=MIN([.$H10];[.$AC10];[.$AX10])" office:value-type="float"/>
          <table:table-cell table:formula="of:=MIN([.$I10];[.$AD10];[.$AY10])" office:value-type="float"/>
          <table:table-cell table:formula="of:=MIN([.$J10];[.$AE10];[.$AZ10])" office:value-type="float"/>
          <table:table-cell table:formula="of:=MIN([.$K10];[.$AF10];[.$BA10])" office:value-type="float"/>
          <table:table-cell table:formula="of:=MIN([.$L10];[.$AG10];[.$BB10])" office:value-type="float"/>
          <table:table-cell table:formula="of:=MIN([.$M10];[.$AH10];[.$BC10])" office:value-type="float"/>
          <table:table-cell table:formula="of:=MIN([.$N10];[.$AI10];[.$BD10])" office:value-type="float"/>
          <table:table-cell table:formula="of:=MIN([.$O10];[.$AJ10];[.$BE10])" office:value-type="float"/>
          <table:table-cell table:formula="of:=MIN([.$P10];[.$AK10];[.$BF10])" office:value-type="float"/>
          <table:table-cell table:formula="of:=MIN([.$Q10];[.$AL10];[.$BG10])" office:value-type="float"/>
          <table:table-cell table:formula="of:=MIN([.$R10];[.$AM10];[.$BH10])" office:value-type="float"/>
          <table:table-cell table:formula="of:=MIN([.$S10];[.$AN10];[.$BI10])" office:value-type="float"/>
          <table:table-cell table:formula="of:=MIN([.$T10];[.$AO10];[.$BJ10])" office:value-type="float"/>
          <table:table-cell table:formula="of:=MIN([.$U10];[.$AP10];[.$BK10])" office:value-type="float"/>
          <table:table-cell table:formula="of:=MIN([.$V10];[.$AQ10];[.$BL10])" office:value-type="float"/>
          <table:table-cell table:formula="of:=MEDIAN([.$B10];[.$W10];[.$AR10])" office:value-type="float"/>
          <table:table-cell table:formula="of:=MEDIAN([.$C10];[.$X10];[.$AS10])" office:value-type="float"/>
          <table:table-cell table:formula="of:=MEDIAN([.$D10];[.$Y10];[.$AT10])" office:value-type="float"/>
          <table:table-cell table:formula="of:=MEDIAN([.$E10];[.$Z10];[.$AU10])" office:value-type="float"/>
          <table:table-cell table:formula="of:=MEDIAN([.$F10];[.$AA10];[.$AV10])" office:value-type="float"/>
          <table:table-cell table:formula="of:=MEDIAN([.$G10];[.$AB10];[.$AW10])" office:value-type="float"/>
          <table:table-cell table:formula="of:=MEDIAN([.$H10];[.$AC10];[.$AX10])" office:value-type="float"/>
          <table:table-cell table:formula="of:=MEDIAN([.$I10];[.$AD10];[.$AY10])" office:value-type="float"/>
          <table:table-cell table:formula="of:=MEDIAN([.$J10];[.$AE10];[.$AZ10])" office:value-type="float"/>
          <table:table-cell table:formula="of:=MEDIAN([.$K10];[.$AF10];[.$BA10])" office:value-type="float"/>
          <table:table-cell table:formula="of:=MEDIAN([.$L10];[.$AG10];[.$BB10])" office:value-type="float"/>
          <table:table-cell table:formula="of:=MEDIAN([.$M10];[.$AH10];[.$BC10])" office:value-type="float"/>
          <table:table-cell table:formula="of:=MEDIAN([.$N10];[.$AI10];[.$BD10])" office:value-type="float"/>
          <table:table-cell table:formula="of:=MEDIAN([.$O10];[.$AJ10];[.$BE10])" office:value-type="float"/>
          <table:table-cell table:formula="of:=MEDIAN([.$P10];[.$AK10];[.$BF10])" office:value-type="float"/>
          <table:table-cell table:formula="of:=MEDIAN([.$Q10];[.$AL10];[.$BG10])" office:value-type="float"/>
          <table:table-cell table:formula="of:=MEDIAN([.$R10];[.$AM10];[.$BH10])" office:value-type="float"/>
          <table:table-cell table:formula="of:=MEDIAN([.$S10];[.$AN10];[.$BI10])" office:value-type="float"/>
          <table:table-cell table:formula="of:=MEDIAN([.$T10];[.$AO10];[.$BJ10])" office:value-type="float"/>
          <table:table-cell table:formula="of:=MEDIAN([.$U10];[.$AP10];[.$BK10])" office:value-type="float"/>
          <table:table-cell table:formula="of:=MEDIAN([.$V10];[.$AQ10];[.$BL10])" office:value-type="float"/>
          <table:table-cell table:formula="of:=MAX([.$B10];[.$W10];[.$AR10])" office:value-type="float"/>
          <table:table-cell table:formula="of:=MAX([.$C10];[.$X10];[.$AS10])" office:value-type="float"/>
          <table:table-cell table:formula="of:=MAX([.$D10];[.$Y10];[.$AT10])" office:value-type="float"/>
          <table:table-cell table:formula="of:=MAX([.$E10];[.$Z10];[.$AU10])" office:value-type="float"/>
          <table:table-cell table:formula="of:=MAX([.$F10];[.$AA10];[.$AV10])" office:value-type="float"/>
          <table:table-cell table:formula="of:=MAX([.$G10];[.$AB10];[.$AW10])" office:value-type="float"/>
          <table:table-cell table:formula="of:=MAX([.$H10];[.$AC10];[.$AX10])" office:value-type="float"/>
          <table:table-cell table:formula="of:=MAX([.$I10];[.$AD10];[.$AY10])" office:value-type="float"/>
          <table:table-cell table:formula="of:=MAX([.$J10];[.$AE10];[.$AZ10])" office:value-type="float"/>
          <table:table-cell table:formula="of:=MAX([.$K10];[.$AF10];[.$BA10])" office:value-type="float"/>
          <table:table-cell table:formula="of:=MAX([.$L10];[.$AG10];[.$BB10])" office:value-type="float"/>
          <table:table-cell table:formula="of:=MAX([.$M10];[.$AH10];[.$BC10])" office:value-type="float"/>
          <table:table-cell table:formula="of:=MAX([.$N10];[.$AI10];[.$BD10])" office:value-type="float"/>
          <table:table-cell table:formula="of:=MAX([.$O10];[.$AJ10];[.$BE10])" office:value-type="float"/>
          <table:table-cell table:formula="of:=MAX([.$P10];[.$AK10];[.$BF10])" office:value-type="float"/>
          <table:table-cell table:formula="of:=MAX([.$Q10];[.$AL10];[.$BG10])" office:value-type="float"/>
          <table:table-cell table:formula="of:=MAX([.$R10];[.$AM10];[.$BH10])" office:value-type="float"/>
          <table:table-cell table:formula="of:=MAX([.$S10];[.$AN10];[.$BI10])" office:value-type="float"/>
          <table:table-cell table:formula="of:=MAX([.$T10];[.$AO10];[.$BJ10])" office:value-type="float"/>
          <table:table-cell table:formula="of:=MAX([.$U10];[.$AP10];[.$BK10])" office:value-type="float"/>
          <table:table-cell table:formula="of:=MAX([.$V10];[.$AQ10];[.$BL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147.033"/>
          <table:table-cell office:value-type="float" office:value="146.505"/>
          <table:table-cell office:value-type="float" office:value="142.34"/>
          <table:table-cell office:value-type="float" office:value="0.0"/>
          <table:table-cell office:value-type="float" office:value="0.0"/>
          <table:table-cell office:value-type="float" office:value="764.0"/>
          <table:table-cell office:value-type="float" office:value="303146.0"/>
          <table:table-cell office:value-type="float" office:value="2072563.0"/>
          <table:table-cell office:value-type="float" office:value="470868.0"/>
          <table:table-cell office:value-type="float" office:value="1727093.0"/>
          <table:table-cell office:value-type="float" office:value="4113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7682.0"/>
          <table:table-cell office:value-type="float" office:value="995107.0"/>
          <table:table-cell office:value-type="float" office:value="811210.0"/>
          <table:table-cell office:value-type="float" office:value="392875.0"/>
          <table:table-cell office:value-type="float" office:value="634371.0"/>
          <table:table-cell office:value-type="float" office:value="694666.0"/>
          <table:table-cell office:value-type="float" office:value="1220.0"/>
          <table:table-cell office:value-type="float" office:value="38.4929"/>
          <table:table-cell office:value-type="float" office:value="37.949"/>
          <table:table-cell office:value-type="float" office:value="33.59"/>
          <table:table-cell office:value-type="float" office:value="0.0"/>
          <table:table-cell office:value-type="float" office:value="0.0"/>
          <table:table-cell office:value-type="float" office:value="281.0"/>
          <table:table-cell office:value-type="float" office:value="90524.0"/>
          <table:table-cell office:value-type="float" office:value="445525.0"/>
          <table:table-cell office:value-type="float" office:value="470868.0"/>
          <table:table-cell office:value-type="float" office:value="1727093.0"/>
          <table:table-cell office:value-type="float" office:value="4113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7682.0"/>
          <table:table-cell office:value-type="float" office:value="995107.0"/>
          <table:table-cell office:value-type="float" office:value="811210.0"/>
          <table:table-cell office:value-type="float" office:value="392875.0"/>
          <table:table-cell office:value-type="float" office:value="634371.0"/>
          <table:table-cell office:value-type="float" office:value="694666.0"/>
          <table:table-cell office:value-type="float" office:value="1220.0"/>
          <table:table-cell office:value-type="float" office:value="3.96683"/>
          <table:table-cell office:value-type="float" office:value="3.562"/>
          <table:table-cell office:value-type="float" office:value="0.69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52.0"/>
          <table:table-cell office:value-type="float" office:value="11263.0"/>
          <table:table-cell office:value-type="float" office:value="343495.0"/>
          <table:table-cell office:value-type="float" office:value="1319119.0"/>
          <table:table-cell office:value-type="float" office:value="2917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0125.0"/>
          <table:table-cell office:value-type="float" office:value="639698.0"/>
          <table:table-cell office:value-type="float" office:value="560540.0"/>
          <table:table-cell office:value-type="string">
            <text:p/>
          </table:table-cell>
          <table:table-cell office:value-type="float" office:value="401544.0"/>
          <table:table-cell office:value-type="float" office:value="349783.0"/>
          <table:table-cell office:value-type="float" office:value="640.0"/>
          <table:table-cell table:formula="of:=MIN([.$B11];[.$W11];[.$AR11])" office:value-type="float"/>
          <table:table-cell table:formula="of:=MIN([.$C11];[.$X11];[.$AS11])" office:value-type="float"/>
          <table:table-cell table:formula="of:=MIN([.$D11];[.$Y11];[.$AT11])" office:value-type="float"/>
          <table:table-cell table:formula="of:=MIN([.$E11];[.$Z11];[.$AU11])" office:value-type="float"/>
          <table:table-cell table:formula="of:=MIN([.$F11];[.$AA11];[.$AV11])" office:value-type="float"/>
          <table:table-cell table:formula="of:=MIN([.$G11];[.$AB11];[.$AW11])" office:value-type="float"/>
          <table:table-cell table:formula="of:=MIN([.$H11];[.$AC11];[.$AX11])" office:value-type="float"/>
          <table:table-cell table:formula="of:=MIN([.$I11];[.$AD11];[.$AY11])" office:value-type="float"/>
          <table:table-cell table:formula="of:=MIN([.$J11];[.$AE11];[.$AZ11])" office:value-type="float"/>
          <table:table-cell table:formula="of:=MIN([.$K11];[.$AF11];[.$BA11])" office:value-type="float"/>
          <table:table-cell table:formula="of:=MIN([.$L11];[.$AG11];[.$BB11])" office:value-type="float"/>
          <table:table-cell table:formula="of:=MIN([.$M11];[.$AH11];[.$BC11])" office:value-type="float"/>
          <table:table-cell table:formula="of:=MIN([.$N11];[.$AI11];[.$BD11])" office:value-type="float"/>
          <table:table-cell table:formula="of:=MIN([.$O11];[.$AJ11];[.$BE11])" office:value-type="float"/>
          <table:table-cell table:formula="of:=MIN([.$P11];[.$AK11];[.$BF11])" office:value-type="float"/>
          <table:table-cell table:formula="of:=MIN([.$Q11];[.$AL11];[.$BG11])" office:value-type="float"/>
          <table:table-cell table:formula="of:=MIN([.$R11];[.$AM11];[.$BH11])" office:value-type="float"/>
          <table:table-cell table:formula="of:=MIN([.$S11];[.$AN11];[.$BI11])" office:value-type="float"/>
          <table:table-cell table:formula="of:=MIN([.$T11];[.$AO11];[.$BJ11])" office:value-type="float"/>
          <table:table-cell table:formula="of:=MIN([.$U11];[.$AP11];[.$BK11])" office:value-type="float"/>
          <table:table-cell table:formula="of:=MIN([.$V11];[.$AQ11];[.$BL11])" office:value-type="float"/>
          <table:table-cell table:formula="of:=MEDIAN([.$B11];[.$W11];[.$AR11])" office:value-type="float"/>
          <table:table-cell table:formula="of:=MEDIAN([.$C11];[.$X11];[.$AS11])" office:value-type="float"/>
          <table:table-cell table:formula="of:=MEDIAN([.$D11];[.$Y11];[.$AT11])" office:value-type="float"/>
          <table:table-cell table:formula="of:=MEDIAN([.$E11];[.$Z11];[.$AU11])" office:value-type="float"/>
          <table:table-cell table:formula="of:=MEDIAN([.$F11];[.$AA11];[.$AV11])" office:value-type="float"/>
          <table:table-cell table:formula="of:=MEDIAN([.$G11];[.$AB11];[.$AW11])" office:value-type="float"/>
          <table:table-cell table:formula="of:=MEDIAN([.$H11];[.$AC11];[.$AX11])" office:value-type="float"/>
          <table:table-cell table:formula="of:=MEDIAN([.$I11];[.$AD11];[.$AY11])" office:value-type="float"/>
          <table:table-cell table:formula="of:=MEDIAN([.$J11];[.$AE11];[.$AZ11])" office:value-type="float"/>
          <table:table-cell table:formula="of:=MEDIAN([.$K11];[.$AF11];[.$BA11])" office:value-type="float"/>
          <table:table-cell table:formula="of:=MEDIAN([.$L11];[.$AG11];[.$BB11])" office:value-type="float"/>
          <table:table-cell table:formula="of:=MEDIAN([.$M11];[.$AH11];[.$BC11])" office:value-type="float"/>
          <table:table-cell table:formula="of:=MEDIAN([.$N11];[.$AI11];[.$BD11])" office:value-type="float"/>
          <table:table-cell table:formula="of:=MEDIAN([.$O11];[.$AJ11];[.$BE11])" office:value-type="float"/>
          <table:table-cell table:formula="of:=MEDIAN([.$P11];[.$AK11];[.$BF11])" office:value-type="float"/>
          <table:table-cell table:formula="of:=MEDIAN([.$Q11];[.$AL11];[.$BG11])" office:value-type="float"/>
          <table:table-cell table:formula="of:=MEDIAN([.$R11];[.$AM11];[.$BH11])" office:value-type="float"/>
          <table:table-cell table:formula="of:=MEDIAN([.$S11];[.$AN11];[.$BI11])" office:value-type="float"/>
          <table:table-cell table:formula="of:=MEDIAN([.$T11];[.$AO11];[.$BJ11])" office:value-type="float"/>
          <table:table-cell table:formula="of:=MEDIAN([.$U11];[.$AP11];[.$BK11])" office:value-type="float"/>
          <table:table-cell table:formula="of:=MEDIAN([.$V11];[.$AQ11];[.$BL11])" office:value-type="float"/>
          <table:table-cell table:formula="of:=MAX([.$B11];[.$W11];[.$AR11])" office:value-type="float"/>
          <table:table-cell table:formula="of:=MAX([.$C11];[.$X11];[.$AS11])" office:value-type="float"/>
          <table:table-cell table:formula="of:=MAX([.$D11];[.$Y11];[.$AT11])" office:value-type="float"/>
          <table:table-cell table:formula="of:=MAX([.$E11];[.$Z11];[.$AU11])" office:value-type="float"/>
          <table:table-cell table:formula="of:=MAX([.$F11];[.$AA11];[.$AV11])" office:value-type="float"/>
          <table:table-cell table:formula="of:=MAX([.$G11];[.$AB11];[.$AW11])" office:value-type="float"/>
          <table:table-cell table:formula="of:=MAX([.$H11];[.$AC11];[.$AX11])" office:value-type="float"/>
          <table:table-cell table:formula="of:=MAX([.$I11];[.$AD11];[.$AY11])" office:value-type="float"/>
          <table:table-cell table:formula="of:=MAX([.$J11];[.$AE11];[.$AZ11])" office:value-type="float"/>
          <table:table-cell table:formula="of:=MAX([.$K11];[.$AF11];[.$BA11])" office:value-type="float"/>
          <table:table-cell table:formula="of:=MAX([.$L11];[.$AG11];[.$BB11])" office:value-type="float"/>
          <table:table-cell table:formula="of:=MAX([.$M11];[.$AH11];[.$BC11])" office:value-type="float"/>
          <table:table-cell table:formula="of:=MAX([.$N11];[.$AI11];[.$BD11])" office:value-type="float"/>
          <table:table-cell table:formula="of:=MAX([.$O11];[.$AJ11];[.$BE11])" office:value-type="float"/>
          <table:table-cell table:formula="of:=MAX([.$P11];[.$AK11];[.$BF11])" office:value-type="float"/>
          <table:table-cell table:formula="of:=MAX([.$Q11];[.$AL11];[.$BG11])" office:value-type="float"/>
          <table:table-cell table:formula="of:=MAX([.$R11];[.$AM11];[.$BH11])" office:value-type="float"/>
          <table:table-cell table:formula="of:=MAX([.$S11];[.$AN11];[.$BI11])" office:value-type="float"/>
          <table:table-cell table:formula="of:=MAX([.$T11];[.$AO11];[.$BJ11])" office:value-type="float"/>
          <table:table-cell table:formula="of:=MAX([.$U11];[.$AP11];[.$BK11])" office:value-type="float"/>
          <table:table-cell table:formula="of:=MAX([.$V11];[.$AQ11];[.$BL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23.1856"/>
          <table:table-cell office:value-type="float" office:value="22.627"/>
          <table:table-cell office:value-type="float" office:value="18.34"/>
          <table:table-cell office:value-type="float" office:value="0.0"/>
          <table:table-cell office:value-type="float" office:value="0.0"/>
          <table:table-cell office:value-type="float" office:value="108.0"/>
          <table:table-cell office:value-type="float" office:value="28951.0"/>
          <table:table-cell office:value-type="float" office:value="275438.0"/>
          <table:table-cell office:value-type="float" office:value="470868.0"/>
          <table:table-cell office:value-type="float" office:value="1727093.0"/>
          <table:table-cell office:value-type="float" office:value="4152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7682.0"/>
          <table:table-cell office:value-type="float" office:value="995107.0"/>
          <table:table-cell office:value-type="float" office:value="811210.0"/>
          <table:table-cell office:value-type="float" office:value="392875.0"/>
          <table:table-cell office:value-type="float" office:value="634371.0"/>
          <table:table-cell office:value-type="float" office:value="694666.0"/>
          <table:table-cell office:value-type="float" office:value="1220.0"/>
          <table:table-cell office:value-type="float" office:value="16.3126"/>
          <table:table-cell office:value-type="float" office:value="15.689"/>
          <table:table-cell office:value-type="float" office:value="11.44"/>
          <table:table-cell office:value-type="float" office:value="0.0"/>
          <table:table-cell office:value-type="float" office:value="0.0"/>
          <table:table-cell office:value-type="float" office:value="93.0"/>
          <table:table-cell office:value-type="float" office:value="24281.0"/>
          <table:table-cell office:value-type="float" office:value="120492.0"/>
          <table:table-cell office:value-type="float" office:value="470868.0"/>
          <table:table-cell office:value-type="float" office:value="1727093.0"/>
          <table:table-cell office:value-type="float" office:value="4133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7682.0"/>
          <table:table-cell office:value-type="float" office:value="995107.0"/>
          <table:table-cell office:value-type="float" office:value="811210.0"/>
          <table:table-cell office:value-type="float" office:value="392875.0"/>
          <table:table-cell office:value-type="float" office:value="634371.0"/>
          <table:table-cell office:value-type="float" office:value="694666.0"/>
          <table:table-cell office:value-type="float" office:value="1220.0"/>
          <table:table-cell office:value-type="float" office:value="3.80799"/>
          <table:table-cell office:value-type="float" office:value="3.379"/>
          <table:table-cell office:value-type="float" office:value="0.47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37.0"/>
          <table:table-cell office:value-type="float" office:value="9993.0"/>
          <table:table-cell office:value-type="float" office:value="343495.0"/>
          <table:table-cell office:value-type="float" office:value="1319119.0"/>
          <table:table-cell office:value-type="float" office:value="2917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0125.0"/>
          <table:table-cell office:value-type="float" office:value="639698.0"/>
          <table:table-cell office:value-type="float" office:value="560540.0"/>
          <table:table-cell office:value-type="string">
            <text:p/>
          </table:table-cell>
          <table:table-cell office:value-type="float" office:value="401544.0"/>
          <table:table-cell office:value-type="float" office:value="349783.0"/>
          <table:table-cell office:value-type="float" office:value="640.0"/>
          <table:table-cell table:formula="of:=MIN([.$B12];[.$W12];[.$AR12])" office:value-type="float"/>
          <table:table-cell table:formula="of:=MIN([.$C12];[.$X12];[.$AS12])" office:value-type="float"/>
          <table:table-cell table:formula="of:=MIN([.$D12];[.$Y12];[.$AT12])" office:value-type="float"/>
          <table:table-cell table:formula="of:=MIN([.$E12];[.$Z12];[.$AU12])" office:value-type="float"/>
          <table:table-cell table:formula="of:=MIN([.$F12];[.$AA12];[.$AV12])" office:value-type="float"/>
          <table:table-cell table:formula="of:=MIN([.$G12];[.$AB12];[.$AW12])" office:value-type="float"/>
          <table:table-cell table:formula="of:=MIN([.$H12];[.$AC12];[.$AX12])" office:value-type="float"/>
          <table:table-cell table:formula="of:=MIN([.$I12];[.$AD12];[.$AY12])" office:value-type="float"/>
          <table:table-cell table:formula="of:=MIN([.$J12];[.$AE12];[.$AZ12])" office:value-type="float"/>
          <table:table-cell table:formula="of:=MIN([.$K12];[.$AF12];[.$BA12])" office:value-type="float"/>
          <table:table-cell table:formula="of:=MIN([.$L12];[.$AG12];[.$BB12])" office:value-type="float"/>
          <table:table-cell table:formula="of:=MIN([.$M12];[.$AH12];[.$BC12])" office:value-type="float"/>
          <table:table-cell table:formula="of:=MIN([.$N12];[.$AI12];[.$BD12])" office:value-type="float"/>
          <table:table-cell table:formula="of:=MIN([.$O12];[.$AJ12];[.$BE12])" office:value-type="float"/>
          <table:table-cell table:formula="of:=MIN([.$P12];[.$AK12];[.$BF12])" office:value-type="float"/>
          <table:table-cell table:formula="of:=MIN([.$Q12];[.$AL12];[.$BG12])" office:value-type="float"/>
          <table:table-cell table:formula="of:=MIN([.$R12];[.$AM12];[.$BH12])" office:value-type="float"/>
          <table:table-cell table:formula="of:=MIN([.$S12];[.$AN12];[.$BI12])" office:value-type="float"/>
          <table:table-cell table:formula="of:=MIN([.$T12];[.$AO12];[.$BJ12])" office:value-type="float"/>
          <table:table-cell table:formula="of:=MIN([.$U12];[.$AP12];[.$BK12])" office:value-type="float"/>
          <table:table-cell table:formula="of:=MIN([.$V12];[.$AQ12];[.$BL12])" office:value-type="float"/>
          <table:table-cell table:formula="of:=MEDIAN([.$B12];[.$W12];[.$AR12])" office:value-type="float"/>
          <table:table-cell table:formula="of:=MEDIAN([.$C12];[.$X12];[.$AS12])" office:value-type="float"/>
          <table:table-cell table:formula="of:=MEDIAN([.$D12];[.$Y12];[.$AT12])" office:value-type="float"/>
          <table:table-cell table:formula="of:=MEDIAN([.$E12];[.$Z12];[.$AU12])" office:value-type="float"/>
          <table:table-cell table:formula="of:=MEDIAN([.$F12];[.$AA12];[.$AV12])" office:value-type="float"/>
          <table:table-cell table:formula="of:=MEDIAN([.$G12];[.$AB12];[.$AW12])" office:value-type="float"/>
          <table:table-cell table:formula="of:=MEDIAN([.$H12];[.$AC12];[.$AX12])" office:value-type="float"/>
          <table:table-cell table:formula="of:=MEDIAN([.$I12];[.$AD12];[.$AY12])" office:value-type="float"/>
          <table:table-cell table:formula="of:=MEDIAN([.$J12];[.$AE12];[.$AZ12])" office:value-type="float"/>
          <table:table-cell table:formula="of:=MEDIAN([.$K12];[.$AF12];[.$BA12])" office:value-type="float"/>
          <table:table-cell table:formula="of:=MEDIAN([.$L12];[.$AG12];[.$BB12])" office:value-type="float"/>
          <table:table-cell table:formula="of:=MEDIAN([.$M12];[.$AH12];[.$BC12])" office:value-type="float"/>
          <table:table-cell table:formula="of:=MEDIAN([.$N12];[.$AI12];[.$BD12])" office:value-type="float"/>
          <table:table-cell table:formula="of:=MEDIAN([.$O12];[.$AJ12];[.$BE12])" office:value-type="float"/>
          <table:table-cell table:formula="of:=MEDIAN([.$P12];[.$AK12];[.$BF12])" office:value-type="float"/>
          <table:table-cell table:formula="of:=MEDIAN([.$Q12];[.$AL12];[.$BG12])" office:value-type="float"/>
          <table:table-cell table:formula="of:=MEDIAN([.$R12];[.$AM12];[.$BH12])" office:value-type="float"/>
          <table:table-cell table:formula="of:=MEDIAN([.$S12];[.$AN12];[.$BI12])" office:value-type="float"/>
          <table:table-cell table:formula="of:=MEDIAN([.$T12];[.$AO12];[.$BJ12])" office:value-type="float"/>
          <table:table-cell table:formula="of:=MEDIAN([.$U12];[.$AP12];[.$BK12])" office:value-type="float"/>
          <table:table-cell table:formula="of:=MEDIAN([.$V12];[.$AQ12];[.$BL12])" office:value-type="float"/>
          <table:table-cell table:formula="of:=MAX([.$B12];[.$W12];[.$AR12])" office:value-type="float"/>
          <table:table-cell table:formula="of:=MAX([.$C12];[.$X12];[.$AS12])" office:value-type="float"/>
          <table:table-cell table:formula="of:=MAX([.$D12];[.$Y12];[.$AT12])" office:value-type="float"/>
          <table:table-cell table:formula="of:=MAX([.$E12];[.$Z12];[.$AU12])" office:value-type="float"/>
          <table:table-cell table:formula="of:=MAX([.$F12];[.$AA12];[.$AV12])" office:value-type="float"/>
          <table:table-cell table:formula="of:=MAX([.$G12];[.$AB12];[.$AW12])" office:value-type="float"/>
          <table:table-cell table:formula="of:=MAX([.$H12];[.$AC12];[.$AX12])" office:value-type="float"/>
          <table:table-cell table:formula="of:=MAX([.$I12];[.$AD12];[.$AY12])" office:value-type="float"/>
          <table:table-cell table:formula="of:=MAX([.$J12];[.$AE12];[.$AZ12])" office:value-type="float"/>
          <table:table-cell table:formula="of:=MAX([.$K12];[.$AF12];[.$BA12])" office:value-type="float"/>
          <table:table-cell table:formula="of:=MAX([.$L12];[.$AG12];[.$BB12])" office:value-type="float"/>
          <table:table-cell table:formula="of:=MAX([.$M12];[.$AH12];[.$BC12])" office:value-type="float"/>
          <table:table-cell table:formula="of:=MAX([.$N12];[.$AI12];[.$BD12])" office:value-type="float"/>
          <table:table-cell table:formula="of:=MAX([.$O12];[.$AJ12];[.$BE12])" office:value-type="float"/>
          <table:table-cell table:formula="of:=MAX([.$P12];[.$AK12];[.$BF12])" office:value-type="float"/>
          <table:table-cell table:formula="of:=MAX([.$Q12];[.$AL12];[.$BG12])" office:value-type="float"/>
          <table:table-cell table:formula="of:=MAX([.$R12];[.$AM12];[.$BH12])" office:value-type="float"/>
          <table:table-cell table:formula="of:=MAX([.$S12];[.$AN12];[.$BI12])" office:value-type="float"/>
          <table:table-cell table:formula="of:=MAX([.$T12];[.$AO12];[.$BJ12])" office:value-type="float"/>
          <table:table-cell table:formula="of:=MAX([.$U12];[.$AP12];[.$BK12])" office:value-type="float"/>
          <table:table-cell table:formula="of:=MAX([.$V12];[.$AQ12];[.$BL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45.0561"/>
          <table:table-cell office:value-type="float" office:value="44.612"/>
          <table:table-cell office:value-type="float" office:value="42.99"/>
          <table:table-cell office:value-type="float" office:value="0.0"/>
          <table:table-cell office:value-type="float" office:value="0.0"/>
          <table:table-cell office:value-type="float" office:value="314.0"/>
          <table:table-cell office:value-type="float" office:value="117480.0"/>
          <table:table-cell office:value-type="float" office:value="567304.0"/>
          <table:table-cell office:value-type="float" office:value="175468.0"/>
          <table:table-cell office:value-type="float" office:value="617768.0"/>
          <table:table-cell office:value-type="float" office:value="2248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9524.0"/>
          <table:table-cell office:value-type="float" office:value="400409.0"/>
          <table:table-cell office:value-type="float" office:value="304732.0"/>
          <table:table-cell office:value-type="float" office:value="184747.0"/>
          <table:table-cell office:value-type="float" office:value="256545.0"/>
          <table:table-cell office:value-type="float" office:value="323144.0"/>
          <table:table-cell office:value-type="float" office:value="610.0"/>
          <table:table-cell office:value-type="float" office:value="103.239"/>
          <table:table-cell office:value-type="float" office:value="102.777"/>
          <table:table-cell office:value-type="float" office:value="101.12"/>
          <table:table-cell office:value-type="float" office:value="0.0"/>
          <table:table-cell office:value-type="float" office:value="0.0"/>
          <table:table-cell office:value-type="float" office:value="876.0"/>
          <table:table-cell office:value-type="float" office:value="324876.0"/>
          <table:table-cell office:value-type="float" office:value="1243358.0"/>
          <table:table-cell office:value-type="float" office:value="175468.0"/>
          <table:table-cell office:value-type="float" office:value="617768.0"/>
          <table:table-cell office:value-type="float" office:value="2247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9524.0"/>
          <table:table-cell office:value-type="float" office:value="400409.0"/>
          <table:table-cell office:value-type="float" office:value="304732.0"/>
          <table:table-cell office:value-type="float" office:value="184747.0"/>
          <table:table-cell office:value-type="float" office:value="256545.0"/>
          <table:table-cell office:value-type="float" office:value="323144.0"/>
          <table:table-cell office:value-type="float" office:value="610.0"/>
          <table:table-cell office:value-type="float" office:value="1.39089"/>
          <table:table-cell office:value-type="float" office:value="0.983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8.0"/>
          <table:table-cell office:value-type="float" office:value="856.0"/>
          <table:table-cell office:value-type="float" office:value="104363.0"/>
          <table:table-cell office:value-type="float" office:value="392426.0"/>
          <table:table-cell office:value-type="float" office:value="1625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377.0"/>
          <table:table-cell office:value-type="float" office:value="207854.0"/>
          <table:table-cell office:value-type="float" office:value="179402.0"/>
          <table:table-cell office:value-type="string">
            <text:p/>
          </table:table-cell>
          <table:table-cell office:value-type="float" office:value="132758.0"/>
          <table:table-cell office:value-type="float" office:value="138603.0"/>
          <table:table-cell office:value-type="float" office:value="320.0"/>
          <table:table-cell table:formula="of:=MIN([.$B13];[.$W13];[.$AR13])" office:value-type="float"/>
          <table:table-cell table:formula="of:=MIN([.$C13];[.$X13];[.$AS13])" office:value-type="float"/>
          <table:table-cell table:formula="of:=MIN([.$D13];[.$Y13];[.$AT13])" office:value-type="float"/>
          <table:table-cell table:formula="of:=MIN([.$E13];[.$Z13];[.$AU13])" office:value-type="float"/>
          <table:table-cell table:formula="of:=MIN([.$F13];[.$AA13];[.$AV13])" office:value-type="float"/>
          <table:table-cell table:formula="of:=MIN([.$G13];[.$AB13];[.$AW13])" office:value-type="float"/>
          <table:table-cell table:formula="of:=MIN([.$H13];[.$AC13];[.$AX13])" office:value-type="float"/>
          <table:table-cell table:formula="of:=MIN([.$I13];[.$AD13];[.$AY13])" office:value-type="float"/>
          <table:table-cell table:formula="of:=MIN([.$J13];[.$AE13];[.$AZ13])" office:value-type="float"/>
          <table:table-cell table:formula="of:=MIN([.$K13];[.$AF13];[.$BA13])" office:value-type="float"/>
          <table:table-cell table:formula="of:=MIN([.$L13];[.$AG13];[.$BB13])" office:value-type="float"/>
          <table:table-cell table:formula="of:=MIN([.$M13];[.$AH13];[.$BC13])" office:value-type="float"/>
          <table:table-cell table:formula="of:=MIN([.$N13];[.$AI13];[.$BD13])" office:value-type="float"/>
          <table:table-cell table:formula="of:=MIN([.$O13];[.$AJ13];[.$BE13])" office:value-type="float"/>
          <table:table-cell table:formula="of:=MIN([.$P13];[.$AK13];[.$BF13])" office:value-type="float"/>
          <table:table-cell table:formula="of:=MIN([.$Q13];[.$AL13];[.$BG13])" office:value-type="float"/>
          <table:table-cell table:formula="of:=MIN([.$R13];[.$AM13];[.$BH13])" office:value-type="float"/>
          <table:table-cell table:formula="of:=MIN([.$S13];[.$AN13];[.$BI13])" office:value-type="float"/>
          <table:table-cell table:formula="of:=MIN([.$T13];[.$AO13];[.$BJ13])" office:value-type="float"/>
          <table:table-cell table:formula="of:=MIN([.$U13];[.$AP13];[.$BK13])" office:value-type="float"/>
          <table:table-cell table:formula="of:=MIN([.$V13];[.$AQ13];[.$BL13])" office:value-type="float"/>
          <table:table-cell table:formula="of:=MEDIAN([.$B13];[.$W13];[.$AR13])" office:value-type="float"/>
          <table:table-cell table:formula="of:=MEDIAN([.$C13];[.$X13];[.$AS13])" office:value-type="float"/>
          <table:table-cell table:formula="of:=MEDIAN([.$D13];[.$Y13];[.$AT13])" office:value-type="float"/>
          <table:table-cell table:formula="of:=MEDIAN([.$E13];[.$Z13];[.$AU13])" office:value-type="float"/>
          <table:table-cell table:formula="of:=MEDIAN([.$F13];[.$AA13];[.$AV13])" office:value-type="float"/>
          <table:table-cell table:formula="of:=MEDIAN([.$G13];[.$AB13];[.$AW13])" office:value-type="float"/>
          <table:table-cell table:formula="of:=MEDIAN([.$H13];[.$AC13];[.$AX13])" office:value-type="float"/>
          <table:table-cell table:formula="of:=MEDIAN([.$I13];[.$AD13];[.$AY13])" office:value-type="float"/>
          <table:table-cell table:formula="of:=MEDIAN([.$J13];[.$AE13];[.$AZ13])" office:value-type="float"/>
          <table:table-cell table:formula="of:=MEDIAN([.$K13];[.$AF13];[.$BA13])" office:value-type="float"/>
          <table:table-cell table:formula="of:=MEDIAN([.$L13];[.$AG13];[.$BB13])" office:value-type="float"/>
          <table:table-cell table:formula="of:=MEDIAN([.$M13];[.$AH13];[.$BC13])" office:value-type="float"/>
          <table:table-cell table:formula="of:=MEDIAN([.$N13];[.$AI13];[.$BD13])" office:value-type="float"/>
          <table:table-cell table:formula="of:=MEDIAN([.$O13];[.$AJ13];[.$BE13])" office:value-type="float"/>
          <table:table-cell table:formula="of:=MEDIAN([.$P13];[.$AK13];[.$BF13])" office:value-type="float"/>
          <table:table-cell table:formula="of:=MEDIAN([.$Q13];[.$AL13];[.$BG13])" office:value-type="float"/>
          <table:table-cell table:formula="of:=MEDIAN([.$R13];[.$AM13];[.$BH13])" office:value-type="float"/>
          <table:table-cell table:formula="of:=MEDIAN([.$S13];[.$AN13];[.$BI13])" office:value-type="float"/>
          <table:table-cell table:formula="of:=MEDIAN([.$T13];[.$AO13];[.$BJ13])" office:value-type="float"/>
          <table:table-cell table:formula="of:=MEDIAN([.$U13];[.$AP13];[.$BK13])" office:value-type="float"/>
          <table:table-cell table:formula="of:=MEDIAN([.$V13];[.$AQ13];[.$BL13])" office:value-type="float"/>
          <table:table-cell table:formula="of:=MAX([.$B13];[.$W13];[.$AR13])" office:value-type="float"/>
          <table:table-cell table:formula="of:=MAX([.$C13];[.$X13];[.$AS13])" office:value-type="float"/>
          <table:table-cell table:formula="of:=MAX([.$D13];[.$Y13];[.$AT13])" office:value-type="float"/>
          <table:table-cell table:formula="of:=MAX([.$E13];[.$Z13];[.$AU13])" office:value-type="float"/>
          <table:table-cell table:formula="of:=MAX([.$F13];[.$AA13];[.$AV13])" office:value-type="float"/>
          <table:table-cell table:formula="of:=MAX([.$G13];[.$AB13];[.$AW13])" office:value-type="float"/>
          <table:table-cell table:formula="of:=MAX([.$H13];[.$AC13];[.$AX13])" office:value-type="float"/>
          <table:table-cell table:formula="of:=MAX([.$I13];[.$AD13];[.$AY13])" office:value-type="float"/>
          <table:table-cell table:formula="of:=MAX([.$J13];[.$AE13];[.$AZ13])" office:value-type="float"/>
          <table:table-cell table:formula="of:=MAX([.$K13];[.$AF13];[.$BA13])" office:value-type="float"/>
          <table:table-cell table:formula="of:=MAX([.$L13];[.$AG13];[.$BB13])" office:value-type="float"/>
          <table:table-cell table:formula="of:=MAX([.$M13];[.$AH13];[.$BC13])" office:value-type="float"/>
          <table:table-cell table:formula="of:=MAX([.$N13];[.$AI13];[.$BD13])" office:value-type="float"/>
          <table:table-cell table:formula="of:=MAX([.$O13];[.$AJ13];[.$BE13])" office:value-type="float"/>
          <table:table-cell table:formula="of:=MAX([.$P13];[.$AK13];[.$BF13])" office:value-type="float"/>
          <table:table-cell table:formula="of:=MAX([.$Q13];[.$AL13];[.$BG13])" office:value-type="float"/>
          <table:table-cell table:formula="of:=MAX([.$R13];[.$AM13];[.$BH13])" office:value-type="float"/>
          <table:table-cell table:formula="of:=MAX([.$S13];[.$AN13];[.$BI13])" office:value-type="float"/>
          <table:table-cell table:formula="of:=MAX([.$T13];[.$AO13];[.$BJ13])" office:value-type="float"/>
          <table:table-cell table:formula="of:=MAX([.$U13];[.$AP13];[.$BK13])" office:value-type="float"/>
          <table:table-cell table:formula="of:=MAX([.$V13];[.$AQ13];[.$BL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24.5958"/>
          <table:table-cell office:value-type="float" office:value="24.121"/>
          <table:table-cell office:value-type="float" office:value="22.5"/>
          <table:table-cell office:value-type="float" office:value="0.0"/>
          <table:table-cell office:value-type="float" office:value="0.0"/>
          <table:table-cell office:value-type="float" office:value="199.0"/>
          <table:table-cell office:value-type="float" office:value="67855.0"/>
          <table:table-cell office:value-type="float" office:value="399337.0"/>
          <table:table-cell office:value-type="float" office:value="175468.0"/>
          <table:table-cell office:value-type="float" office:value="617768.0"/>
          <table:table-cell office:value-type="float" office:value="2254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9524.0"/>
          <table:table-cell office:value-type="float" office:value="400409.0"/>
          <table:table-cell office:value-type="float" office:value="304732.0"/>
          <table:table-cell office:value-type="float" office:value="184747.0"/>
          <table:table-cell office:value-type="float" office:value="256545.0"/>
          <table:table-cell office:value-type="float" office:value="323144.0"/>
          <table:table-cell office:value-type="float" office:value="610.0"/>
          <table:table-cell office:value-type="float" office:value="2.48984"/>
          <table:table-cell office:value-type="float" office:value="2.024"/>
          <table:table-cell office:value-type="float" office:value="0.3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56.0"/>
          <table:table-cell office:value-type="float" office:value="5164.0"/>
          <table:table-cell office:value-type="float" office:value="175468.0"/>
          <table:table-cell office:value-type="float" office:value="617768.0"/>
          <table:table-cell office:value-type="float" office:value="2248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9524.0"/>
          <table:table-cell office:value-type="float" office:value="400409.0"/>
          <table:table-cell office:value-type="float" office:value="304732.0"/>
          <table:table-cell office:value-type="float" office:value="184747.0"/>
          <table:table-cell office:value-type="float" office:value="256545.0"/>
          <table:table-cell office:value-type="float" office:value="323144.0"/>
          <table:table-cell office:value-type="float" office:value="610.0"/>
          <table:table-cell office:value-type="float" office:value="1.28815"/>
          <table:table-cell office:value-type="float" office:value="0.895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709.0"/>
          <table:table-cell office:value-type="float" office:value="104363.0"/>
          <table:table-cell office:value-type="float" office:value="392426.0"/>
          <table:table-cell office:value-type="float" office:value="1633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377.0"/>
          <table:table-cell office:value-type="float" office:value="207854.0"/>
          <table:table-cell office:value-type="float" office:value="179402.0"/>
          <table:table-cell office:value-type="string">
            <text:p/>
          </table:table-cell>
          <table:table-cell office:value-type="float" office:value="132758.0"/>
          <table:table-cell office:value-type="float" office:value="138603.0"/>
          <table:table-cell office:value-type="float" office:value="320.0"/>
          <table:table-cell table:formula="of:=MIN([.$B14];[.$W14];[.$AR14])" office:value-type="float"/>
          <table:table-cell table:formula="of:=MIN([.$C14];[.$X14];[.$AS14])" office:value-type="float"/>
          <table:table-cell table:formula="of:=MIN([.$D14];[.$Y14];[.$AT14])" office:value-type="float"/>
          <table:table-cell table:formula="of:=MIN([.$E14];[.$Z14];[.$AU14])" office:value-type="float"/>
          <table:table-cell table:formula="of:=MIN([.$F14];[.$AA14];[.$AV14])" office:value-type="float"/>
          <table:table-cell table:formula="of:=MIN([.$G14];[.$AB14];[.$AW14])" office:value-type="float"/>
          <table:table-cell table:formula="of:=MIN([.$H14];[.$AC14];[.$AX14])" office:value-type="float"/>
          <table:table-cell table:formula="of:=MIN([.$I14];[.$AD14];[.$AY14])" office:value-type="float"/>
          <table:table-cell table:formula="of:=MIN([.$J14];[.$AE14];[.$AZ14])" office:value-type="float"/>
          <table:table-cell table:formula="of:=MIN([.$K14];[.$AF14];[.$BA14])" office:value-type="float"/>
          <table:table-cell table:formula="of:=MIN([.$L14];[.$AG14];[.$BB14])" office:value-type="float"/>
          <table:table-cell table:formula="of:=MIN([.$M14];[.$AH14];[.$BC14])" office:value-type="float"/>
          <table:table-cell table:formula="of:=MIN([.$N14];[.$AI14];[.$BD14])" office:value-type="float"/>
          <table:table-cell table:formula="of:=MIN([.$O14];[.$AJ14];[.$BE14])" office:value-type="float"/>
          <table:table-cell table:formula="of:=MIN([.$P14];[.$AK14];[.$BF14])" office:value-type="float"/>
          <table:table-cell table:formula="of:=MIN([.$Q14];[.$AL14];[.$BG14])" office:value-type="float"/>
          <table:table-cell table:formula="of:=MIN([.$R14];[.$AM14];[.$BH14])" office:value-type="float"/>
          <table:table-cell table:formula="of:=MIN([.$S14];[.$AN14];[.$BI14])" office:value-type="float"/>
          <table:table-cell table:formula="of:=MIN([.$T14];[.$AO14];[.$BJ14])" office:value-type="float"/>
          <table:table-cell table:formula="of:=MIN([.$U14];[.$AP14];[.$BK14])" office:value-type="float"/>
          <table:table-cell table:formula="of:=MIN([.$V14];[.$AQ14];[.$BL14])" office:value-type="float"/>
          <table:table-cell table:formula="of:=MEDIAN([.$B14];[.$W14];[.$AR14])" office:value-type="float"/>
          <table:table-cell table:formula="of:=MEDIAN([.$C14];[.$X14];[.$AS14])" office:value-type="float"/>
          <table:table-cell table:formula="of:=MEDIAN([.$D14];[.$Y14];[.$AT14])" office:value-type="float"/>
          <table:table-cell table:formula="of:=MEDIAN([.$E14];[.$Z14];[.$AU14])" office:value-type="float"/>
          <table:table-cell table:formula="of:=MEDIAN([.$F14];[.$AA14];[.$AV14])" office:value-type="float"/>
          <table:table-cell table:formula="of:=MEDIAN([.$G14];[.$AB14];[.$AW14])" office:value-type="float"/>
          <table:table-cell table:formula="of:=MEDIAN([.$H14];[.$AC14];[.$AX14])" office:value-type="float"/>
          <table:table-cell table:formula="of:=MEDIAN([.$I14];[.$AD14];[.$AY14])" office:value-type="float"/>
          <table:table-cell table:formula="of:=MEDIAN([.$J14];[.$AE14];[.$AZ14])" office:value-type="float"/>
          <table:table-cell table:formula="of:=MEDIAN([.$K14];[.$AF14];[.$BA14])" office:value-type="float"/>
          <table:table-cell table:formula="of:=MEDIAN([.$L14];[.$AG14];[.$BB14])" office:value-type="float"/>
          <table:table-cell table:formula="of:=MEDIAN([.$M14];[.$AH14];[.$BC14])" office:value-type="float"/>
          <table:table-cell table:formula="of:=MEDIAN([.$N14];[.$AI14];[.$BD14])" office:value-type="float"/>
          <table:table-cell table:formula="of:=MEDIAN([.$O14];[.$AJ14];[.$BE14])" office:value-type="float"/>
          <table:table-cell table:formula="of:=MEDIAN([.$P14];[.$AK14];[.$BF14])" office:value-type="float"/>
          <table:table-cell table:formula="of:=MEDIAN([.$Q14];[.$AL14];[.$BG14])" office:value-type="float"/>
          <table:table-cell table:formula="of:=MEDIAN([.$R14];[.$AM14];[.$BH14])" office:value-type="float"/>
          <table:table-cell table:formula="of:=MEDIAN([.$S14];[.$AN14];[.$BI14])" office:value-type="float"/>
          <table:table-cell table:formula="of:=MEDIAN([.$T14];[.$AO14];[.$BJ14])" office:value-type="float"/>
          <table:table-cell table:formula="of:=MEDIAN([.$U14];[.$AP14];[.$BK14])" office:value-type="float"/>
          <table:table-cell table:formula="of:=MEDIAN([.$V14];[.$AQ14];[.$BL14])" office:value-type="float"/>
          <table:table-cell table:formula="of:=MAX([.$B14];[.$W14];[.$AR14])" office:value-type="float"/>
          <table:table-cell table:formula="of:=MAX([.$C14];[.$X14];[.$AS14])" office:value-type="float"/>
          <table:table-cell table:formula="of:=MAX([.$D14];[.$Y14];[.$AT14])" office:value-type="float"/>
          <table:table-cell table:formula="of:=MAX([.$E14];[.$Z14];[.$AU14])" office:value-type="float"/>
          <table:table-cell table:formula="of:=MAX([.$F14];[.$AA14];[.$AV14])" office:value-type="float"/>
          <table:table-cell table:formula="of:=MAX([.$G14];[.$AB14];[.$AW14])" office:value-type="float"/>
          <table:table-cell table:formula="of:=MAX([.$H14];[.$AC14];[.$AX14])" office:value-type="float"/>
          <table:table-cell table:formula="of:=MAX([.$I14];[.$AD14];[.$AY14])" office:value-type="float"/>
          <table:table-cell table:formula="of:=MAX([.$J14];[.$AE14];[.$AZ14])" office:value-type="float"/>
          <table:table-cell table:formula="of:=MAX([.$K14];[.$AF14];[.$BA14])" office:value-type="float"/>
          <table:table-cell table:formula="of:=MAX([.$L14];[.$AG14];[.$BB14])" office:value-type="float"/>
          <table:table-cell table:formula="of:=MAX([.$M14];[.$AH14];[.$BC14])" office:value-type="float"/>
          <table:table-cell table:formula="of:=MAX([.$N14];[.$AI14];[.$BD14])" office:value-type="float"/>
          <table:table-cell table:formula="of:=MAX([.$O14];[.$AJ14];[.$BE14])" office:value-type="float"/>
          <table:table-cell table:formula="of:=MAX([.$P14];[.$AK14];[.$BF14])" office:value-type="float"/>
          <table:table-cell table:formula="of:=MAX([.$Q14];[.$AL14];[.$BG14])" office:value-type="float"/>
          <table:table-cell table:formula="of:=MAX([.$R14];[.$AM14];[.$BH14])" office:value-type="float"/>
          <table:table-cell table:formula="of:=MAX([.$S14];[.$AN14];[.$BI14])" office:value-type="float"/>
          <table:table-cell table:formula="of:=MAX([.$T14];[.$AO14];[.$BJ14])" office:value-type="float"/>
          <table:table-cell table:formula="of:=MAX([.$U14];[.$AP14];[.$BK14])" office:value-type="float"/>
          <table:table-cell table:formula="of:=MAX([.$V14];[.$AQ14];[.$BL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48.2149"/>
          <table:table-cell office:value-type="float" office:value="47.769"/>
          <table:table-cell office:value-type="float" office:value="46.13"/>
          <table:table-cell office:value-type="float" office:value="0.0"/>
          <table:table-cell office:value-type="float" office:value="0.0"/>
          <table:table-cell office:value-type="float" office:value="337.0"/>
          <table:table-cell office:value-type="float" office:value="116948.0"/>
          <table:table-cell office:value-type="float" office:value="638758.0"/>
          <table:table-cell office:value-type="float" office:value="175468.0"/>
          <table:table-cell office:value-type="float" office:value="617768.0"/>
          <table:table-cell office:value-type="float" office:value="2272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9524.0"/>
          <table:table-cell office:value-type="float" office:value="400409.0"/>
          <table:table-cell office:value-type="float" office:value="304732.0"/>
          <table:table-cell office:value-type="float" office:value="184747.0"/>
          <table:table-cell office:value-type="float" office:value="256545.0"/>
          <table:table-cell office:value-type="float" office:value="323144.0"/>
          <table:table-cell office:value-type="float" office:value="610.0"/>
          <table:table-cell office:value-type="float" office:value="5.94048"/>
          <table:table-cell office:value-type="float" office:value="5.459"/>
          <table:table-cell office:value-type="float" office:value="3.82"/>
          <table:table-cell office:value-type="float" office:value="1.0"/>
          <table:table-cell office:value-type="float" office:value="0.0"/>
          <table:table-cell office:value-type="float" office:value="50.0"/>
          <table:table-cell office:value-type="float" office:value="11553.0"/>
          <table:table-cell office:value-type="float" office:value="86092.0"/>
          <table:table-cell office:value-type="float" office:value="175468.0"/>
          <table:table-cell office:value-type="float" office:value="617768.0"/>
          <table:table-cell office:value-type="float" office:value="2259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9524.0"/>
          <table:table-cell office:value-type="float" office:value="400409.0"/>
          <table:table-cell office:value-type="float" office:value="304732.0"/>
          <table:table-cell office:value-type="float" office:value="184747.0"/>
          <table:table-cell office:value-type="float" office:value="256545.0"/>
          <table:table-cell office:value-type="float" office:value="323144.0"/>
          <table:table-cell office:value-type="float" office:value="610.0"/>
          <table:table-cell office:value-type="float" office:value="1.42937"/>
          <table:table-cell office:value-type="float" office:value="0.996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4.0"/>
          <table:table-cell office:value-type="float" office:value="1149.0"/>
          <table:table-cell office:value-type="float" office:value="104363.0"/>
          <table:table-cell office:value-type="float" office:value="392426.0"/>
          <table:table-cell office:value-type="float" office:value="1626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377.0"/>
          <table:table-cell office:value-type="float" office:value="207854.0"/>
          <table:table-cell office:value-type="float" office:value="179402.0"/>
          <table:table-cell office:value-type="string">
            <text:p/>
          </table:table-cell>
          <table:table-cell office:value-type="float" office:value="132758.0"/>
          <table:table-cell office:value-type="float" office:value="138603.0"/>
          <table:table-cell office:value-type="float" office:value="320.0"/>
          <table:table-cell table:formula="of:=MIN([.$B15];[.$W15];[.$AR15])" office:value-type="float"/>
          <table:table-cell table:formula="of:=MIN([.$C15];[.$X15];[.$AS15])" office:value-type="float"/>
          <table:table-cell table:formula="of:=MIN([.$D15];[.$Y15];[.$AT15])" office:value-type="float"/>
          <table:table-cell table:formula="of:=MIN([.$E15];[.$Z15];[.$AU15])" office:value-type="float"/>
          <table:table-cell table:formula="of:=MIN([.$F15];[.$AA15];[.$AV15])" office:value-type="float"/>
          <table:table-cell table:formula="of:=MIN([.$G15];[.$AB15];[.$AW15])" office:value-type="float"/>
          <table:table-cell table:formula="of:=MIN([.$H15];[.$AC15];[.$AX15])" office:value-type="float"/>
          <table:table-cell table:formula="of:=MIN([.$I15];[.$AD15];[.$AY15])" office:value-type="float"/>
          <table:table-cell table:formula="of:=MIN([.$J15];[.$AE15];[.$AZ15])" office:value-type="float"/>
          <table:table-cell table:formula="of:=MIN([.$K15];[.$AF15];[.$BA15])" office:value-type="float"/>
          <table:table-cell table:formula="of:=MIN([.$L15];[.$AG15];[.$BB15])" office:value-type="float"/>
          <table:table-cell table:formula="of:=MIN([.$M15];[.$AH15];[.$BC15])" office:value-type="float"/>
          <table:table-cell table:formula="of:=MIN([.$N15];[.$AI15];[.$BD15])" office:value-type="float"/>
          <table:table-cell table:formula="of:=MIN([.$O15];[.$AJ15];[.$BE15])" office:value-type="float"/>
          <table:table-cell table:formula="of:=MIN([.$P15];[.$AK15];[.$BF15])" office:value-type="float"/>
          <table:table-cell table:formula="of:=MIN([.$Q15];[.$AL15];[.$BG15])" office:value-type="float"/>
          <table:table-cell table:formula="of:=MIN([.$R15];[.$AM15];[.$BH15])" office:value-type="float"/>
          <table:table-cell table:formula="of:=MIN([.$S15];[.$AN15];[.$BI15])" office:value-type="float"/>
          <table:table-cell table:formula="of:=MIN([.$T15];[.$AO15];[.$BJ15])" office:value-type="float"/>
          <table:table-cell table:formula="of:=MIN([.$U15];[.$AP15];[.$BK15])" office:value-type="float"/>
          <table:table-cell table:formula="of:=MIN([.$V15];[.$AQ15];[.$BL15])" office:value-type="float"/>
          <table:table-cell table:formula="of:=MEDIAN([.$B15];[.$W15];[.$AR15])" office:value-type="float"/>
          <table:table-cell table:formula="of:=MEDIAN([.$C15];[.$X15];[.$AS15])" office:value-type="float"/>
          <table:table-cell table:formula="of:=MEDIAN([.$D15];[.$Y15];[.$AT15])" office:value-type="float"/>
          <table:table-cell table:formula="of:=MEDIAN([.$E15];[.$Z15];[.$AU15])" office:value-type="float"/>
          <table:table-cell table:formula="of:=MEDIAN([.$F15];[.$AA15];[.$AV15])" office:value-type="float"/>
          <table:table-cell table:formula="of:=MEDIAN([.$G15];[.$AB15];[.$AW15])" office:value-type="float"/>
          <table:table-cell table:formula="of:=MEDIAN([.$H15];[.$AC15];[.$AX15])" office:value-type="float"/>
          <table:table-cell table:formula="of:=MEDIAN([.$I15];[.$AD15];[.$AY15])" office:value-type="float"/>
          <table:table-cell table:formula="of:=MEDIAN([.$J15];[.$AE15];[.$AZ15])" office:value-type="float"/>
          <table:table-cell table:formula="of:=MEDIAN([.$K15];[.$AF15];[.$BA15])" office:value-type="float"/>
          <table:table-cell table:formula="of:=MEDIAN([.$L15];[.$AG15];[.$BB15])" office:value-type="float"/>
          <table:table-cell table:formula="of:=MEDIAN([.$M15];[.$AH15];[.$BC15])" office:value-type="float"/>
          <table:table-cell table:formula="of:=MEDIAN([.$N15];[.$AI15];[.$BD15])" office:value-type="float"/>
          <table:table-cell table:formula="of:=MEDIAN([.$O15];[.$AJ15];[.$BE15])" office:value-type="float"/>
          <table:table-cell table:formula="of:=MEDIAN([.$P15];[.$AK15];[.$BF15])" office:value-type="float"/>
          <table:table-cell table:formula="of:=MEDIAN([.$Q15];[.$AL15];[.$BG15])" office:value-type="float"/>
          <table:table-cell table:formula="of:=MEDIAN([.$R15];[.$AM15];[.$BH15])" office:value-type="float"/>
          <table:table-cell table:formula="of:=MEDIAN([.$S15];[.$AN15];[.$BI15])" office:value-type="float"/>
          <table:table-cell table:formula="of:=MEDIAN([.$T15];[.$AO15];[.$BJ15])" office:value-type="float"/>
          <table:table-cell table:formula="of:=MEDIAN([.$U15];[.$AP15];[.$BK15])" office:value-type="float"/>
          <table:table-cell table:formula="of:=MEDIAN([.$V15];[.$AQ15];[.$BL15])" office:value-type="float"/>
          <table:table-cell table:formula="of:=MAX([.$B15];[.$W15];[.$AR15])" office:value-type="float"/>
          <table:table-cell table:formula="of:=MAX([.$C15];[.$X15];[.$AS15])" office:value-type="float"/>
          <table:table-cell table:formula="of:=MAX([.$D15];[.$Y15];[.$AT15])" office:value-type="float"/>
          <table:table-cell table:formula="of:=MAX([.$E15];[.$Z15];[.$AU15])" office:value-type="float"/>
          <table:table-cell table:formula="of:=MAX([.$F15];[.$AA15];[.$AV15])" office:value-type="float"/>
          <table:table-cell table:formula="of:=MAX([.$G15];[.$AB15];[.$AW15])" office:value-type="float"/>
          <table:table-cell table:formula="of:=MAX([.$H15];[.$AC15];[.$AX15])" office:value-type="float"/>
          <table:table-cell table:formula="of:=MAX([.$I15];[.$AD15];[.$AY15])" office:value-type="float"/>
          <table:table-cell table:formula="of:=MAX([.$J15];[.$AE15];[.$AZ15])" office:value-type="float"/>
          <table:table-cell table:formula="of:=MAX([.$K15];[.$AF15];[.$BA15])" office:value-type="float"/>
          <table:table-cell table:formula="of:=MAX([.$L15];[.$AG15];[.$BB15])" office:value-type="float"/>
          <table:table-cell table:formula="of:=MAX([.$M15];[.$AH15];[.$BC15])" office:value-type="float"/>
          <table:table-cell table:formula="of:=MAX([.$N15];[.$AI15];[.$BD15])" office:value-type="float"/>
          <table:table-cell table:formula="of:=MAX([.$O15];[.$AJ15];[.$BE15])" office:value-type="float"/>
          <table:table-cell table:formula="of:=MAX([.$P15];[.$AK15];[.$BF15])" office:value-type="float"/>
          <table:table-cell table:formula="of:=MAX([.$Q15];[.$AL15];[.$BG15])" office:value-type="float"/>
          <table:table-cell table:formula="of:=MAX([.$R15];[.$AM15];[.$BH15])" office:value-type="float"/>
          <table:table-cell table:formula="of:=MAX([.$S15];[.$AN15];[.$BI15])" office:value-type="float"/>
          <table:table-cell table:formula="of:=MAX([.$T15];[.$AO15];[.$BJ15])" office:value-type="float"/>
          <table:table-cell table:formula="of:=MAX([.$U15];[.$AP15];[.$BK15])" office:value-type="float"/>
          <table:table-cell table:formula="of:=MAX([.$V15];[.$AQ15];[.$BL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78.4702"/>
          <table:table-cell office:value-type="float" office:value="78.03"/>
          <table:table-cell office:value-type="float" office:value="76.38"/>
          <table:table-cell office:value-type="float" office:value="0.0"/>
          <table:table-cell office:value-type="float" office:value="0.0"/>
          <table:table-cell office:value-type="float" office:value="510.0"/>
          <table:table-cell office:value-type="float" office:value="210630.0"/>
          <table:table-cell office:value-type="float" office:value="867877.0"/>
          <table:table-cell office:value-type="float" office:value="175468.0"/>
          <table:table-cell office:value-type="float" office:value="617768.0"/>
          <table:table-cell office:value-type="float" office:value="2263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9524.0"/>
          <table:table-cell office:value-type="float" office:value="400409.0"/>
          <table:table-cell office:value-type="float" office:value="304732.0"/>
          <table:table-cell office:value-type="float" office:value="184747.0"/>
          <table:table-cell office:value-type="float" office:value="256545.0"/>
          <table:table-cell office:value-type="float" office:value="323144.0"/>
          <table:table-cell office:value-type="float" office:value="610.0"/>
          <table:table-cell office:value-type="float" office:value="2.49201"/>
          <table:table-cell office:value-type="float" office:value="2.047"/>
          <table:table-cell office:value-type="float" office:value="0.4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757.0"/>
          <table:table-cell office:value-type="float" office:value="7709.0"/>
          <table:table-cell office:value-type="float" office:value="175468.0"/>
          <table:table-cell office:value-type="float" office:value="617768.0"/>
          <table:table-cell office:value-type="float" office:value="2248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9524.0"/>
          <table:table-cell office:value-type="float" office:value="400409.0"/>
          <table:table-cell office:value-type="float" office:value="304732.0"/>
          <table:table-cell office:value-type="float" office:value="184747.0"/>
          <table:table-cell office:value-type="float" office:value="256545.0"/>
          <table:table-cell office:value-type="float" office:value="323144.0"/>
          <table:table-cell office:value-type="float" office:value="610.0"/>
          <table:table-cell office:value-type="float" office:value="1.41227"/>
          <table:table-cell office:value-type="float" office:value="0.977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890.0"/>
          <table:table-cell office:value-type="float" office:value="104363.0"/>
          <table:table-cell office:value-type="float" office:value="392426.0"/>
          <table:table-cell office:value-type="float" office:value="1626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377.0"/>
          <table:table-cell office:value-type="float" office:value="207854.0"/>
          <table:table-cell office:value-type="float" office:value="179402.0"/>
          <table:table-cell office:value-type="string">
            <text:p/>
          </table:table-cell>
          <table:table-cell office:value-type="float" office:value="132758.0"/>
          <table:table-cell office:value-type="float" office:value="138603.0"/>
          <table:table-cell office:value-type="float" office:value="320.0"/>
          <table:table-cell table:formula="of:=MIN([.$B16];[.$W16];[.$AR16])" office:value-type="float"/>
          <table:table-cell table:formula="of:=MIN([.$C16];[.$X16];[.$AS16])" office:value-type="float"/>
          <table:table-cell table:formula="of:=MIN([.$D16];[.$Y16];[.$AT16])" office:value-type="float"/>
          <table:table-cell table:formula="of:=MIN([.$E16];[.$Z16];[.$AU16])" office:value-type="float"/>
          <table:table-cell table:formula="of:=MIN([.$F16];[.$AA16];[.$AV16])" office:value-type="float"/>
          <table:table-cell table:formula="of:=MIN([.$G16];[.$AB16];[.$AW16])" office:value-type="float"/>
          <table:table-cell table:formula="of:=MIN([.$H16];[.$AC16];[.$AX16])" office:value-type="float"/>
          <table:table-cell table:formula="of:=MIN([.$I16];[.$AD16];[.$AY16])" office:value-type="float"/>
          <table:table-cell table:formula="of:=MIN([.$J16];[.$AE16];[.$AZ16])" office:value-type="float"/>
          <table:table-cell table:formula="of:=MIN([.$K16];[.$AF16];[.$BA16])" office:value-type="float"/>
          <table:table-cell table:formula="of:=MIN([.$L16];[.$AG16];[.$BB16])" office:value-type="float"/>
          <table:table-cell table:formula="of:=MIN([.$M16];[.$AH16];[.$BC16])" office:value-type="float"/>
          <table:table-cell table:formula="of:=MIN([.$N16];[.$AI16];[.$BD16])" office:value-type="float"/>
          <table:table-cell table:formula="of:=MIN([.$O16];[.$AJ16];[.$BE16])" office:value-type="float"/>
          <table:table-cell table:formula="of:=MIN([.$P16];[.$AK16];[.$BF16])" office:value-type="float"/>
          <table:table-cell table:formula="of:=MIN([.$Q16];[.$AL16];[.$BG16])" office:value-type="float"/>
          <table:table-cell table:formula="of:=MIN([.$R16];[.$AM16];[.$BH16])" office:value-type="float"/>
          <table:table-cell table:formula="of:=MIN([.$S16];[.$AN16];[.$BI16])" office:value-type="float"/>
          <table:table-cell table:formula="of:=MIN([.$T16];[.$AO16];[.$BJ16])" office:value-type="float"/>
          <table:table-cell table:formula="of:=MIN([.$U16];[.$AP16];[.$BK16])" office:value-type="float"/>
          <table:table-cell table:formula="of:=MIN([.$V16];[.$AQ16];[.$BL16])" office:value-type="float"/>
          <table:table-cell table:formula="of:=MEDIAN([.$B16];[.$W16];[.$AR16])" office:value-type="float"/>
          <table:table-cell table:formula="of:=MEDIAN([.$C16];[.$X16];[.$AS16])" office:value-type="float"/>
          <table:table-cell table:formula="of:=MEDIAN([.$D16];[.$Y16];[.$AT16])" office:value-type="float"/>
          <table:table-cell table:formula="of:=MEDIAN([.$E16];[.$Z16];[.$AU16])" office:value-type="float"/>
          <table:table-cell table:formula="of:=MEDIAN([.$F16];[.$AA16];[.$AV16])" office:value-type="float"/>
          <table:table-cell table:formula="of:=MEDIAN([.$G16];[.$AB16];[.$AW16])" office:value-type="float"/>
          <table:table-cell table:formula="of:=MEDIAN([.$H16];[.$AC16];[.$AX16])" office:value-type="float"/>
          <table:table-cell table:formula="of:=MEDIAN([.$I16];[.$AD16];[.$AY16])" office:value-type="float"/>
          <table:table-cell table:formula="of:=MEDIAN([.$J16];[.$AE16];[.$AZ16])" office:value-type="float"/>
          <table:table-cell table:formula="of:=MEDIAN([.$K16];[.$AF16];[.$BA16])" office:value-type="float"/>
          <table:table-cell table:formula="of:=MEDIAN([.$L16];[.$AG16];[.$BB16])" office:value-type="float"/>
          <table:table-cell table:formula="of:=MEDIAN([.$M16];[.$AH16];[.$BC16])" office:value-type="float"/>
          <table:table-cell table:formula="of:=MEDIAN([.$N16];[.$AI16];[.$BD16])" office:value-type="float"/>
          <table:table-cell table:formula="of:=MEDIAN([.$O16];[.$AJ16];[.$BE16])" office:value-type="float"/>
          <table:table-cell table:formula="of:=MEDIAN([.$P16];[.$AK16];[.$BF16])" office:value-type="float"/>
          <table:table-cell table:formula="of:=MEDIAN([.$Q16];[.$AL16];[.$BG16])" office:value-type="float"/>
          <table:table-cell table:formula="of:=MEDIAN([.$R16];[.$AM16];[.$BH16])" office:value-type="float"/>
          <table:table-cell table:formula="of:=MEDIAN([.$S16];[.$AN16];[.$BI16])" office:value-type="float"/>
          <table:table-cell table:formula="of:=MEDIAN([.$T16];[.$AO16];[.$BJ16])" office:value-type="float"/>
          <table:table-cell table:formula="of:=MEDIAN([.$U16];[.$AP16];[.$BK16])" office:value-type="float"/>
          <table:table-cell table:formula="of:=MEDIAN([.$V16];[.$AQ16];[.$BL16])" office:value-type="float"/>
          <table:table-cell table:formula="of:=MAX([.$B16];[.$W16];[.$AR16])" office:value-type="float"/>
          <table:table-cell table:formula="of:=MAX([.$C16];[.$X16];[.$AS16])" office:value-type="float"/>
          <table:table-cell table:formula="of:=MAX([.$D16];[.$Y16];[.$AT16])" office:value-type="float"/>
          <table:table-cell table:formula="of:=MAX([.$E16];[.$Z16];[.$AU16])" office:value-type="float"/>
          <table:table-cell table:formula="of:=MAX([.$F16];[.$AA16];[.$AV16])" office:value-type="float"/>
          <table:table-cell table:formula="of:=MAX([.$G16];[.$AB16];[.$AW16])" office:value-type="float"/>
          <table:table-cell table:formula="of:=MAX([.$H16];[.$AC16];[.$AX16])" office:value-type="float"/>
          <table:table-cell table:formula="of:=MAX([.$I16];[.$AD16];[.$AY16])" office:value-type="float"/>
          <table:table-cell table:formula="of:=MAX([.$J16];[.$AE16];[.$AZ16])" office:value-type="float"/>
          <table:table-cell table:formula="of:=MAX([.$K16];[.$AF16];[.$BA16])" office:value-type="float"/>
          <table:table-cell table:formula="of:=MAX([.$L16];[.$AG16];[.$BB16])" office:value-type="float"/>
          <table:table-cell table:formula="of:=MAX([.$M16];[.$AH16];[.$BC16])" office:value-type="float"/>
          <table:table-cell table:formula="of:=MAX([.$N16];[.$AI16];[.$BD16])" office:value-type="float"/>
          <table:table-cell table:formula="of:=MAX([.$O16];[.$AJ16];[.$BE16])" office:value-type="float"/>
          <table:table-cell table:formula="of:=MAX([.$P16];[.$AK16];[.$BF16])" office:value-type="float"/>
          <table:table-cell table:formula="of:=MAX([.$Q16];[.$AL16];[.$BG16])" office:value-type="float"/>
          <table:table-cell table:formula="of:=MAX([.$R16];[.$AM16];[.$BH16])" office:value-type="float"/>
          <table:table-cell table:formula="of:=MAX([.$S16];[.$AN16];[.$BI16])" office:value-type="float"/>
          <table:table-cell table:formula="of:=MAX([.$T16];[.$AO16];[.$BJ16])" office:value-type="float"/>
          <table:table-cell table:formula="of:=MAX([.$U16];[.$AP16];[.$BK16])" office:value-type="float"/>
          <table:table-cell table:formula="of:=MAX([.$V16];[.$AQ16];[.$BL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24.8704"/>
          <table:table-cell office:value-type="float" office:value="24.417"/>
          <table:table-cell office:value-type="float" office:value="22.68"/>
          <table:table-cell office:value-type="float" office:value="0.0"/>
          <table:table-cell office:value-type="float" office:value="0.0"/>
          <table:table-cell office:value-type="float" office:value="195.0"/>
          <table:table-cell office:value-type="float" office:value="63011.0"/>
          <table:table-cell office:value-type="float" office:value="418734.0"/>
          <table:table-cell office:value-type="float" office:value="175468.0"/>
          <table:table-cell office:value-type="float" office:value="617768.0"/>
          <table:table-cell office:value-type="float" office:value="2248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9524.0"/>
          <table:table-cell office:value-type="float" office:value="400409.0"/>
          <table:table-cell office:value-type="float" office:value="304732.0"/>
          <table:table-cell office:value-type="float" office:value="184747.0"/>
          <table:table-cell office:value-type="float" office:value="256545.0"/>
          <table:table-cell office:value-type="float" office:value="323144.0"/>
          <table:table-cell office:value-type="float" office:value="610.0"/>
          <table:table-cell office:value-type="float" office:value="13.2521"/>
          <table:table-cell office:value-type="float" office:value="12.759"/>
          <table:table-cell office:value-type="float" office:value="11.09"/>
          <table:table-cell office:value-type="float" office:value="1.0"/>
          <table:table-cell office:value-type="float" office:value="0.0"/>
          <table:table-cell office:value-type="float" office:value="125.0"/>
          <table:table-cell office:value-type="float" office:value="39413.0"/>
          <table:table-cell office:value-type="float" office:value="249040.0"/>
          <table:table-cell office:value-type="float" office:value="175468.0"/>
          <table:table-cell office:value-type="float" office:value="617768.0"/>
          <table:table-cell office:value-type="float" office:value="2232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9524.0"/>
          <table:table-cell office:value-type="float" office:value="400409.0"/>
          <table:table-cell office:value-type="float" office:value="304732.0"/>
          <table:table-cell office:value-type="float" office:value="184747.0"/>
          <table:table-cell office:value-type="float" office:value="256545.0"/>
          <table:table-cell office:value-type="float" office:value="323144.0"/>
          <table:table-cell office:value-type="float" office:value="610.0"/>
          <table:table-cell office:value-type="float" office:value="1.401"/>
          <table:table-cell office:value-type="float" office:value="0.954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436.0"/>
          <table:table-cell office:value-type="float" office:value="104363.0"/>
          <table:table-cell office:value-type="float" office:value="392426.0"/>
          <table:table-cell office:value-type="float" office:value="1626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377.0"/>
          <table:table-cell office:value-type="float" office:value="207854.0"/>
          <table:table-cell office:value-type="float" office:value="179402.0"/>
          <table:table-cell office:value-type="string">
            <text:p/>
          </table:table-cell>
          <table:table-cell office:value-type="float" office:value="132758.0"/>
          <table:table-cell office:value-type="float" office:value="138603.0"/>
          <table:table-cell office:value-type="float" office:value="320.0"/>
          <table:table-cell table:formula="of:=MIN([.$B17];[.$W17];[.$AR17])" office:value-type="float"/>
          <table:table-cell table:formula="of:=MIN([.$C17];[.$X17];[.$AS17])" office:value-type="float"/>
          <table:table-cell table:formula="of:=MIN([.$D17];[.$Y17];[.$AT17])" office:value-type="float"/>
          <table:table-cell table:formula="of:=MIN([.$E17];[.$Z17];[.$AU17])" office:value-type="float"/>
          <table:table-cell table:formula="of:=MIN([.$F17];[.$AA17];[.$AV17])" office:value-type="float"/>
          <table:table-cell table:formula="of:=MIN([.$G17];[.$AB17];[.$AW17])" office:value-type="float"/>
          <table:table-cell table:formula="of:=MIN([.$H17];[.$AC17];[.$AX17])" office:value-type="float"/>
          <table:table-cell table:formula="of:=MIN([.$I17];[.$AD17];[.$AY17])" office:value-type="float"/>
          <table:table-cell table:formula="of:=MIN([.$J17];[.$AE17];[.$AZ17])" office:value-type="float"/>
          <table:table-cell table:formula="of:=MIN([.$K17];[.$AF17];[.$BA17])" office:value-type="float"/>
          <table:table-cell table:formula="of:=MIN([.$L17];[.$AG17];[.$BB17])" office:value-type="float"/>
          <table:table-cell table:formula="of:=MIN([.$M17];[.$AH17];[.$BC17])" office:value-type="float"/>
          <table:table-cell table:formula="of:=MIN([.$N17];[.$AI17];[.$BD17])" office:value-type="float"/>
          <table:table-cell table:formula="of:=MIN([.$O17];[.$AJ17];[.$BE17])" office:value-type="float"/>
          <table:table-cell table:formula="of:=MIN([.$P17];[.$AK17];[.$BF17])" office:value-type="float"/>
          <table:table-cell table:formula="of:=MIN([.$Q17];[.$AL17];[.$BG17])" office:value-type="float"/>
          <table:table-cell table:formula="of:=MIN([.$R17];[.$AM17];[.$BH17])" office:value-type="float"/>
          <table:table-cell table:formula="of:=MIN([.$S17];[.$AN17];[.$BI17])" office:value-type="float"/>
          <table:table-cell table:formula="of:=MIN([.$T17];[.$AO17];[.$BJ17])" office:value-type="float"/>
          <table:table-cell table:formula="of:=MIN([.$U17];[.$AP17];[.$BK17])" office:value-type="float"/>
          <table:table-cell table:formula="of:=MIN([.$V17];[.$AQ17];[.$BL17])" office:value-type="float"/>
          <table:table-cell table:formula="of:=MEDIAN([.$B17];[.$W17];[.$AR17])" office:value-type="float"/>
          <table:table-cell table:formula="of:=MEDIAN([.$C17];[.$X17];[.$AS17])" office:value-type="float"/>
          <table:table-cell table:formula="of:=MEDIAN([.$D17];[.$Y17];[.$AT17])" office:value-type="float"/>
          <table:table-cell table:formula="of:=MEDIAN([.$E17];[.$Z17];[.$AU17])" office:value-type="float"/>
          <table:table-cell table:formula="of:=MEDIAN([.$F17];[.$AA17];[.$AV17])" office:value-type="float"/>
          <table:table-cell table:formula="of:=MEDIAN([.$G17];[.$AB17];[.$AW17])" office:value-type="float"/>
          <table:table-cell table:formula="of:=MEDIAN([.$H17];[.$AC17];[.$AX17])" office:value-type="float"/>
          <table:table-cell table:formula="of:=MEDIAN([.$I17];[.$AD17];[.$AY17])" office:value-type="float"/>
          <table:table-cell table:formula="of:=MEDIAN([.$J17];[.$AE17];[.$AZ17])" office:value-type="float"/>
          <table:table-cell table:formula="of:=MEDIAN([.$K17];[.$AF17];[.$BA17])" office:value-type="float"/>
          <table:table-cell table:formula="of:=MEDIAN([.$L17];[.$AG17];[.$BB17])" office:value-type="float"/>
          <table:table-cell table:formula="of:=MEDIAN([.$M17];[.$AH17];[.$BC17])" office:value-type="float"/>
          <table:table-cell table:formula="of:=MEDIAN([.$N17];[.$AI17];[.$BD17])" office:value-type="float"/>
          <table:table-cell table:formula="of:=MEDIAN([.$O17];[.$AJ17];[.$BE17])" office:value-type="float"/>
          <table:table-cell table:formula="of:=MEDIAN([.$P17];[.$AK17];[.$BF17])" office:value-type="float"/>
          <table:table-cell table:formula="of:=MEDIAN([.$Q17];[.$AL17];[.$BG17])" office:value-type="float"/>
          <table:table-cell table:formula="of:=MEDIAN([.$R17];[.$AM17];[.$BH17])" office:value-type="float"/>
          <table:table-cell table:formula="of:=MEDIAN([.$S17];[.$AN17];[.$BI17])" office:value-type="float"/>
          <table:table-cell table:formula="of:=MEDIAN([.$T17];[.$AO17];[.$BJ17])" office:value-type="float"/>
          <table:table-cell table:formula="of:=MEDIAN([.$U17];[.$AP17];[.$BK17])" office:value-type="float"/>
          <table:table-cell table:formula="of:=MEDIAN([.$V17];[.$AQ17];[.$BL17])" office:value-type="float"/>
          <table:table-cell table:formula="of:=MAX([.$B17];[.$W17];[.$AR17])" office:value-type="float"/>
          <table:table-cell table:formula="of:=MAX([.$C17];[.$X17];[.$AS17])" office:value-type="float"/>
          <table:table-cell table:formula="of:=MAX([.$D17];[.$Y17];[.$AT17])" office:value-type="float"/>
          <table:table-cell table:formula="of:=MAX([.$E17];[.$Z17];[.$AU17])" office:value-type="float"/>
          <table:table-cell table:formula="of:=MAX([.$F17];[.$AA17];[.$AV17])" office:value-type="float"/>
          <table:table-cell table:formula="of:=MAX([.$G17];[.$AB17];[.$AW17])" office:value-type="float"/>
          <table:table-cell table:formula="of:=MAX([.$H17];[.$AC17];[.$AX17])" office:value-type="float"/>
          <table:table-cell table:formula="of:=MAX([.$I17];[.$AD17];[.$AY17])" office:value-type="float"/>
          <table:table-cell table:formula="of:=MAX([.$J17];[.$AE17];[.$AZ17])" office:value-type="float"/>
          <table:table-cell table:formula="of:=MAX([.$K17];[.$AF17];[.$BA17])" office:value-type="float"/>
          <table:table-cell table:formula="of:=MAX([.$L17];[.$AG17];[.$BB17])" office:value-type="float"/>
          <table:table-cell table:formula="of:=MAX([.$M17];[.$AH17];[.$BC17])" office:value-type="float"/>
          <table:table-cell table:formula="of:=MAX([.$N17];[.$AI17];[.$BD17])" office:value-type="float"/>
          <table:table-cell table:formula="of:=MAX([.$O17];[.$AJ17];[.$BE17])" office:value-type="float"/>
          <table:table-cell table:formula="of:=MAX([.$P17];[.$AK17];[.$BF17])" office:value-type="float"/>
          <table:table-cell table:formula="of:=MAX([.$Q17];[.$AL17];[.$BG17])" office:value-type="float"/>
          <table:table-cell table:formula="of:=MAX([.$R17];[.$AM17];[.$BH17])" office:value-type="float"/>
          <table:table-cell table:formula="of:=MAX([.$S17];[.$AN17];[.$BI17])" office:value-type="float"/>
          <table:table-cell table:formula="of:=MAX([.$T17];[.$AO17];[.$BJ17])" office:value-type="float"/>
          <table:table-cell table:formula="of:=MAX([.$U17];[.$AP17];[.$BK17])" office:value-type="float"/>
          <table:table-cell table:formula="of:=MAX([.$V17];[.$AQ17];[.$BL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53.0293"/>
          <table:table-cell office:value-type="float" office:value="52.518"/>
          <table:table-cell office:value-type="float" office:value="48.46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101488.0"/>
          <table:table-cell office:value-type="float" office:value="771765.0"/>
          <table:table-cell office:value-type="float" office:value="407352.0"/>
          <table:table-cell office:value-type="float" office:value="1481037.0"/>
          <table:table-cell office:value-type="float" office:value="3870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3318.0"/>
          <table:table-cell office:value-type="float" office:value="889550.0"/>
          <table:table-cell office:value-type="float" office:value="716869.0"/>
          <table:table-cell office:value-type="float" office:value="378577.0"/>
          <table:table-cell office:value-type="float" office:value="569772.0"/>
          <table:table-cell office:value-type="float" office:value="672478.0"/>
          <table:table-cell office:value-type="float" office:value="1220.0"/>
          <table:table-cell office:value-type="float" office:value="12.646"/>
          <table:table-cell office:value-type="float" office:value="12.111"/>
          <table:table-cell office:value-type="float" office:value="8.06"/>
          <table:table-cell office:value-type="float" office:value="0.0"/>
          <table:table-cell office:value-type="float" office:value="0.0"/>
          <table:table-cell office:value-type="float" office:value="93.0"/>
          <table:table-cell office:value-type="float" office:value="23963.0"/>
          <table:table-cell office:value-type="float" office:value="108828.0"/>
          <table:table-cell office:value-type="float" office:value="407352.0"/>
          <table:table-cell office:value-type="float" office:value="1481037.0"/>
          <table:table-cell office:value-type="float" office:value="3852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3318.0"/>
          <table:table-cell office:value-type="float" office:value="889550.0"/>
          <table:table-cell office:value-type="float" office:value="716869.0"/>
          <table:table-cell office:value-type="float" office:value="378577.0"/>
          <table:table-cell office:value-type="float" office:value="569772.0"/>
          <table:table-cell office:value-type="float" office:value="672478.0"/>
          <table:table-cell office:value-type="float" office:value="1220.0"/>
          <table:table-cell office:value-type="float" office:value="3.46735"/>
          <table:table-cell office:value-type="float" office:value="3.159"/>
          <table:table-cell office:value-type="float" office:value="0.99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856.0"/>
          <table:table-cell office:value-type="float" office:value="26489.0"/>
          <table:table-cell office:value-type="float" office:value="280045.0"/>
          <table:table-cell office:value-type="float" office:value="1073405.0"/>
          <table:table-cell office:value-type="float" office:value="2608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5827.0"/>
          <table:table-cell office:value-type="float" office:value="534251.0"/>
          <table:table-cell office:value-type="float" office:value="466199.0"/>
          <table:table-cell office:value-type="string">
            <text:p/>
          </table:table-cell>
          <table:table-cell office:value-type="float" office:value="337011.0"/>
          <table:table-cell office:value-type="float" office:value="316531.0"/>
          <table:table-cell office:value-type="float" office:value="640.0"/>
          <table:table-cell table:formula="of:=MIN([.$B18];[.$W18];[.$AR18])" office:value-type="float"/>
          <table:table-cell table:formula="of:=MIN([.$C18];[.$X18];[.$AS18])" office:value-type="float"/>
          <table:table-cell table:formula="of:=MIN([.$D18];[.$Y18];[.$AT18])" office:value-type="float"/>
          <table:table-cell table:formula="of:=MIN([.$E18];[.$Z18];[.$AU18])" office:value-type="float"/>
          <table:table-cell table:formula="of:=MIN([.$F18];[.$AA18];[.$AV18])" office:value-type="float"/>
          <table:table-cell table:formula="of:=MIN([.$G18];[.$AB18];[.$AW18])" office:value-type="float"/>
          <table:table-cell table:formula="of:=MIN([.$H18];[.$AC18];[.$AX18])" office:value-type="float"/>
          <table:table-cell table:formula="of:=MIN([.$I18];[.$AD18];[.$AY18])" office:value-type="float"/>
          <table:table-cell table:formula="of:=MIN([.$J18];[.$AE18];[.$AZ18])" office:value-type="float"/>
          <table:table-cell table:formula="of:=MIN([.$K18];[.$AF18];[.$BA18])" office:value-type="float"/>
          <table:table-cell table:formula="of:=MIN([.$L18];[.$AG18];[.$BB18])" office:value-type="float"/>
          <table:table-cell table:formula="of:=MIN([.$M18];[.$AH18];[.$BC18])" office:value-type="float"/>
          <table:table-cell table:formula="of:=MIN([.$N18];[.$AI18];[.$BD18])" office:value-type="float"/>
          <table:table-cell table:formula="of:=MIN([.$O18];[.$AJ18];[.$BE18])" office:value-type="float"/>
          <table:table-cell table:formula="of:=MIN([.$P18];[.$AK18];[.$BF18])" office:value-type="float"/>
          <table:table-cell table:formula="of:=MIN([.$Q18];[.$AL18];[.$BG18])" office:value-type="float"/>
          <table:table-cell table:formula="of:=MIN([.$R18];[.$AM18];[.$BH18])" office:value-type="float"/>
          <table:table-cell table:formula="of:=MIN([.$S18];[.$AN18];[.$BI18])" office:value-type="float"/>
          <table:table-cell table:formula="of:=MIN([.$T18];[.$AO18];[.$BJ18])" office:value-type="float"/>
          <table:table-cell table:formula="of:=MIN([.$U18];[.$AP18];[.$BK18])" office:value-type="float"/>
          <table:table-cell table:formula="of:=MIN([.$V18];[.$AQ18];[.$BL18])" office:value-type="float"/>
          <table:table-cell table:formula="of:=MEDIAN([.$B18];[.$W18];[.$AR18])" office:value-type="float"/>
          <table:table-cell table:formula="of:=MEDIAN([.$C18];[.$X18];[.$AS18])" office:value-type="float"/>
          <table:table-cell table:formula="of:=MEDIAN([.$D18];[.$Y18];[.$AT18])" office:value-type="float"/>
          <table:table-cell table:formula="of:=MEDIAN([.$E18];[.$Z18];[.$AU18])" office:value-type="float"/>
          <table:table-cell table:formula="of:=MEDIAN([.$F18];[.$AA18];[.$AV18])" office:value-type="float"/>
          <table:table-cell table:formula="of:=MEDIAN([.$G18];[.$AB18];[.$AW18])" office:value-type="float"/>
          <table:table-cell table:formula="of:=MEDIAN([.$H18];[.$AC18];[.$AX18])" office:value-type="float"/>
          <table:table-cell table:formula="of:=MEDIAN([.$I18];[.$AD18];[.$AY18])" office:value-type="float"/>
          <table:table-cell table:formula="of:=MEDIAN([.$J18];[.$AE18];[.$AZ18])" office:value-type="float"/>
          <table:table-cell table:formula="of:=MEDIAN([.$K18];[.$AF18];[.$BA18])" office:value-type="float"/>
          <table:table-cell table:formula="of:=MEDIAN([.$L18];[.$AG18];[.$BB18])" office:value-type="float"/>
          <table:table-cell table:formula="of:=MEDIAN([.$M18];[.$AH18];[.$BC18])" office:value-type="float"/>
          <table:table-cell table:formula="of:=MEDIAN([.$N18];[.$AI18];[.$BD18])" office:value-type="float"/>
          <table:table-cell table:formula="of:=MEDIAN([.$O18];[.$AJ18];[.$BE18])" office:value-type="float"/>
          <table:table-cell table:formula="of:=MEDIAN([.$P18];[.$AK18];[.$BF18])" office:value-type="float"/>
          <table:table-cell table:formula="of:=MEDIAN([.$Q18];[.$AL18];[.$BG18])" office:value-type="float"/>
          <table:table-cell table:formula="of:=MEDIAN([.$R18];[.$AM18];[.$BH18])" office:value-type="float"/>
          <table:table-cell table:formula="of:=MEDIAN([.$S18];[.$AN18];[.$BI18])" office:value-type="float"/>
          <table:table-cell table:formula="of:=MEDIAN([.$T18];[.$AO18];[.$BJ18])" office:value-type="float"/>
          <table:table-cell table:formula="of:=MEDIAN([.$U18];[.$AP18];[.$BK18])" office:value-type="float"/>
          <table:table-cell table:formula="of:=MEDIAN([.$V18];[.$AQ18];[.$BL18])" office:value-type="float"/>
          <table:table-cell table:formula="of:=MAX([.$B18];[.$W18];[.$AR18])" office:value-type="float"/>
          <table:table-cell table:formula="of:=MAX([.$C18];[.$X18];[.$AS18])" office:value-type="float"/>
          <table:table-cell table:formula="of:=MAX([.$D18];[.$Y18];[.$AT18])" office:value-type="float"/>
          <table:table-cell table:formula="of:=MAX([.$E18];[.$Z18];[.$AU18])" office:value-type="float"/>
          <table:table-cell table:formula="of:=MAX([.$F18];[.$AA18];[.$AV18])" office:value-type="float"/>
          <table:table-cell table:formula="of:=MAX([.$G18];[.$AB18];[.$AW18])" office:value-type="float"/>
          <table:table-cell table:formula="of:=MAX([.$H18];[.$AC18];[.$AX18])" office:value-type="float"/>
          <table:table-cell table:formula="of:=MAX([.$I18];[.$AD18];[.$AY18])" office:value-type="float"/>
          <table:table-cell table:formula="of:=MAX([.$J18];[.$AE18];[.$AZ18])" office:value-type="float"/>
          <table:table-cell table:formula="of:=MAX([.$K18];[.$AF18];[.$BA18])" office:value-type="float"/>
          <table:table-cell table:formula="of:=MAX([.$L18];[.$AG18];[.$BB18])" office:value-type="float"/>
          <table:table-cell table:formula="of:=MAX([.$M18];[.$AH18];[.$BC18])" office:value-type="float"/>
          <table:table-cell table:formula="of:=MAX([.$N18];[.$AI18];[.$BD18])" office:value-type="float"/>
          <table:table-cell table:formula="of:=MAX([.$O18];[.$AJ18];[.$BE18])" office:value-type="float"/>
          <table:table-cell table:formula="of:=MAX([.$P18];[.$AK18];[.$BF18])" office:value-type="float"/>
          <table:table-cell table:formula="of:=MAX([.$Q18];[.$AL18];[.$BG18])" office:value-type="float"/>
          <table:table-cell table:formula="of:=MAX([.$R18];[.$AM18];[.$BH18])" office:value-type="float"/>
          <table:table-cell table:formula="of:=MAX([.$S18];[.$AN18];[.$BI18])" office:value-type="float"/>
          <table:table-cell table:formula="of:=MAX([.$T18];[.$AO18];[.$BJ18])" office:value-type="float"/>
          <table:table-cell table:formula="of:=MAX([.$U18];[.$AP18];[.$BK18])" office:value-type="float"/>
          <table:table-cell table:formula="of:=MAX([.$V18];[.$AQ18];[.$BL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59.2108"/>
          <table:table-cell office:value-type="float" office:value="58.676"/>
          <table:table-cell office:value-type="float" office:value="54.78"/>
          <table:table-cell office:value-type="float" office:value="0.0"/>
          <table:table-cell office:value-type="float" office:value="0.0"/>
          <table:table-cell office:value-type="float" office:value="363.0"/>
          <table:table-cell office:value-type="float" office:value="128445.0"/>
          <table:table-cell office:value-type="float" office:value="763063.0"/>
          <table:table-cell office:value-type="float" office:value="407352.0"/>
          <table:table-cell office:value-type="float" office:value="1481036.0"/>
          <table:table-cell office:value-type="float" office:value="3870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3318.0"/>
          <table:table-cell office:value-type="float" office:value="889550.0"/>
          <table:table-cell office:value-type="float" office:value="716869.0"/>
          <table:table-cell office:value-type="float" office:value="378577.0"/>
          <table:table-cell office:value-type="float" office:value="569772.0"/>
          <table:table-cell office:value-type="float" office:value="672478.0"/>
          <table:table-cell office:value-type="float" office:value="1220.0"/>
          <table:table-cell office:value-type="float" office:value="13.3971"/>
          <table:table-cell office:value-type="float" office:value="12.901"/>
          <table:table-cell office:value-type="float" office:value="9.18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6613.0"/>
          <table:table-cell office:value-type="float" office:value="123293.0"/>
          <table:table-cell office:value-type="float" office:value="407352.0"/>
          <table:table-cell office:value-type="float" office:value="1481036.0"/>
          <table:table-cell office:value-type="float" office:value="3846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3318.0"/>
          <table:table-cell office:value-type="float" office:value="889550.0"/>
          <table:table-cell office:value-type="float" office:value="716869.0"/>
          <table:table-cell office:value-type="float" office:value="378577.0"/>
          <table:table-cell office:value-type="float" office:value="569772.0"/>
          <table:table-cell office:value-type="float" office:value="672478.0"/>
          <table:table-cell office:value-type="float" office:value="1220.0"/>
          <table:table-cell office:value-type="float" office:value="2.92003"/>
          <table:table-cell office:value-type="float" office:value="2.464"/>
          <table:table-cell office:value-type="float" office:value="0.4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78.0"/>
          <table:table-cell office:value-type="float" office:value="7738.0"/>
          <table:table-cell office:value-type="float" office:value="280045.0"/>
          <table:table-cell office:value-type="float" office:value="1073404.0"/>
          <table:table-cell office:value-type="float" office:value="2632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5827.0"/>
          <table:table-cell office:value-type="float" office:value="534251.0"/>
          <table:table-cell office:value-type="float" office:value="466199.0"/>
          <table:table-cell office:value-type="string">
            <text:p/>
          </table:table-cell>
          <table:table-cell office:value-type="float" office:value="337011.0"/>
          <table:table-cell office:value-type="float" office:value="316531.0"/>
          <table:table-cell office:value-type="float" office:value="640.0"/>
          <table:table-cell table:formula="of:=MIN([.$B19];[.$W19];[.$AR19])" office:value-type="float"/>
          <table:table-cell table:formula="of:=MIN([.$C19];[.$X19];[.$AS19])" office:value-type="float"/>
          <table:table-cell table:formula="of:=MIN([.$D19];[.$Y19];[.$AT19])" office:value-type="float"/>
          <table:table-cell table:formula="of:=MIN([.$E19];[.$Z19];[.$AU19])" office:value-type="float"/>
          <table:table-cell table:formula="of:=MIN([.$F19];[.$AA19];[.$AV19])" office:value-type="float"/>
          <table:table-cell table:formula="of:=MIN([.$G19];[.$AB19];[.$AW19])" office:value-type="float"/>
          <table:table-cell table:formula="of:=MIN([.$H19];[.$AC19];[.$AX19])" office:value-type="float"/>
          <table:table-cell table:formula="of:=MIN([.$I19];[.$AD19];[.$AY19])" office:value-type="float"/>
          <table:table-cell table:formula="of:=MIN([.$J19];[.$AE19];[.$AZ19])" office:value-type="float"/>
          <table:table-cell table:formula="of:=MIN([.$K19];[.$AF19];[.$BA19])" office:value-type="float"/>
          <table:table-cell table:formula="of:=MIN([.$L19];[.$AG19];[.$BB19])" office:value-type="float"/>
          <table:table-cell table:formula="of:=MIN([.$M19];[.$AH19];[.$BC19])" office:value-type="float"/>
          <table:table-cell table:formula="of:=MIN([.$N19];[.$AI19];[.$BD19])" office:value-type="float"/>
          <table:table-cell table:formula="of:=MIN([.$O19];[.$AJ19];[.$BE19])" office:value-type="float"/>
          <table:table-cell table:formula="of:=MIN([.$P19];[.$AK19];[.$BF19])" office:value-type="float"/>
          <table:table-cell table:formula="of:=MIN([.$Q19];[.$AL19];[.$BG19])" office:value-type="float"/>
          <table:table-cell table:formula="of:=MIN([.$R19];[.$AM19];[.$BH19])" office:value-type="float"/>
          <table:table-cell table:formula="of:=MIN([.$S19];[.$AN19];[.$BI19])" office:value-type="float"/>
          <table:table-cell table:formula="of:=MIN([.$T19];[.$AO19];[.$BJ19])" office:value-type="float"/>
          <table:table-cell table:formula="of:=MIN([.$U19];[.$AP19];[.$BK19])" office:value-type="float"/>
          <table:table-cell table:formula="of:=MIN([.$V19];[.$AQ19];[.$BL19])" office:value-type="float"/>
          <table:table-cell table:formula="of:=MEDIAN([.$B19];[.$W19];[.$AR19])" office:value-type="float"/>
          <table:table-cell table:formula="of:=MEDIAN([.$C19];[.$X19];[.$AS19])" office:value-type="float"/>
          <table:table-cell table:formula="of:=MEDIAN([.$D19];[.$Y19];[.$AT19])" office:value-type="float"/>
          <table:table-cell table:formula="of:=MEDIAN([.$E19];[.$Z19];[.$AU19])" office:value-type="float"/>
          <table:table-cell table:formula="of:=MEDIAN([.$F19];[.$AA19];[.$AV19])" office:value-type="float"/>
          <table:table-cell table:formula="of:=MEDIAN([.$G19];[.$AB19];[.$AW19])" office:value-type="float"/>
          <table:table-cell table:formula="of:=MEDIAN([.$H19];[.$AC19];[.$AX19])" office:value-type="float"/>
          <table:table-cell table:formula="of:=MEDIAN([.$I19];[.$AD19];[.$AY19])" office:value-type="float"/>
          <table:table-cell table:formula="of:=MEDIAN([.$J19];[.$AE19];[.$AZ19])" office:value-type="float"/>
          <table:table-cell table:formula="of:=MEDIAN([.$K19];[.$AF19];[.$BA19])" office:value-type="float"/>
          <table:table-cell table:formula="of:=MEDIAN([.$L19];[.$AG19];[.$BB19])" office:value-type="float"/>
          <table:table-cell table:formula="of:=MEDIAN([.$M19];[.$AH19];[.$BC19])" office:value-type="float"/>
          <table:table-cell table:formula="of:=MEDIAN([.$N19];[.$AI19];[.$BD19])" office:value-type="float"/>
          <table:table-cell table:formula="of:=MEDIAN([.$O19];[.$AJ19];[.$BE19])" office:value-type="float"/>
          <table:table-cell table:formula="of:=MEDIAN([.$P19];[.$AK19];[.$BF19])" office:value-type="float"/>
          <table:table-cell table:formula="of:=MEDIAN([.$Q19];[.$AL19];[.$BG19])" office:value-type="float"/>
          <table:table-cell table:formula="of:=MEDIAN([.$R19];[.$AM19];[.$BH19])" office:value-type="float"/>
          <table:table-cell table:formula="of:=MEDIAN([.$S19];[.$AN19];[.$BI19])" office:value-type="float"/>
          <table:table-cell table:formula="of:=MEDIAN([.$T19];[.$AO19];[.$BJ19])" office:value-type="float"/>
          <table:table-cell table:formula="of:=MEDIAN([.$U19];[.$AP19];[.$BK19])" office:value-type="float"/>
          <table:table-cell table:formula="of:=MEDIAN([.$V19];[.$AQ19];[.$BL19])" office:value-type="float"/>
          <table:table-cell table:formula="of:=MAX([.$B19];[.$W19];[.$AR19])" office:value-type="float"/>
          <table:table-cell table:formula="of:=MAX([.$C19];[.$X19];[.$AS19])" office:value-type="float"/>
          <table:table-cell table:formula="of:=MAX([.$D19];[.$Y19];[.$AT19])" office:value-type="float"/>
          <table:table-cell table:formula="of:=MAX([.$E19];[.$Z19];[.$AU19])" office:value-type="float"/>
          <table:table-cell table:formula="of:=MAX([.$F19];[.$AA19];[.$AV19])" office:value-type="float"/>
          <table:table-cell table:formula="of:=MAX([.$G19];[.$AB19];[.$AW19])" office:value-type="float"/>
          <table:table-cell table:formula="of:=MAX([.$H19];[.$AC19];[.$AX19])" office:value-type="float"/>
          <table:table-cell table:formula="of:=MAX([.$I19];[.$AD19];[.$AY19])" office:value-type="float"/>
          <table:table-cell table:formula="of:=MAX([.$J19];[.$AE19];[.$AZ19])" office:value-type="float"/>
          <table:table-cell table:formula="of:=MAX([.$K19];[.$AF19];[.$BA19])" office:value-type="float"/>
          <table:table-cell table:formula="of:=MAX([.$L19];[.$AG19];[.$BB19])" office:value-type="float"/>
          <table:table-cell table:formula="of:=MAX([.$M19];[.$AH19];[.$BC19])" office:value-type="float"/>
          <table:table-cell table:formula="of:=MAX([.$N19];[.$AI19];[.$BD19])" office:value-type="float"/>
          <table:table-cell table:formula="of:=MAX([.$O19];[.$AJ19];[.$BE19])" office:value-type="float"/>
          <table:table-cell table:formula="of:=MAX([.$P19];[.$AK19];[.$BF19])" office:value-type="float"/>
          <table:table-cell table:formula="of:=MAX([.$Q19];[.$AL19];[.$BG19])" office:value-type="float"/>
          <table:table-cell table:formula="of:=MAX([.$R19];[.$AM19];[.$BH19])" office:value-type="float"/>
          <table:table-cell table:formula="of:=MAX([.$S19];[.$AN19];[.$BI19])" office:value-type="float"/>
          <table:table-cell table:formula="of:=MAX([.$T19];[.$AO19];[.$BJ19])" office:value-type="float"/>
          <table:table-cell table:formula="of:=MAX([.$U19];[.$AP19];[.$BK19])" office:value-type="float"/>
          <table:table-cell table:formula="of:=MAX([.$V19];[.$AQ19];[.$BL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64.4904"/>
          <table:table-cell office:value-type="float" office:value="63.883"/>
          <table:table-cell office:value-type="float" office:value="56.95"/>
          <table:table-cell office:value-type="float" office:value="0.0"/>
          <table:table-cell office:value-type="float" office:value="0.0"/>
          <table:table-cell office:value-type="float" office:value="228.0"/>
          <table:table-cell office:value-type="float" office:value="73643.0"/>
          <table:table-cell office:value-type="float" office:value="712356.0"/>
          <table:table-cell office:value-type="float" office:value="407352.0"/>
          <table:table-cell office:value-type="float" office:value="1481036.0"/>
          <table:table-cell office:value-type="float" office:value="3846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3318.0"/>
          <table:table-cell office:value-type="float" office:value="889550.0"/>
          <table:table-cell office:value-type="float" office:value="716869.0"/>
          <table:table-cell office:value-type="float" office:value="378577.0"/>
          <table:table-cell office:value-type="float" office:value="569772.0"/>
          <table:table-cell office:value-type="float" office:value="672478.0"/>
          <table:table-cell office:value-type="float" office:value="1220.0"/>
          <table:table-cell office:value-type="float" office:value="25.0757"/>
          <table:table-cell office:value-type="float" office:value="24.535"/>
          <table:table-cell office:value-type="float" office:value="20.58"/>
          <table:table-cell office:value-type="float" office:value="1.0"/>
          <table:table-cell office:value-type="float" office:value="0.0"/>
          <table:table-cell office:value-type="float" office:value="167.0"/>
          <table:table-cell office:value-type="float" office:value="50648.0"/>
          <table:table-cell office:value-type="float" office:value="452224.0"/>
          <table:table-cell office:value-type="float" office:value="407352.0"/>
          <table:table-cell office:value-type="float" office:value="1481036.0"/>
          <table:table-cell office:value-type="float" office:value="3870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3318.0"/>
          <table:table-cell office:value-type="float" office:value="889550.0"/>
          <table:table-cell office:value-type="float" office:value="716869.0"/>
          <table:table-cell office:value-type="float" office:value="378577.0"/>
          <table:table-cell office:value-type="float" office:value="569772.0"/>
          <table:table-cell office:value-type="float" office:value="672478.0"/>
          <table:table-cell office:value-type="float" office:value="1220.0"/>
          <table:table-cell office:value-type="float" office:value="2.79371"/>
          <table:table-cell office:value-type="float" office:value="2.464"/>
          <table:table-cell office:value-type="float" office:value="0.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47.0"/>
          <table:table-cell office:value-type="float" office:value="5010.0"/>
          <table:table-cell office:value-type="float" office:value="280045.0"/>
          <table:table-cell office:value-type="float" office:value="1073404.0"/>
          <table:table-cell office:value-type="float" office:value="2603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5827.0"/>
          <table:table-cell office:value-type="float" office:value="534251.0"/>
          <table:table-cell office:value-type="float" office:value="466199.0"/>
          <table:table-cell office:value-type="string">
            <text:p/>
          </table:table-cell>
          <table:table-cell office:value-type="float" office:value="337011.0"/>
          <table:table-cell office:value-type="float" office:value="316531.0"/>
          <table:table-cell office:value-type="float" office:value="640.0"/>
          <table:table-cell table:formula="of:=MIN([.$B20];[.$W20];[.$AR20])" office:value-type="float"/>
          <table:table-cell table:formula="of:=MIN([.$C20];[.$X20];[.$AS20])" office:value-type="float"/>
          <table:table-cell table:formula="of:=MIN([.$D20];[.$Y20];[.$AT20])" office:value-type="float"/>
          <table:table-cell table:formula="of:=MIN([.$E20];[.$Z20];[.$AU20])" office:value-type="float"/>
          <table:table-cell table:formula="of:=MIN([.$F20];[.$AA20];[.$AV20])" office:value-type="float"/>
          <table:table-cell table:formula="of:=MIN([.$G20];[.$AB20];[.$AW20])" office:value-type="float"/>
          <table:table-cell table:formula="of:=MIN([.$H20];[.$AC20];[.$AX20])" office:value-type="float"/>
          <table:table-cell table:formula="of:=MIN([.$I20];[.$AD20];[.$AY20])" office:value-type="float"/>
          <table:table-cell table:formula="of:=MIN([.$J20];[.$AE20];[.$AZ20])" office:value-type="float"/>
          <table:table-cell table:formula="of:=MIN([.$K20];[.$AF20];[.$BA20])" office:value-type="float"/>
          <table:table-cell table:formula="of:=MIN([.$L20];[.$AG20];[.$BB20])" office:value-type="float"/>
          <table:table-cell table:formula="of:=MIN([.$M20];[.$AH20];[.$BC20])" office:value-type="float"/>
          <table:table-cell table:formula="of:=MIN([.$N20];[.$AI20];[.$BD20])" office:value-type="float"/>
          <table:table-cell table:formula="of:=MIN([.$O20];[.$AJ20];[.$BE20])" office:value-type="float"/>
          <table:table-cell table:formula="of:=MIN([.$P20];[.$AK20];[.$BF20])" office:value-type="float"/>
          <table:table-cell table:formula="of:=MIN([.$Q20];[.$AL20];[.$BG20])" office:value-type="float"/>
          <table:table-cell table:formula="of:=MIN([.$R20];[.$AM20];[.$BH20])" office:value-type="float"/>
          <table:table-cell table:formula="of:=MIN([.$S20];[.$AN20];[.$BI20])" office:value-type="float"/>
          <table:table-cell table:formula="of:=MIN([.$T20];[.$AO20];[.$BJ20])" office:value-type="float"/>
          <table:table-cell table:formula="of:=MIN([.$U20];[.$AP20];[.$BK20])" office:value-type="float"/>
          <table:table-cell table:formula="of:=MIN([.$V20];[.$AQ20];[.$BL20])" office:value-type="float"/>
          <table:table-cell table:formula="of:=MEDIAN([.$B20];[.$W20];[.$AR20])" office:value-type="float"/>
          <table:table-cell table:formula="of:=MEDIAN([.$C20];[.$X20];[.$AS20])" office:value-type="float"/>
          <table:table-cell table:formula="of:=MEDIAN([.$D20];[.$Y20];[.$AT20])" office:value-type="float"/>
          <table:table-cell table:formula="of:=MEDIAN([.$E20];[.$Z20];[.$AU20])" office:value-type="float"/>
          <table:table-cell table:formula="of:=MEDIAN([.$F20];[.$AA20];[.$AV20])" office:value-type="float"/>
          <table:table-cell table:formula="of:=MEDIAN([.$G20];[.$AB20];[.$AW20])" office:value-type="float"/>
          <table:table-cell table:formula="of:=MEDIAN([.$H20];[.$AC20];[.$AX20])" office:value-type="float"/>
          <table:table-cell table:formula="of:=MEDIAN([.$I20];[.$AD20];[.$AY20])" office:value-type="float"/>
          <table:table-cell table:formula="of:=MEDIAN([.$J20];[.$AE20];[.$AZ20])" office:value-type="float"/>
          <table:table-cell table:formula="of:=MEDIAN([.$K20];[.$AF20];[.$BA20])" office:value-type="float"/>
          <table:table-cell table:formula="of:=MEDIAN([.$L20];[.$AG20];[.$BB20])" office:value-type="float"/>
          <table:table-cell table:formula="of:=MEDIAN([.$M20];[.$AH20];[.$BC20])" office:value-type="float"/>
          <table:table-cell table:formula="of:=MEDIAN([.$N20];[.$AI20];[.$BD20])" office:value-type="float"/>
          <table:table-cell table:formula="of:=MEDIAN([.$O20];[.$AJ20];[.$BE20])" office:value-type="float"/>
          <table:table-cell table:formula="of:=MEDIAN([.$P20];[.$AK20];[.$BF20])" office:value-type="float"/>
          <table:table-cell table:formula="of:=MEDIAN([.$Q20];[.$AL20];[.$BG20])" office:value-type="float"/>
          <table:table-cell table:formula="of:=MEDIAN([.$R20];[.$AM20];[.$BH20])" office:value-type="float"/>
          <table:table-cell table:formula="of:=MEDIAN([.$S20];[.$AN20];[.$BI20])" office:value-type="float"/>
          <table:table-cell table:formula="of:=MEDIAN([.$T20];[.$AO20];[.$BJ20])" office:value-type="float"/>
          <table:table-cell table:formula="of:=MEDIAN([.$U20];[.$AP20];[.$BK20])" office:value-type="float"/>
          <table:table-cell table:formula="of:=MEDIAN([.$V20];[.$AQ20];[.$BL20])" office:value-type="float"/>
          <table:table-cell table:formula="of:=MAX([.$B20];[.$W20];[.$AR20])" office:value-type="float"/>
          <table:table-cell table:formula="of:=MAX([.$C20];[.$X20];[.$AS20])" office:value-type="float"/>
          <table:table-cell table:formula="of:=MAX([.$D20];[.$Y20];[.$AT20])" office:value-type="float"/>
          <table:table-cell table:formula="of:=MAX([.$E20];[.$Z20];[.$AU20])" office:value-type="float"/>
          <table:table-cell table:formula="of:=MAX([.$F20];[.$AA20];[.$AV20])" office:value-type="float"/>
          <table:table-cell table:formula="of:=MAX([.$G20];[.$AB20];[.$AW20])" office:value-type="float"/>
          <table:table-cell table:formula="of:=MAX([.$H20];[.$AC20];[.$AX20])" office:value-type="float"/>
          <table:table-cell table:formula="of:=MAX([.$I20];[.$AD20];[.$AY20])" office:value-type="float"/>
          <table:table-cell table:formula="of:=MAX([.$J20];[.$AE20];[.$AZ20])" office:value-type="float"/>
          <table:table-cell table:formula="of:=MAX([.$K20];[.$AF20];[.$BA20])" office:value-type="float"/>
          <table:table-cell table:formula="of:=MAX([.$L20];[.$AG20];[.$BB20])" office:value-type="float"/>
          <table:table-cell table:formula="of:=MAX([.$M20];[.$AH20];[.$BC20])" office:value-type="float"/>
          <table:table-cell table:formula="of:=MAX([.$N20];[.$AI20];[.$BD20])" office:value-type="float"/>
          <table:table-cell table:formula="of:=MAX([.$O20];[.$AJ20];[.$BE20])" office:value-type="float"/>
          <table:table-cell table:formula="of:=MAX([.$P20];[.$AK20];[.$BF20])" office:value-type="float"/>
          <table:table-cell table:formula="of:=MAX([.$Q20];[.$AL20];[.$BG20])" office:value-type="float"/>
          <table:table-cell table:formula="of:=MAX([.$R20];[.$AM20];[.$BH20])" office:value-type="float"/>
          <table:table-cell table:formula="of:=MAX([.$S20];[.$AN20];[.$BI20])" office:value-type="float"/>
          <table:table-cell table:formula="of:=MAX([.$T20];[.$AO20];[.$BJ20])" office:value-type="float"/>
          <table:table-cell table:formula="of:=MAX([.$U20];[.$AP20];[.$BK20])" office:value-type="float"/>
          <table:table-cell table:formula="of:=MAX([.$V20];[.$AQ20];[.$BL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237.674"/>
          <table:table-cell office:value-type="float" office:value="237.127"/>
          <table:table-cell office:value-type="float" office:value="233.27"/>
          <table:table-cell office:value-type="float" office:value="0.0"/>
          <table:table-cell office:value-type="float" office:value="0.0"/>
          <table:table-cell office:value-type="float" office:value="1274.0"/>
          <table:table-cell office:value-type="float" office:value="536109.0"/>
          <table:table-cell office:value-type="float" office:value="2463802.0"/>
          <table:table-cell office:value-type="float" office:value="407352.0"/>
          <table:table-cell office:value-type="float" office:value="1481036.0"/>
          <table:table-cell office:value-type="float" office:value="3819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3318.0"/>
          <table:table-cell office:value-type="float" office:value="889550.0"/>
          <table:table-cell office:value-type="float" office:value="716869.0"/>
          <table:table-cell office:value-type="float" office:value="378577.0"/>
          <table:table-cell office:value-type="float" office:value="569772.0"/>
          <table:table-cell office:value-type="float" office:value="672478.0"/>
          <table:table-cell office:value-type="float" office:value="1220.0"/>
          <table:table-cell office:value-type="float" office:value="34.2379"/>
          <table:table-cell office:value-type="float" office:value="33.726"/>
          <table:table-cell office:value-type="float" office:value="29.93"/>
          <table:table-cell office:value-type="float" office:value="1.0"/>
          <table:table-cell office:value-type="float" office:value="0.0"/>
          <table:table-cell office:value-type="float" office:value="242.0"/>
          <table:table-cell office:value-type="float" office:value="76694.0"/>
          <table:table-cell office:value-type="float" office:value="583455.0"/>
          <table:table-cell office:value-type="float" office:value="407352.0"/>
          <table:table-cell office:value-type="float" office:value="1481036.0"/>
          <table:table-cell office:value-type="float" office:value="3854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3318.0"/>
          <table:table-cell office:value-type="float" office:value="889550.0"/>
          <table:table-cell office:value-type="float" office:value="716869.0"/>
          <table:table-cell office:value-type="float" office:value="378577.0"/>
          <table:table-cell office:value-type="float" office:value="569772.0"/>
          <table:table-cell office:value-type="float" office:value="672478.0"/>
          <table:table-cell office:value-type="float" office:value="1220.0"/>
          <table:table-cell office:value-type="float" office:value="3.31328"/>
          <table:table-cell office:value-type="float" office:value="2.985"/>
          <table:table-cell office:value-type="float" office:value="0.75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488.0"/>
          <table:table-cell office:value-type="float" office:value="16542.0"/>
          <table:table-cell office:value-type="float" office:value="280045.0"/>
          <table:table-cell office:value-type="float" office:value="1073404.0"/>
          <table:table-cell office:value-type="float" office:value="2612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5827.0"/>
          <table:table-cell office:value-type="float" office:value="534251.0"/>
          <table:table-cell office:value-type="float" office:value="466199.0"/>
          <table:table-cell office:value-type="string">
            <text:p/>
          </table:table-cell>
          <table:table-cell office:value-type="float" office:value="337011.0"/>
          <table:table-cell office:value-type="float" office:value="316531.0"/>
          <table:table-cell office:value-type="float" office:value="640.0"/>
          <table:table-cell table:formula="of:=MIN([.$B21];[.$W21];[.$AR21])" office:value-type="float"/>
          <table:table-cell table:formula="of:=MIN([.$C21];[.$X21];[.$AS21])" office:value-type="float"/>
          <table:table-cell table:formula="of:=MIN([.$D21];[.$Y21];[.$AT21])" office:value-type="float"/>
          <table:table-cell table:formula="of:=MIN([.$E21];[.$Z21];[.$AU21])" office:value-type="float"/>
          <table:table-cell table:formula="of:=MIN([.$F21];[.$AA21];[.$AV21])" office:value-type="float"/>
          <table:table-cell table:formula="of:=MIN([.$G21];[.$AB21];[.$AW21])" office:value-type="float"/>
          <table:table-cell table:formula="of:=MIN([.$H21];[.$AC21];[.$AX21])" office:value-type="float"/>
          <table:table-cell table:formula="of:=MIN([.$I21];[.$AD21];[.$AY21])" office:value-type="float"/>
          <table:table-cell table:formula="of:=MIN([.$J21];[.$AE21];[.$AZ21])" office:value-type="float"/>
          <table:table-cell table:formula="of:=MIN([.$K21];[.$AF21];[.$BA21])" office:value-type="float"/>
          <table:table-cell table:formula="of:=MIN([.$L21];[.$AG21];[.$BB21])" office:value-type="float"/>
          <table:table-cell table:formula="of:=MIN([.$M21];[.$AH21];[.$BC21])" office:value-type="float"/>
          <table:table-cell table:formula="of:=MIN([.$N21];[.$AI21];[.$BD21])" office:value-type="float"/>
          <table:table-cell table:formula="of:=MIN([.$O21];[.$AJ21];[.$BE21])" office:value-type="float"/>
          <table:table-cell table:formula="of:=MIN([.$P21];[.$AK21];[.$BF21])" office:value-type="float"/>
          <table:table-cell table:formula="of:=MIN([.$Q21];[.$AL21];[.$BG21])" office:value-type="float"/>
          <table:table-cell table:formula="of:=MIN([.$R21];[.$AM21];[.$BH21])" office:value-type="float"/>
          <table:table-cell table:formula="of:=MIN([.$S21];[.$AN21];[.$BI21])" office:value-type="float"/>
          <table:table-cell table:formula="of:=MIN([.$T21];[.$AO21];[.$BJ21])" office:value-type="float"/>
          <table:table-cell table:formula="of:=MIN([.$U21];[.$AP21];[.$BK21])" office:value-type="float"/>
          <table:table-cell table:formula="of:=MIN([.$V21];[.$AQ21];[.$BL21])" office:value-type="float"/>
          <table:table-cell table:formula="of:=MEDIAN([.$B21];[.$W21];[.$AR21])" office:value-type="float"/>
          <table:table-cell table:formula="of:=MEDIAN([.$C21];[.$X21];[.$AS21])" office:value-type="float"/>
          <table:table-cell table:formula="of:=MEDIAN([.$D21];[.$Y21];[.$AT21])" office:value-type="float"/>
          <table:table-cell table:formula="of:=MEDIAN([.$E21];[.$Z21];[.$AU21])" office:value-type="float"/>
          <table:table-cell table:formula="of:=MEDIAN([.$F21];[.$AA21];[.$AV21])" office:value-type="float"/>
          <table:table-cell table:formula="of:=MEDIAN([.$G21];[.$AB21];[.$AW21])" office:value-type="float"/>
          <table:table-cell table:formula="of:=MEDIAN([.$H21];[.$AC21];[.$AX21])" office:value-type="float"/>
          <table:table-cell table:formula="of:=MEDIAN([.$I21];[.$AD21];[.$AY21])" office:value-type="float"/>
          <table:table-cell table:formula="of:=MEDIAN([.$J21];[.$AE21];[.$AZ21])" office:value-type="float"/>
          <table:table-cell table:formula="of:=MEDIAN([.$K21];[.$AF21];[.$BA21])" office:value-type="float"/>
          <table:table-cell table:formula="of:=MEDIAN([.$L21];[.$AG21];[.$BB21])" office:value-type="float"/>
          <table:table-cell table:formula="of:=MEDIAN([.$M21];[.$AH21];[.$BC21])" office:value-type="float"/>
          <table:table-cell table:formula="of:=MEDIAN([.$N21];[.$AI21];[.$BD21])" office:value-type="float"/>
          <table:table-cell table:formula="of:=MEDIAN([.$O21];[.$AJ21];[.$BE21])" office:value-type="float"/>
          <table:table-cell table:formula="of:=MEDIAN([.$P21];[.$AK21];[.$BF21])" office:value-type="float"/>
          <table:table-cell table:formula="of:=MEDIAN([.$Q21];[.$AL21];[.$BG21])" office:value-type="float"/>
          <table:table-cell table:formula="of:=MEDIAN([.$R21];[.$AM21];[.$BH21])" office:value-type="float"/>
          <table:table-cell table:formula="of:=MEDIAN([.$S21];[.$AN21];[.$BI21])" office:value-type="float"/>
          <table:table-cell table:formula="of:=MEDIAN([.$T21];[.$AO21];[.$BJ21])" office:value-type="float"/>
          <table:table-cell table:formula="of:=MEDIAN([.$U21];[.$AP21];[.$BK21])" office:value-type="float"/>
          <table:table-cell table:formula="of:=MEDIAN([.$V21];[.$AQ21];[.$BL21])" office:value-type="float"/>
          <table:table-cell table:formula="of:=MAX([.$B21];[.$W21];[.$AR21])" office:value-type="float"/>
          <table:table-cell table:formula="of:=MAX([.$C21];[.$X21];[.$AS21])" office:value-type="float"/>
          <table:table-cell table:formula="of:=MAX([.$D21];[.$Y21];[.$AT21])" office:value-type="float"/>
          <table:table-cell table:formula="of:=MAX([.$E21];[.$Z21];[.$AU21])" office:value-type="float"/>
          <table:table-cell table:formula="of:=MAX([.$F21];[.$AA21];[.$AV21])" office:value-type="float"/>
          <table:table-cell table:formula="of:=MAX([.$G21];[.$AB21];[.$AW21])" office:value-type="float"/>
          <table:table-cell table:formula="of:=MAX([.$H21];[.$AC21];[.$AX21])" office:value-type="float"/>
          <table:table-cell table:formula="of:=MAX([.$I21];[.$AD21];[.$AY21])" office:value-type="float"/>
          <table:table-cell table:formula="of:=MAX([.$J21];[.$AE21];[.$AZ21])" office:value-type="float"/>
          <table:table-cell table:formula="of:=MAX([.$K21];[.$AF21];[.$BA21])" office:value-type="float"/>
          <table:table-cell table:formula="of:=MAX([.$L21];[.$AG21];[.$BB21])" office:value-type="float"/>
          <table:table-cell table:formula="of:=MAX([.$M21];[.$AH21];[.$BC21])" office:value-type="float"/>
          <table:table-cell table:formula="of:=MAX([.$N21];[.$AI21];[.$BD21])" office:value-type="float"/>
          <table:table-cell table:formula="of:=MAX([.$O21];[.$AJ21];[.$BE21])" office:value-type="float"/>
          <table:table-cell table:formula="of:=MAX([.$P21];[.$AK21];[.$BF21])" office:value-type="float"/>
          <table:table-cell table:formula="of:=MAX([.$Q21];[.$AL21];[.$BG21])" office:value-type="float"/>
          <table:table-cell table:formula="of:=MAX([.$R21];[.$AM21];[.$BH21])" office:value-type="float"/>
          <table:table-cell table:formula="of:=MAX([.$S21];[.$AN21];[.$BI21])" office:value-type="float"/>
          <table:table-cell table:formula="of:=MAX([.$T21];[.$AO21];[.$BJ21])" office:value-type="float"/>
          <table:table-cell table:formula="of:=MAX([.$U21];[.$AP21];[.$BK21])" office:value-type="float"/>
          <table:table-cell table:formula="of:=MAX([.$V21];[.$AQ21];[.$BL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44.3029"/>
          <table:table-cell office:value-type="float" office:value="43.787"/>
          <table:table-cell office:value-type="float" office:value="39.89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94408.0"/>
          <table:table-cell office:value-type="float" office:value="680586.0"/>
          <table:table-cell office:value-type="float" office:value="407352.0"/>
          <table:table-cell office:value-type="float" office:value="1481038.0"/>
          <table:table-cell office:value-type="float" office:value="3818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3318.0"/>
          <table:table-cell office:value-type="float" office:value="889550.0"/>
          <table:table-cell office:value-type="float" office:value="716869.0"/>
          <table:table-cell office:value-type="float" office:value="378577.0"/>
          <table:table-cell office:value-type="float" office:value="569772.0"/>
          <table:table-cell office:value-type="float" office:value="672478.0"/>
          <table:table-cell office:value-type="float" office:value="1220.0"/>
          <table:table-cell office:value-type="float" office:value="33.9379"/>
          <table:table-cell office:value-type="float" office:value="33.422"/>
          <table:table-cell office:value-type="float" office:value="29.58"/>
          <table:table-cell office:value-type="float" office:value="1.0"/>
          <table:table-cell office:value-type="float" office:value="0.0"/>
          <table:table-cell office:value-type="float" office:value="252.0"/>
          <table:table-cell office:value-type="float" office:value="72946.0"/>
          <table:table-cell office:value-type="float" office:value="483109.0"/>
          <table:table-cell office:value-type="float" office:value="407352.0"/>
          <table:table-cell office:value-type="float" office:value="1481038.0"/>
          <table:table-cell office:value-type="float" office:value="3834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3318.0"/>
          <table:table-cell office:value-type="float" office:value="889550.0"/>
          <table:table-cell office:value-type="float" office:value="716869.0"/>
          <table:table-cell office:value-type="float" office:value="378577.0"/>
          <table:table-cell office:value-type="float" office:value="569772.0"/>
          <table:table-cell office:value-type="float" office:value="672478.0"/>
          <table:table-cell office:value-type="float" office:value="1220.0"/>
          <table:table-cell office:value-type="float" office:value="4.36683"/>
          <table:table-cell office:value-type="float" office:value="3.902"/>
          <table:table-cell office:value-type="float" office:value="1.85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2017.0"/>
          <table:table-cell office:value-type="float" office:value="58547.0"/>
          <table:table-cell office:value-type="float" office:value="280045.0"/>
          <table:table-cell office:value-type="float" office:value="1073406.0"/>
          <table:table-cell office:value-type="float" office:value="2627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5827.0"/>
          <table:table-cell office:value-type="float" office:value="534251.0"/>
          <table:table-cell office:value-type="float" office:value="466199.0"/>
          <table:table-cell office:value-type="string">
            <text:p/>
          </table:table-cell>
          <table:table-cell office:value-type="float" office:value="337011.0"/>
          <table:table-cell office:value-type="float" office:value="316531.0"/>
          <table:table-cell office:value-type="float" office:value="640.0"/>
          <table:table-cell table:formula="of:=MIN([.$B22];[.$W22];[.$AR22])" office:value-type="float"/>
          <table:table-cell table:formula="of:=MIN([.$C22];[.$X22];[.$AS22])" office:value-type="float"/>
          <table:table-cell table:formula="of:=MIN([.$D22];[.$Y22];[.$AT22])" office:value-type="float"/>
          <table:table-cell table:formula="of:=MIN([.$E22];[.$Z22];[.$AU22])" office:value-type="float"/>
          <table:table-cell table:formula="of:=MIN([.$F22];[.$AA22];[.$AV22])" office:value-type="float"/>
          <table:table-cell table:formula="of:=MIN([.$G22];[.$AB22];[.$AW22])" office:value-type="float"/>
          <table:table-cell table:formula="of:=MIN([.$H22];[.$AC22];[.$AX22])" office:value-type="float"/>
          <table:table-cell table:formula="of:=MIN([.$I22];[.$AD22];[.$AY22])" office:value-type="float"/>
          <table:table-cell table:formula="of:=MIN([.$J22];[.$AE22];[.$AZ22])" office:value-type="float"/>
          <table:table-cell table:formula="of:=MIN([.$K22];[.$AF22];[.$BA22])" office:value-type="float"/>
          <table:table-cell table:formula="of:=MIN([.$L22];[.$AG22];[.$BB22])" office:value-type="float"/>
          <table:table-cell table:formula="of:=MIN([.$M22];[.$AH22];[.$BC22])" office:value-type="float"/>
          <table:table-cell table:formula="of:=MIN([.$N22];[.$AI22];[.$BD22])" office:value-type="float"/>
          <table:table-cell table:formula="of:=MIN([.$O22];[.$AJ22];[.$BE22])" office:value-type="float"/>
          <table:table-cell table:formula="of:=MIN([.$P22];[.$AK22];[.$BF22])" office:value-type="float"/>
          <table:table-cell table:formula="of:=MIN([.$Q22];[.$AL22];[.$BG22])" office:value-type="float"/>
          <table:table-cell table:formula="of:=MIN([.$R22];[.$AM22];[.$BH22])" office:value-type="float"/>
          <table:table-cell table:formula="of:=MIN([.$S22];[.$AN22];[.$BI22])" office:value-type="float"/>
          <table:table-cell table:formula="of:=MIN([.$T22];[.$AO22];[.$BJ22])" office:value-type="float"/>
          <table:table-cell table:formula="of:=MIN([.$U22];[.$AP22];[.$BK22])" office:value-type="float"/>
          <table:table-cell table:formula="of:=MIN([.$V22];[.$AQ22];[.$BL22])" office:value-type="float"/>
          <table:table-cell table:formula="of:=MEDIAN([.$B22];[.$W22];[.$AR22])" office:value-type="float"/>
          <table:table-cell table:formula="of:=MEDIAN([.$C22];[.$X22];[.$AS22])" office:value-type="float"/>
          <table:table-cell table:formula="of:=MEDIAN([.$D22];[.$Y22];[.$AT22])" office:value-type="float"/>
          <table:table-cell table:formula="of:=MEDIAN([.$E22];[.$Z22];[.$AU22])" office:value-type="float"/>
          <table:table-cell table:formula="of:=MEDIAN([.$F22];[.$AA22];[.$AV22])" office:value-type="float"/>
          <table:table-cell table:formula="of:=MEDIAN([.$G22];[.$AB22];[.$AW22])" office:value-type="float"/>
          <table:table-cell table:formula="of:=MEDIAN([.$H22];[.$AC22];[.$AX22])" office:value-type="float"/>
          <table:table-cell table:formula="of:=MEDIAN([.$I22];[.$AD22];[.$AY22])" office:value-type="float"/>
          <table:table-cell table:formula="of:=MEDIAN([.$J22];[.$AE22];[.$AZ22])" office:value-type="float"/>
          <table:table-cell table:formula="of:=MEDIAN([.$K22];[.$AF22];[.$BA22])" office:value-type="float"/>
          <table:table-cell table:formula="of:=MEDIAN([.$L22];[.$AG22];[.$BB22])" office:value-type="float"/>
          <table:table-cell table:formula="of:=MEDIAN([.$M22];[.$AH22];[.$BC22])" office:value-type="float"/>
          <table:table-cell table:formula="of:=MEDIAN([.$N22];[.$AI22];[.$BD22])" office:value-type="float"/>
          <table:table-cell table:formula="of:=MEDIAN([.$O22];[.$AJ22];[.$BE22])" office:value-type="float"/>
          <table:table-cell table:formula="of:=MEDIAN([.$P22];[.$AK22];[.$BF22])" office:value-type="float"/>
          <table:table-cell table:formula="of:=MEDIAN([.$Q22];[.$AL22];[.$BG22])" office:value-type="float"/>
          <table:table-cell table:formula="of:=MEDIAN([.$R22];[.$AM22];[.$BH22])" office:value-type="float"/>
          <table:table-cell table:formula="of:=MEDIAN([.$S22];[.$AN22];[.$BI22])" office:value-type="float"/>
          <table:table-cell table:formula="of:=MEDIAN([.$T22];[.$AO22];[.$BJ22])" office:value-type="float"/>
          <table:table-cell table:formula="of:=MEDIAN([.$U22];[.$AP22];[.$BK22])" office:value-type="float"/>
          <table:table-cell table:formula="of:=MEDIAN([.$V22];[.$AQ22];[.$BL22])" office:value-type="float"/>
          <table:table-cell table:formula="of:=MAX([.$B22];[.$W22];[.$AR22])" office:value-type="float"/>
          <table:table-cell table:formula="of:=MAX([.$C22];[.$X22];[.$AS22])" office:value-type="float"/>
          <table:table-cell table:formula="of:=MAX([.$D22];[.$Y22];[.$AT22])" office:value-type="float"/>
          <table:table-cell table:formula="of:=MAX([.$E22];[.$Z22];[.$AU22])" office:value-type="float"/>
          <table:table-cell table:formula="of:=MAX([.$F22];[.$AA22];[.$AV22])" office:value-type="float"/>
          <table:table-cell table:formula="of:=MAX([.$G22];[.$AB22];[.$AW22])" office:value-type="float"/>
          <table:table-cell table:formula="of:=MAX([.$H22];[.$AC22];[.$AX22])" office:value-type="float"/>
          <table:table-cell table:formula="of:=MAX([.$I22];[.$AD22];[.$AY22])" office:value-type="float"/>
          <table:table-cell table:formula="of:=MAX([.$J22];[.$AE22];[.$AZ22])" office:value-type="float"/>
          <table:table-cell table:formula="of:=MAX([.$K22];[.$AF22];[.$BA22])" office:value-type="float"/>
          <table:table-cell table:formula="of:=MAX([.$L22];[.$AG22];[.$BB22])" office:value-type="float"/>
          <table:table-cell table:formula="of:=MAX([.$M22];[.$AH22];[.$BC22])" office:value-type="float"/>
          <table:table-cell table:formula="of:=MAX([.$N22];[.$AI22];[.$BD22])" office:value-type="float"/>
          <table:table-cell table:formula="of:=MAX([.$O22];[.$AJ22];[.$BE22])" office:value-type="float"/>
          <table:table-cell table:formula="of:=MAX([.$P22];[.$AK22];[.$BF22])" office:value-type="float"/>
          <table:table-cell table:formula="of:=MAX([.$Q22];[.$AL22];[.$BG22])" office:value-type="float"/>
          <table:table-cell table:formula="of:=MAX([.$R22];[.$AM22];[.$BH22])" office:value-type="float"/>
          <table:table-cell table:formula="of:=MAX([.$S22];[.$AN22];[.$BI22])" office:value-type="float"/>
          <table:table-cell table:formula="of:=MAX([.$T22];[.$AO22];[.$BJ22])" office:value-type="float"/>
          <table:table-cell table:formula="of:=MAX([.$U22];[.$AP22];[.$BK22])" office:value-type="float"/>
          <table:table-cell table:formula="of:=MAX([.$V22];[.$AQ22];[.$BL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24771"/>
          <table:table-cell office:value-type="float" office:value="0.852"/>
          <table:table-cell office:value-type="float" office:value="0.24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074.0"/>
          <table:table-cell office:value-type="float" office:value="8394.0"/>
          <table:table-cell office:value-type="float" office:value="64956.0"/>
          <table:table-cell office:value-type="float" office:value="224928.0"/>
          <table:table-cell office:value-type="float" office:value="1457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664.0"/>
          <table:table-cell office:value-type="float" office:value="156275.0"/>
          <table:table-cell office:value-type="float" office:value="110182.0"/>
          <table:table-cell office:value-type="float" office:value="74457.0"/>
          <table:table-cell office:value-type="float" office:value="101484.0"/>
          <table:table-cell office:value-type="float" office:value="126087.0"/>
          <table:table-cell office:value-type="float" office:value="244.0"/>
          <table:table-cell office:value-type="float" office:value="1.1129"/>
          <table:table-cell office:value-type="float" office:value="0.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76.0"/>
          <table:table-cell office:value-type="float" office:value="64956.0"/>
          <table:table-cell office:value-type="float" office:value="224928.0"/>
          <table:table-cell office:value-type="float" office:value="1466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664.0"/>
          <table:table-cell office:value-type="float" office:value="156275.0"/>
          <table:table-cell office:value-type="float" office:value="110182.0"/>
          <table:table-cell office:value-type="float" office:value="74457.0"/>
          <table:table-cell office:value-type="float" office:value="101484.0"/>
          <table:table-cell office:value-type="float" office:value="126087.0"/>
          <table:table-cell office:value-type="float" office:value="244.0"/>
          <table:table-cell office:value-type="float" office:value="0.697682"/>
          <table:table-cell office:value-type="float" office:value="0.41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10.0"/>
          <table:table-cell office:value-type="float" office:value="42423.0"/>
          <table:table-cell office:value-type="float" office:value="151886.0"/>
          <table:table-cell office:value-type="float" office:value="1236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122.0"/>
          <table:table-cell office:value-type="float" office:value="91141.0"/>
          <table:table-cell office:value-type="float" office:value="60056.0"/>
          <table:table-cell office:value-type="float" office:value="27915.0"/>
          <table:table-cell office:value-type="float" office:value="57880.0"/>
          <table:table-cell office:value-type="float" office:value="50683.0"/>
          <table:table-cell office:value-type="float" office:value="128.0"/>
          <table:table-cell table:formula="of:=MIN([.$B23];[.$W23];[.$AR23])" office:value-type="float"/>
          <table:table-cell table:formula="of:=MIN([.$C23];[.$X23];[.$AS23])" office:value-type="float"/>
          <table:table-cell table:formula="of:=MIN([.$D23];[.$Y23];[.$AT23])" office:value-type="float"/>
          <table:table-cell table:formula="of:=MIN([.$E23];[.$Z23];[.$AU23])" office:value-type="float"/>
          <table:table-cell table:formula="of:=MIN([.$F23];[.$AA23];[.$AV23])" office:value-type="float"/>
          <table:table-cell table:formula="of:=MIN([.$G23];[.$AB23];[.$AW23])" office:value-type="float"/>
          <table:table-cell table:formula="of:=MIN([.$H23];[.$AC23];[.$AX23])" office:value-type="float"/>
          <table:table-cell table:formula="of:=MIN([.$I23];[.$AD23];[.$AY23])" office:value-type="float"/>
          <table:table-cell table:formula="of:=MIN([.$J23];[.$AE23];[.$AZ23])" office:value-type="float"/>
          <table:table-cell table:formula="of:=MIN([.$K23];[.$AF23];[.$BA23])" office:value-type="float"/>
          <table:table-cell table:formula="of:=MIN([.$L23];[.$AG23];[.$BB23])" office:value-type="float"/>
          <table:table-cell table:formula="of:=MIN([.$M23];[.$AH23];[.$BC23])" office:value-type="float"/>
          <table:table-cell table:formula="of:=MIN([.$N23];[.$AI23];[.$BD23])" office:value-type="float"/>
          <table:table-cell table:formula="of:=MIN([.$O23];[.$AJ23];[.$BE23])" office:value-type="float"/>
          <table:table-cell table:formula="of:=MIN([.$P23];[.$AK23];[.$BF23])" office:value-type="float"/>
          <table:table-cell table:formula="of:=MIN([.$Q23];[.$AL23];[.$BG23])" office:value-type="float"/>
          <table:table-cell table:formula="of:=MIN([.$R23];[.$AM23];[.$BH23])" office:value-type="float"/>
          <table:table-cell table:formula="of:=MIN([.$S23];[.$AN23];[.$BI23])" office:value-type="float"/>
          <table:table-cell table:formula="of:=MIN([.$T23];[.$AO23];[.$BJ23])" office:value-type="float"/>
          <table:table-cell table:formula="of:=MIN([.$U23];[.$AP23];[.$BK23])" office:value-type="float"/>
          <table:table-cell table:formula="of:=MIN([.$V23];[.$AQ23];[.$BL23])" office:value-type="float"/>
          <table:table-cell table:formula="of:=MEDIAN([.$B23];[.$W23];[.$AR23])" office:value-type="float"/>
          <table:table-cell table:formula="of:=MEDIAN([.$C23];[.$X23];[.$AS23])" office:value-type="float"/>
          <table:table-cell table:formula="of:=MEDIAN([.$D23];[.$Y23];[.$AT23])" office:value-type="float"/>
          <table:table-cell table:formula="of:=MEDIAN([.$E23];[.$Z23];[.$AU23])" office:value-type="float"/>
          <table:table-cell table:formula="of:=MEDIAN([.$F23];[.$AA23];[.$AV23])" office:value-type="float"/>
          <table:table-cell table:formula="of:=MEDIAN([.$G23];[.$AB23];[.$AW23])" office:value-type="float"/>
          <table:table-cell table:formula="of:=MEDIAN([.$H23];[.$AC23];[.$AX23])" office:value-type="float"/>
          <table:table-cell table:formula="of:=MEDIAN([.$I23];[.$AD23];[.$AY23])" office:value-type="float"/>
          <table:table-cell table:formula="of:=MEDIAN([.$J23];[.$AE23];[.$AZ23])" office:value-type="float"/>
          <table:table-cell table:formula="of:=MEDIAN([.$K23];[.$AF23];[.$BA23])" office:value-type="float"/>
          <table:table-cell table:formula="of:=MEDIAN([.$L23];[.$AG23];[.$BB23])" office:value-type="float"/>
          <table:table-cell table:formula="of:=MEDIAN([.$M23];[.$AH23];[.$BC23])" office:value-type="float"/>
          <table:table-cell table:formula="of:=MEDIAN([.$N23];[.$AI23];[.$BD23])" office:value-type="float"/>
          <table:table-cell table:formula="of:=MEDIAN([.$O23];[.$AJ23];[.$BE23])" office:value-type="float"/>
          <table:table-cell table:formula="of:=MEDIAN([.$P23];[.$AK23];[.$BF23])" office:value-type="float"/>
          <table:table-cell table:formula="of:=MEDIAN([.$Q23];[.$AL23];[.$BG23])" office:value-type="float"/>
          <table:table-cell table:formula="of:=MEDIAN([.$R23];[.$AM23];[.$BH23])" office:value-type="float"/>
          <table:table-cell table:formula="of:=MEDIAN([.$S23];[.$AN23];[.$BI23])" office:value-type="float"/>
          <table:table-cell table:formula="of:=MEDIAN([.$T23];[.$AO23];[.$BJ23])" office:value-type="float"/>
          <table:table-cell table:formula="of:=MEDIAN([.$U23];[.$AP23];[.$BK23])" office:value-type="float"/>
          <table:table-cell table:formula="of:=MEDIAN([.$V23];[.$AQ23];[.$BL23])" office:value-type="float"/>
          <table:table-cell table:formula="of:=MAX([.$B23];[.$W23];[.$AR23])" office:value-type="float"/>
          <table:table-cell table:formula="of:=MAX([.$C23];[.$X23];[.$AS23])" office:value-type="float"/>
          <table:table-cell table:formula="of:=MAX([.$D23];[.$Y23];[.$AT23])" office:value-type="float"/>
          <table:table-cell table:formula="of:=MAX([.$E23];[.$Z23];[.$AU23])" office:value-type="float"/>
          <table:table-cell table:formula="of:=MAX([.$F23];[.$AA23];[.$AV23])" office:value-type="float"/>
          <table:table-cell table:formula="of:=MAX([.$G23];[.$AB23];[.$AW23])" office:value-type="float"/>
          <table:table-cell table:formula="of:=MAX([.$H23];[.$AC23];[.$AX23])" office:value-type="float"/>
          <table:table-cell table:formula="of:=MAX([.$I23];[.$AD23];[.$AY23])" office:value-type="float"/>
          <table:table-cell table:formula="of:=MAX([.$J23];[.$AE23];[.$AZ23])" office:value-type="float"/>
          <table:table-cell table:formula="of:=MAX([.$K23];[.$AF23];[.$BA23])" office:value-type="float"/>
          <table:table-cell table:formula="of:=MAX([.$L23];[.$AG23];[.$BB23])" office:value-type="float"/>
          <table:table-cell table:formula="of:=MAX([.$M23];[.$AH23];[.$BC23])" office:value-type="float"/>
          <table:table-cell table:formula="of:=MAX([.$N23];[.$AI23];[.$BD23])" office:value-type="float"/>
          <table:table-cell table:formula="of:=MAX([.$O23];[.$AJ23];[.$BE23])" office:value-type="float"/>
          <table:table-cell table:formula="of:=MAX([.$P23];[.$AK23];[.$BF23])" office:value-type="float"/>
          <table:table-cell table:formula="of:=MAX([.$Q23];[.$AL23];[.$BG23])" office:value-type="float"/>
          <table:table-cell table:formula="of:=MAX([.$R23];[.$AM23];[.$BH23])" office:value-type="float"/>
          <table:table-cell table:formula="of:=MAX([.$S23];[.$AN23];[.$BI23])" office:value-type="float"/>
          <table:table-cell table:formula="of:=MAX([.$T23];[.$AO23];[.$BJ23])" office:value-type="float"/>
          <table:table-cell table:formula="of:=MAX([.$U23];[.$AP23];[.$BK23])" office:value-type="float"/>
          <table:table-cell table:formula="of:=MAX([.$V23];[.$AQ23];[.$BL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07756"/>
          <table:table-cell office:value-type="float" office:value="0.707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5.0"/>
          <table:table-cell office:value-type="float" office:value="996.0"/>
          <table:table-cell office:value-type="float" office:value="64956.0"/>
          <table:table-cell office:value-type="float" office:value="224928.0"/>
          <table:table-cell office:value-type="float" office:value="1457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664.0"/>
          <table:table-cell office:value-type="float" office:value="156275.0"/>
          <table:table-cell office:value-type="float" office:value="110182.0"/>
          <table:table-cell office:value-type="float" office:value="74457.0"/>
          <table:table-cell office:value-type="float" office:value="101484.0"/>
          <table:table-cell office:value-type="float" office:value="126087.0"/>
          <table:table-cell office:value-type="float" office:value="244.0"/>
          <table:table-cell office:value-type="float" office:value="1.07343"/>
          <table:table-cell office:value-type="float" office:value="0.68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623.0"/>
          <table:table-cell office:value-type="float" office:value="64956.0"/>
          <table:table-cell office:value-type="float" office:value="224928.0"/>
          <table:table-cell office:value-type="float" office:value="145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664.0"/>
          <table:table-cell office:value-type="float" office:value="156275.0"/>
          <table:table-cell office:value-type="float" office:value="110182.0"/>
          <table:table-cell office:value-type="float" office:value="74457.0"/>
          <table:table-cell office:value-type="float" office:value="101484.0"/>
          <table:table-cell office:value-type="float" office:value="126087.0"/>
          <table:table-cell office:value-type="float" office:value="244.0"/>
          <table:table-cell office:value-type="float" office:value="0.718766"/>
          <table:table-cell office:value-type="float" office:value="0.4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82.0"/>
          <table:table-cell office:value-type="float" office:value="42423.0"/>
          <table:table-cell office:value-type="float" office:value="151886.0"/>
          <table:table-cell office:value-type="float" office:value="1241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122.0"/>
          <table:table-cell office:value-type="float" office:value="91141.0"/>
          <table:table-cell office:value-type="float" office:value="60056.0"/>
          <table:table-cell office:value-type="float" office:value="27915.0"/>
          <table:table-cell office:value-type="float" office:value="57880.0"/>
          <table:table-cell office:value-type="float" office:value="50683.0"/>
          <table:table-cell office:value-type="float" office:value="128.0"/>
          <table:table-cell table:formula="of:=MIN([.$B24];[.$W24];[.$AR24])" office:value-type="float"/>
          <table:table-cell table:formula="of:=MIN([.$C24];[.$X24];[.$AS24])" office:value-type="float"/>
          <table:table-cell table:formula="of:=MIN([.$D24];[.$Y24];[.$AT24])" office:value-type="float"/>
          <table:table-cell table:formula="of:=MIN([.$E24];[.$Z24];[.$AU24])" office:value-type="float"/>
          <table:table-cell table:formula="of:=MIN([.$F24];[.$AA24];[.$AV24])" office:value-type="float"/>
          <table:table-cell table:formula="of:=MIN([.$G24];[.$AB24];[.$AW24])" office:value-type="float"/>
          <table:table-cell table:formula="of:=MIN([.$H24];[.$AC24];[.$AX24])" office:value-type="float"/>
          <table:table-cell table:formula="of:=MIN([.$I24];[.$AD24];[.$AY24])" office:value-type="float"/>
          <table:table-cell table:formula="of:=MIN([.$J24];[.$AE24];[.$AZ24])" office:value-type="float"/>
          <table:table-cell table:formula="of:=MIN([.$K24];[.$AF24];[.$BA24])" office:value-type="float"/>
          <table:table-cell table:formula="of:=MIN([.$L24];[.$AG24];[.$BB24])" office:value-type="float"/>
          <table:table-cell table:formula="of:=MIN([.$M24];[.$AH24];[.$BC24])" office:value-type="float"/>
          <table:table-cell table:formula="of:=MIN([.$N24];[.$AI24];[.$BD24])" office:value-type="float"/>
          <table:table-cell table:formula="of:=MIN([.$O24];[.$AJ24];[.$BE24])" office:value-type="float"/>
          <table:table-cell table:formula="of:=MIN([.$P24];[.$AK24];[.$BF24])" office:value-type="float"/>
          <table:table-cell table:formula="of:=MIN([.$Q24];[.$AL24];[.$BG24])" office:value-type="float"/>
          <table:table-cell table:formula="of:=MIN([.$R24];[.$AM24];[.$BH24])" office:value-type="float"/>
          <table:table-cell table:formula="of:=MIN([.$S24];[.$AN24];[.$BI24])" office:value-type="float"/>
          <table:table-cell table:formula="of:=MIN([.$T24];[.$AO24];[.$BJ24])" office:value-type="float"/>
          <table:table-cell table:formula="of:=MIN([.$U24];[.$AP24];[.$BK24])" office:value-type="float"/>
          <table:table-cell table:formula="of:=MIN([.$V24];[.$AQ24];[.$BL24])" office:value-type="float"/>
          <table:table-cell table:formula="of:=MEDIAN([.$B24];[.$W24];[.$AR24])" office:value-type="float"/>
          <table:table-cell table:formula="of:=MEDIAN([.$C24];[.$X24];[.$AS24])" office:value-type="float"/>
          <table:table-cell table:formula="of:=MEDIAN([.$D24];[.$Y24];[.$AT24])" office:value-type="float"/>
          <table:table-cell table:formula="of:=MEDIAN([.$E24];[.$Z24];[.$AU24])" office:value-type="float"/>
          <table:table-cell table:formula="of:=MEDIAN([.$F24];[.$AA24];[.$AV24])" office:value-type="float"/>
          <table:table-cell table:formula="of:=MEDIAN([.$G24];[.$AB24];[.$AW24])" office:value-type="float"/>
          <table:table-cell table:formula="of:=MEDIAN([.$H24];[.$AC24];[.$AX24])" office:value-type="float"/>
          <table:table-cell table:formula="of:=MEDIAN([.$I24];[.$AD24];[.$AY24])" office:value-type="float"/>
          <table:table-cell table:formula="of:=MEDIAN([.$J24];[.$AE24];[.$AZ24])" office:value-type="float"/>
          <table:table-cell table:formula="of:=MEDIAN([.$K24];[.$AF24];[.$BA24])" office:value-type="float"/>
          <table:table-cell table:formula="of:=MEDIAN([.$L24];[.$AG24];[.$BB24])" office:value-type="float"/>
          <table:table-cell table:formula="of:=MEDIAN([.$M24];[.$AH24];[.$BC24])" office:value-type="float"/>
          <table:table-cell table:formula="of:=MEDIAN([.$N24];[.$AI24];[.$BD24])" office:value-type="float"/>
          <table:table-cell table:formula="of:=MEDIAN([.$O24];[.$AJ24];[.$BE24])" office:value-type="float"/>
          <table:table-cell table:formula="of:=MEDIAN([.$P24];[.$AK24];[.$BF24])" office:value-type="float"/>
          <table:table-cell table:formula="of:=MEDIAN([.$Q24];[.$AL24];[.$BG24])" office:value-type="float"/>
          <table:table-cell table:formula="of:=MEDIAN([.$R24];[.$AM24];[.$BH24])" office:value-type="float"/>
          <table:table-cell table:formula="of:=MEDIAN([.$S24];[.$AN24];[.$BI24])" office:value-type="float"/>
          <table:table-cell table:formula="of:=MEDIAN([.$T24];[.$AO24];[.$BJ24])" office:value-type="float"/>
          <table:table-cell table:formula="of:=MEDIAN([.$U24];[.$AP24];[.$BK24])" office:value-type="float"/>
          <table:table-cell table:formula="of:=MEDIAN([.$V24];[.$AQ24];[.$BL24])" office:value-type="float"/>
          <table:table-cell table:formula="of:=MAX([.$B24];[.$W24];[.$AR24])" office:value-type="float"/>
          <table:table-cell table:formula="of:=MAX([.$C24];[.$X24];[.$AS24])" office:value-type="float"/>
          <table:table-cell table:formula="of:=MAX([.$D24];[.$Y24];[.$AT24])" office:value-type="float"/>
          <table:table-cell table:formula="of:=MAX([.$E24];[.$Z24];[.$AU24])" office:value-type="float"/>
          <table:table-cell table:formula="of:=MAX([.$F24];[.$AA24];[.$AV24])" office:value-type="float"/>
          <table:table-cell table:formula="of:=MAX([.$G24];[.$AB24];[.$AW24])" office:value-type="float"/>
          <table:table-cell table:formula="of:=MAX([.$H24];[.$AC24];[.$AX24])" office:value-type="float"/>
          <table:table-cell table:formula="of:=MAX([.$I24];[.$AD24];[.$AY24])" office:value-type="float"/>
          <table:table-cell table:formula="of:=MAX([.$J24];[.$AE24];[.$AZ24])" office:value-type="float"/>
          <table:table-cell table:formula="of:=MAX([.$K24];[.$AF24];[.$BA24])" office:value-type="float"/>
          <table:table-cell table:formula="of:=MAX([.$L24];[.$AG24];[.$BB24])" office:value-type="float"/>
          <table:table-cell table:formula="of:=MAX([.$M24];[.$AH24];[.$BC24])" office:value-type="float"/>
          <table:table-cell table:formula="of:=MAX([.$N24];[.$AI24];[.$BD24])" office:value-type="float"/>
          <table:table-cell table:formula="of:=MAX([.$O24];[.$AJ24];[.$BE24])" office:value-type="float"/>
          <table:table-cell table:formula="of:=MAX([.$P24];[.$AK24];[.$BF24])" office:value-type="float"/>
          <table:table-cell table:formula="of:=MAX([.$Q24];[.$AL24];[.$BG24])" office:value-type="float"/>
          <table:table-cell table:formula="of:=MAX([.$R24];[.$AM24];[.$BH24])" office:value-type="float"/>
          <table:table-cell table:formula="of:=MAX([.$S24];[.$AN24];[.$BI24])" office:value-type="float"/>
          <table:table-cell table:formula="of:=MAX([.$T24];[.$AO24];[.$BJ24])" office:value-type="float"/>
          <table:table-cell table:formula="of:=MAX([.$U24];[.$AP24];[.$BK24])" office:value-type="float"/>
          <table:table-cell table:formula="of:=MAX([.$V24];[.$AQ24];[.$BL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07351"/>
          <table:table-cell office:value-type="float" office:value="0.66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541.0"/>
          <table:table-cell office:value-type="float" office:value="64956.0"/>
          <table:table-cell office:value-type="float" office:value="224928.0"/>
          <table:table-cell office:value-type="float" office:value="145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664.0"/>
          <table:table-cell office:value-type="float" office:value="156275.0"/>
          <table:table-cell office:value-type="float" office:value="110182.0"/>
          <table:table-cell office:value-type="float" office:value="74457.0"/>
          <table:table-cell office:value-type="float" office:value="101484.0"/>
          <table:table-cell office:value-type="float" office:value="126087.0"/>
          <table:table-cell office:value-type="float" office:value="244.0"/>
          <table:table-cell office:value-type="float" office:value="1.06152"/>
          <table:table-cell office:value-type="float" office:value="0.6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8.0"/>
          <table:table-cell office:value-type="float" office:value="64956.0"/>
          <table:table-cell office:value-type="float" office:value="224928.0"/>
          <table:table-cell office:value-type="float" office:value="145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664.0"/>
          <table:table-cell office:value-type="float" office:value="156275.0"/>
          <table:table-cell office:value-type="float" office:value="110182.0"/>
          <table:table-cell office:value-type="float" office:value="74457.0"/>
          <table:table-cell office:value-type="float" office:value="101484.0"/>
          <table:table-cell office:value-type="float" office:value="126087.0"/>
          <table:table-cell office:value-type="float" office:value="244.0"/>
          <table:table-cell office:value-type="float" office:value="0.665498"/>
          <table:table-cell office:value-type="float" office:value="0.34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6.0"/>
          <table:table-cell office:value-type="float" office:value="42423.0"/>
          <table:table-cell office:value-type="float" office:value="151886.0"/>
          <table:table-cell office:value-type="float" office:value="1241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122.0"/>
          <table:table-cell office:value-type="float" office:value="91141.0"/>
          <table:table-cell office:value-type="float" office:value="60056.0"/>
          <table:table-cell office:value-type="float" office:value="27915.0"/>
          <table:table-cell office:value-type="float" office:value="57880.0"/>
          <table:table-cell office:value-type="float" office:value="50683.0"/>
          <table:table-cell office:value-type="float" office:value="128.0"/>
          <table:table-cell table:formula="of:=MIN([.$B25];[.$W25];[.$AR25])" office:value-type="float"/>
          <table:table-cell table:formula="of:=MIN([.$C25];[.$X25];[.$AS25])" office:value-type="float"/>
          <table:table-cell table:formula="of:=MIN([.$D25];[.$Y25];[.$AT25])" office:value-type="float"/>
          <table:table-cell table:formula="of:=MIN([.$E25];[.$Z25];[.$AU25])" office:value-type="float"/>
          <table:table-cell table:formula="of:=MIN([.$F25];[.$AA25];[.$AV25])" office:value-type="float"/>
          <table:table-cell table:formula="of:=MIN([.$G25];[.$AB25];[.$AW25])" office:value-type="float"/>
          <table:table-cell table:formula="of:=MIN([.$H25];[.$AC25];[.$AX25])" office:value-type="float"/>
          <table:table-cell table:formula="of:=MIN([.$I25];[.$AD25];[.$AY25])" office:value-type="float"/>
          <table:table-cell table:formula="of:=MIN([.$J25];[.$AE25];[.$AZ25])" office:value-type="float"/>
          <table:table-cell table:formula="of:=MIN([.$K25];[.$AF25];[.$BA25])" office:value-type="float"/>
          <table:table-cell table:formula="of:=MIN([.$L25];[.$AG25];[.$BB25])" office:value-type="float"/>
          <table:table-cell table:formula="of:=MIN([.$M25];[.$AH25];[.$BC25])" office:value-type="float"/>
          <table:table-cell table:formula="of:=MIN([.$N25];[.$AI25];[.$BD25])" office:value-type="float"/>
          <table:table-cell table:formula="of:=MIN([.$O25];[.$AJ25];[.$BE25])" office:value-type="float"/>
          <table:table-cell table:formula="of:=MIN([.$P25];[.$AK25];[.$BF25])" office:value-type="float"/>
          <table:table-cell table:formula="of:=MIN([.$Q25];[.$AL25];[.$BG25])" office:value-type="float"/>
          <table:table-cell table:formula="of:=MIN([.$R25];[.$AM25];[.$BH25])" office:value-type="float"/>
          <table:table-cell table:formula="of:=MIN([.$S25];[.$AN25];[.$BI25])" office:value-type="float"/>
          <table:table-cell table:formula="of:=MIN([.$T25];[.$AO25];[.$BJ25])" office:value-type="float"/>
          <table:table-cell table:formula="of:=MIN([.$U25];[.$AP25];[.$BK25])" office:value-type="float"/>
          <table:table-cell table:formula="of:=MIN([.$V25];[.$AQ25];[.$BL25])" office:value-type="float"/>
          <table:table-cell table:formula="of:=MEDIAN([.$B25];[.$W25];[.$AR25])" office:value-type="float"/>
          <table:table-cell table:formula="of:=MEDIAN([.$C25];[.$X25];[.$AS25])" office:value-type="float"/>
          <table:table-cell table:formula="of:=MEDIAN([.$D25];[.$Y25];[.$AT25])" office:value-type="float"/>
          <table:table-cell table:formula="of:=MEDIAN([.$E25];[.$Z25];[.$AU25])" office:value-type="float"/>
          <table:table-cell table:formula="of:=MEDIAN([.$F25];[.$AA25];[.$AV25])" office:value-type="float"/>
          <table:table-cell table:formula="of:=MEDIAN([.$G25];[.$AB25];[.$AW25])" office:value-type="float"/>
          <table:table-cell table:formula="of:=MEDIAN([.$H25];[.$AC25];[.$AX25])" office:value-type="float"/>
          <table:table-cell table:formula="of:=MEDIAN([.$I25];[.$AD25];[.$AY25])" office:value-type="float"/>
          <table:table-cell table:formula="of:=MEDIAN([.$J25];[.$AE25];[.$AZ25])" office:value-type="float"/>
          <table:table-cell table:formula="of:=MEDIAN([.$K25];[.$AF25];[.$BA25])" office:value-type="float"/>
          <table:table-cell table:formula="of:=MEDIAN([.$L25];[.$AG25];[.$BB25])" office:value-type="float"/>
          <table:table-cell table:formula="of:=MEDIAN([.$M25];[.$AH25];[.$BC25])" office:value-type="float"/>
          <table:table-cell table:formula="of:=MEDIAN([.$N25];[.$AI25];[.$BD25])" office:value-type="float"/>
          <table:table-cell table:formula="of:=MEDIAN([.$O25];[.$AJ25];[.$BE25])" office:value-type="float"/>
          <table:table-cell table:formula="of:=MEDIAN([.$P25];[.$AK25];[.$BF25])" office:value-type="float"/>
          <table:table-cell table:formula="of:=MEDIAN([.$Q25];[.$AL25];[.$BG25])" office:value-type="float"/>
          <table:table-cell table:formula="of:=MEDIAN([.$R25];[.$AM25];[.$BH25])" office:value-type="float"/>
          <table:table-cell table:formula="of:=MEDIAN([.$S25];[.$AN25];[.$BI25])" office:value-type="float"/>
          <table:table-cell table:formula="of:=MEDIAN([.$T25];[.$AO25];[.$BJ25])" office:value-type="float"/>
          <table:table-cell table:formula="of:=MEDIAN([.$U25];[.$AP25];[.$BK25])" office:value-type="float"/>
          <table:table-cell table:formula="of:=MEDIAN([.$V25];[.$AQ25];[.$BL25])" office:value-type="float"/>
          <table:table-cell table:formula="of:=MAX([.$B25];[.$W25];[.$AR25])" office:value-type="float"/>
          <table:table-cell table:formula="of:=MAX([.$C25];[.$X25];[.$AS25])" office:value-type="float"/>
          <table:table-cell table:formula="of:=MAX([.$D25];[.$Y25];[.$AT25])" office:value-type="float"/>
          <table:table-cell table:formula="of:=MAX([.$E25];[.$Z25];[.$AU25])" office:value-type="float"/>
          <table:table-cell table:formula="of:=MAX([.$F25];[.$AA25];[.$AV25])" office:value-type="float"/>
          <table:table-cell table:formula="of:=MAX([.$G25];[.$AB25];[.$AW25])" office:value-type="float"/>
          <table:table-cell table:formula="of:=MAX([.$H25];[.$AC25];[.$AX25])" office:value-type="float"/>
          <table:table-cell table:formula="of:=MAX([.$I25];[.$AD25];[.$AY25])" office:value-type="float"/>
          <table:table-cell table:formula="of:=MAX([.$J25];[.$AE25];[.$AZ25])" office:value-type="float"/>
          <table:table-cell table:formula="of:=MAX([.$K25];[.$AF25];[.$BA25])" office:value-type="float"/>
          <table:table-cell table:formula="of:=MAX([.$L25];[.$AG25];[.$BB25])" office:value-type="float"/>
          <table:table-cell table:formula="of:=MAX([.$M25];[.$AH25];[.$BC25])" office:value-type="float"/>
          <table:table-cell table:formula="of:=MAX([.$N25];[.$AI25];[.$BD25])" office:value-type="float"/>
          <table:table-cell table:formula="of:=MAX([.$O25];[.$AJ25];[.$BE25])" office:value-type="float"/>
          <table:table-cell table:formula="of:=MAX([.$P25];[.$AK25];[.$BF25])" office:value-type="float"/>
          <table:table-cell table:formula="of:=MAX([.$Q25];[.$AL25];[.$BG25])" office:value-type="float"/>
          <table:table-cell table:formula="of:=MAX([.$R25];[.$AM25];[.$BH25])" office:value-type="float"/>
          <table:table-cell table:formula="of:=MAX([.$S25];[.$AN25];[.$BI25])" office:value-type="float"/>
          <table:table-cell table:formula="of:=MAX([.$T25];[.$AO25];[.$BJ25])" office:value-type="float"/>
          <table:table-cell table:formula="of:=MAX([.$U25];[.$AP25];[.$BK25])" office:value-type="float"/>
          <table:table-cell table:formula="of:=MAX([.$V25];[.$AQ25];[.$BL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11969"/>
          <table:table-cell office:value-type="float" office:value="0.733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9.0"/>
          <table:table-cell office:value-type="float" office:value="2344.0"/>
          <table:table-cell office:value-type="float" office:value="64956.0"/>
          <table:table-cell office:value-type="float" office:value="224928.0"/>
          <table:table-cell office:value-type="float" office:value="145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664.0"/>
          <table:table-cell office:value-type="float" office:value="156275.0"/>
          <table:table-cell office:value-type="float" office:value="110182.0"/>
          <table:table-cell office:value-type="float" office:value="74457.0"/>
          <table:table-cell office:value-type="float" office:value="101484.0"/>
          <table:table-cell office:value-type="float" office:value="126087.0"/>
          <table:table-cell office:value-type="float" office:value="244.0"/>
          <table:table-cell office:value-type="float" office:value="0.996226"/>
          <table:table-cell office:value-type="float" office:value="0.60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9.0"/>
          <table:table-cell office:value-type="float" office:value="64956.0"/>
          <table:table-cell office:value-type="float" office:value="224928.0"/>
          <table:table-cell office:value-type="float" office:value="1468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664.0"/>
          <table:table-cell office:value-type="float" office:value="156275.0"/>
          <table:table-cell office:value-type="float" office:value="110182.0"/>
          <table:table-cell office:value-type="float" office:value="74457.0"/>
          <table:table-cell office:value-type="float" office:value="101484.0"/>
          <table:table-cell office:value-type="float" office:value="126087.0"/>
          <table:table-cell office:value-type="float" office:value="244.0"/>
          <table:table-cell office:value-type="float" office:value="0.661712"/>
          <table:table-cell office:value-type="float" office:value="0.35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0.0"/>
          <table:table-cell office:value-type="float" office:value="42423.0"/>
          <table:table-cell office:value-type="float" office:value="151886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122.0"/>
          <table:table-cell office:value-type="float" office:value="91141.0"/>
          <table:table-cell office:value-type="float" office:value="60056.0"/>
          <table:table-cell office:value-type="float" office:value="27915.0"/>
          <table:table-cell office:value-type="float" office:value="57880.0"/>
          <table:table-cell office:value-type="float" office:value="50683.0"/>
          <table:table-cell office:value-type="float" office:value="128.0"/>
          <table:table-cell table:formula="of:=MIN([.$B26];[.$W26];[.$AR26])" office:value-type="float"/>
          <table:table-cell table:formula="of:=MIN([.$C26];[.$X26];[.$AS26])" office:value-type="float"/>
          <table:table-cell table:formula="of:=MIN([.$D26];[.$Y26];[.$AT26])" office:value-type="float"/>
          <table:table-cell table:formula="of:=MIN([.$E26];[.$Z26];[.$AU26])" office:value-type="float"/>
          <table:table-cell table:formula="of:=MIN([.$F26];[.$AA26];[.$AV26])" office:value-type="float"/>
          <table:table-cell table:formula="of:=MIN([.$G26];[.$AB26];[.$AW26])" office:value-type="float"/>
          <table:table-cell table:formula="of:=MIN([.$H26];[.$AC26];[.$AX26])" office:value-type="float"/>
          <table:table-cell table:formula="of:=MIN([.$I26];[.$AD26];[.$AY26])" office:value-type="float"/>
          <table:table-cell table:formula="of:=MIN([.$J26];[.$AE26];[.$AZ26])" office:value-type="float"/>
          <table:table-cell table:formula="of:=MIN([.$K26];[.$AF26];[.$BA26])" office:value-type="float"/>
          <table:table-cell table:formula="of:=MIN([.$L26];[.$AG26];[.$BB26])" office:value-type="float"/>
          <table:table-cell table:formula="of:=MIN([.$M26];[.$AH26];[.$BC26])" office:value-type="float"/>
          <table:table-cell table:formula="of:=MIN([.$N26];[.$AI26];[.$BD26])" office:value-type="float"/>
          <table:table-cell table:formula="of:=MIN([.$O26];[.$AJ26];[.$BE26])" office:value-type="float"/>
          <table:table-cell table:formula="of:=MIN([.$P26];[.$AK26];[.$BF26])" office:value-type="float"/>
          <table:table-cell table:formula="of:=MIN([.$Q26];[.$AL26];[.$BG26])" office:value-type="float"/>
          <table:table-cell table:formula="of:=MIN([.$R26];[.$AM26];[.$BH26])" office:value-type="float"/>
          <table:table-cell table:formula="of:=MIN([.$S26];[.$AN26];[.$BI26])" office:value-type="float"/>
          <table:table-cell table:formula="of:=MIN([.$T26];[.$AO26];[.$BJ26])" office:value-type="float"/>
          <table:table-cell table:formula="of:=MIN([.$U26];[.$AP26];[.$BK26])" office:value-type="float"/>
          <table:table-cell table:formula="of:=MIN([.$V26];[.$AQ26];[.$BL26])" office:value-type="float"/>
          <table:table-cell table:formula="of:=MEDIAN([.$B26];[.$W26];[.$AR26])" office:value-type="float"/>
          <table:table-cell table:formula="of:=MEDIAN([.$C26];[.$X26];[.$AS26])" office:value-type="float"/>
          <table:table-cell table:formula="of:=MEDIAN([.$D26];[.$Y26];[.$AT26])" office:value-type="float"/>
          <table:table-cell table:formula="of:=MEDIAN([.$E26];[.$Z26];[.$AU26])" office:value-type="float"/>
          <table:table-cell table:formula="of:=MEDIAN([.$F26];[.$AA26];[.$AV26])" office:value-type="float"/>
          <table:table-cell table:formula="of:=MEDIAN([.$G26];[.$AB26];[.$AW26])" office:value-type="float"/>
          <table:table-cell table:formula="of:=MEDIAN([.$H26];[.$AC26];[.$AX26])" office:value-type="float"/>
          <table:table-cell table:formula="of:=MEDIAN([.$I26];[.$AD26];[.$AY26])" office:value-type="float"/>
          <table:table-cell table:formula="of:=MEDIAN([.$J26];[.$AE26];[.$AZ26])" office:value-type="float"/>
          <table:table-cell table:formula="of:=MEDIAN([.$K26];[.$AF26];[.$BA26])" office:value-type="float"/>
          <table:table-cell table:formula="of:=MEDIAN([.$L26];[.$AG26];[.$BB26])" office:value-type="float"/>
          <table:table-cell table:formula="of:=MEDIAN([.$M26];[.$AH26];[.$BC26])" office:value-type="float"/>
          <table:table-cell table:formula="of:=MEDIAN([.$N26];[.$AI26];[.$BD26])" office:value-type="float"/>
          <table:table-cell table:formula="of:=MEDIAN([.$O26];[.$AJ26];[.$BE26])" office:value-type="float"/>
          <table:table-cell table:formula="of:=MEDIAN([.$P26];[.$AK26];[.$BF26])" office:value-type="float"/>
          <table:table-cell table:formula="of:=MEDIAN([.$Q26];[.$AL26];[.$BG26])" office:value-type="float"/>
          <table:table-cell table:formula="of:=MEDIAN([.$R26];[.$AM26];[.$BH26])" office:value-type="float"/>
          <table:table-cell table:formula="of:=MEDIAN([.$S26];[.$AN26];[.$BI26])" office:value-type="float"/>
          <table:table-cell table:formula="of:=MEDIAN([.$T26];[.$AO26];[.$BJ26])" office:value-type="float"/>
          <table:table-cell table:formula="of:=MEDIAN([.$U26];[.$AP26];[.$BK26])" office:value-type="float"/>
          <table:table-cell table:formula="of:=MEDIAN([.$V26];[.$AQ26];[.$BL26])" office:value-type="float"/>
          <table:table-cell table:formula="of:=MAX([.$B26];[.$W26];[.$AR26])" office:value-type="float"/>
          <table:table-cell table:formula="of:=MAX([.$C26];[.$X26];[.$AS26])" office:value-type="float"/>
          <table:table-cell table:formula="of:=MAX([.$D26];[.$Y26];[.$AT26])" office:value-type="float"/>
          <table:table-cell table:formula="of:=MAX([.$E26];[.$Z26];[.$AU26])" office:value-type="float"/>
          <table:table-cell table:formula="of:=MAX([.$F26];[.$AA26];[.$AV26])" office:value-type="float"/>
          <table:table-cell table:formula="of:=MAX([.$G26];[.$AB26];[.$AW26])" office:value-type="float"/>
          <table:table-cell table:formula="of:=MAX([.$H26];[.$AC26];[.$AX26])" office:value-type="float"/>
          <table:table-cell table:formula="of:=MAX([.$I26];[.$AD26];[.$AY26])" office:value-type="float"/>
          <table:table-cell table:formula="of:=MAX([.$J26];[.$AE26];[.$AZ26])" office:value-type="float"/>
          <table:table-cell table:formula="of:=MAX([.$K26];[.$AF26];[.$BA26])" office:value-type="float"/>
          <table:table-cell table:formula="of:=MAX([.$L26];[.$AG26];[.$BB26])" office:value-type="float"/>
          <table:table-cell table:formula="of:=MAX([.$M26];[.$AH26];[.$BC26])" office:value-type="float"/>
          <table:table-cell table:formula="of:=MAX([.$N26];[.$AI26];[.$BD26])" office:value-type="float"/>
          <table:table-cell table:formula="of:=MAX([.$O26];[.$AJ26];[.$BE26])" office:value-type="float"/>
          <table:table-cell table:formula="of:=MAX([.$P26];[.$AK26];[.$BF26])" office:value-type="float"/>
          <table:table-cell table:formula="of:=MAX([.$Q26];[.$AL26];[.$BG26])" office:value-type="float"/>
          <table:table-cell table:formula="of:=MAX([.$R26];[.$AM26];[.$BH26])" office:value-type="float"/>
          <table:table-cell table:formula="of:=MAX([.$S26];[.$AN26];[.$BI26])" office:value-type="float"/>
          <table:table-cell table:formula="of:=MAX([.$T26];[.$AO26];[.$BJ26])" office:value-type="float"/>
          <table:table-cell table:formula="of:=MAX([.$U26];[.$AP26];[.$BK26])" office:value-type="float"/>
          <table:table-cell table:formula="of:=MAX([.$V26];[.$AQ26];[.$BL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06086"/>
          <table:table-cell office:value-type="float" office:value="0.673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57.0"/>
          <table:table-cell office:value-type="float" office:value="3734.0"/>
          <table:table-cell office:value-type="float" office:value="64956.0"/>
          <table:table-cell office:value-type="float" office:value="224928.0"/>
          <table:table-cell office:value-type="float" office:value="1459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664.0"/>
          <table:table-cell office:value-type="float" office:value="156275.0"/>
          <table:table-cell office:value-type="float" office:value="110182.0"/>
          <table:table-cell office:value-type="float" office:value="74457.0"/>
          <table:table-cell office:value-type="float" office:value="101484.0"/>
          <table:table-cell office:value-type="float" office:value="126087.0"/>
          <table:table-cell office:value-type="float" office:value="244.0"/>
          <table:table-cell office:value-type="float" office:value="1.07658"/>
          <table:table-cell office:value-type="float" office:value="0.69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93.0"/>
          <table:table-cell office:value-type="float" office:value="64956.0"/>
          <table:table-cell office:value-type="float" office:value="224928.0"/>
          <table:table-cell office:value-type="float" office:value="145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664.0"/>
          <table:table-cell office:value-type="float" office:value="156275.0"/>
          <table:table-cell office:value-type="float" office:value="110182.0"/>
          <table:table-cell office:value-type="float" office:value="74457.0"/>
          <table:table-cell office:value-type="float" office:value="101484.0"/>
          <table:table-cell office:value-type="float" office:value="126087.0"/>
          <table:table-cell office:value-type="float" office:value="244.0"/>
          <table:table-cell office:value-type="float" office:value="0.646836"/>
          <table:table-cell office:value-type="float" office:value="0.31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7.0"/>
          <table:table-cell office:value-type="float" office:value="42423.0"/>
          <table:table-cell office:value-type="float" office:value="151886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122.0"/>
          <table:table-cell office:value-type="float" office:value="91141.0"/>
          <table:table-cell office:value-type="float" office:value="60056.0"/>
          <table:table-cell office:value-type="float" office:value="27915.0"/>
          <table:table-cell office:value-type="float" office:value="57880.0"/>
          <table:table-cell office:value-type="float" office:value="50683.0"/>
          <table:table-cell office:value-type="float" office:value="128.0"/>
          <table:table-cell table:formula="of:=MIN([.$B27];[.$W27];[.$AR27])" office:value-type="float"/>
          <table:table-cell table:formula="of:=MIN([.$C27];[.$X27];[.$AS27])" office:value-type="float"/>
          <table:table-cell table:formula="of:=MIN([.$D27];[.$Y27];[.$AT27])" office:value-type="float"/>
          <table:table-cell table:formula="of:=MIN([.$E27];[.$Z27];[.$AU27])" office:value-type="float"/>
          <table:table-cell table:formula="of:=MIN([.$F27];[.$AA27];[.$AV27])" office:value-type="float"/>
          <table:table-cell table:formula="of:=MIN([.$G27];[.$AB27];[.$AW27])" office:value-type="float"/>
          <table:table-cell table:formula="of:=MIN([.$H27];[.$AC27];[.$AX27])" office:value-type="float"/>
          <table:table-cell table:formula="of:=MIN([.$I27];[.$AD27];[.$AY27])" office:value-type="float"/>
          <table:table-cell table:formula="of:=MIN([.$J27];[.$AE27];[.$AZ27])" office:value-type="float"/>
          <table:table-cell table:formula="of:=MIN([.$K27];[.$AF27];[.$BA27])" office:value-type="float"/>
          <table:table-cell table:formula="of:=MIN([.$L27];[.$AG27];[.$BB27])" office:value-type="float"/>
          <table:table-cell table:formula="of:=MIN([.$M27];[.$AH27];[.$BC27])" office:value-type="float"/>
          <table:table-cell table:formula="of:=MIN([.$N27];[.$AI27];[.$BD27])" office:value-type="float"/>
          <table:table-cell table:formula="of:=MIN([.$O27];[.$AJ27];[.$BE27])" office:value-type="float"/>
          <table:table-cell table:formula="of:=MIN([.$P27];[.$AK27];[.$BF27])" office:value-type="float"/>
          <table:table-cell table:formula="of:=MIN([.$Q27];[.$AL27];[.$BG27])" office:value-type="float"/>
          <table:table-cell table:formula="of:=MIN([.$R27];[.$AM27];[.$BH27])" office:value-type="float"/>
          <table:table-cell table:formula="of:=MIN([.$S27];[.$AN27];[.$BI27])" office:value-type="float"/>
          <table:table-cell table:formula="of:=MIN([.$T27];[.$AO27];[.$BJ27])" office:value-type="float"/>
          <table:table-cell table:formula="of:=MIN([.$U27];[.$AP27];[.$BK27])" office:value-type="float"/>
          <table:table-cell table:formula="of:=MIN([.$V27];[.$AQ27];[.$BL27])" office:value-type="float"/>
          <table:table-cell table:formula="of:=MEDIAN([.$B27];[.$W27];[.$AR27])" office:value-type="float"/>
          <table:table-cell table:formula="of:=MEDIAN([.$C27];[.$X27];[.$AS27])" office:value-type="float"/>
          <table:table-cell table:formula="of:=MEDIAN([.$D27];[.$Y27];[.$AT27])" office:value-type="float"/>
          <table:table-cell table:formula="of:=MEDIAN([.$E27];[.$Z27];[.$AU27])" office:value-type="float"/>
          <table:table-cell table:formula="of:=MEDIAN([.$F27];[.$AA27];[.$AV27])" office:value-type="float"/>
          <table:table-cell table:formula="of:=MEDIAN([.$G27];[.$AB27];[.$AW27])" office:value-type="float"/>
          <table:table-cell table:formula="of:=MEDIAN([.$H27];[.$AC27];[.$AX27])" office:value-type="float"/>
          <table:table-cell table:formula="of:=MEDIAN([.$I27];[.$AD27];[.$AY27])" office:value-type="float"/>
          <table:table-cell table:formula="of:=MEDIAN([.$J27];[.$AE27];[.$AZ27])" office:value-type="float"/>
          <table:table-cell table:formula="of:=MEDIAN([.$K27];[.$AF27];[.$BA27])" office:value-type="float"/>
          <table:table-cell table:formula="of:=MEDIAN([.$L27];[.$AG27];[.$BB27])" office:value-type="float"/>
          <table:table-cell table:formula="of:=MEDIAN([.$M27];[.$AH27];[.$BC27])" office:value-type="float"/>
          <table:table-cell table:formula="of:=MEDIAN([.$N27];[.$AI27];[.$BD27])" office:value-type="float"/>
          <table:table-cell table:formula="of:=MEDIAN([.$O27];[.$AJ27];[.$BE27])" office:value-type="float"/>
          <table:table-cell table:formula="of:=MEDIAN([.$P27];[.$AK27];[.$BF27])" office:value-type="float"/>
          <table:table-cell table:formula="of:=MEDIAN([.$Q27];[.$AL27];[.$BG27])" office:value-type="float"/>
          <table:table-cell table:formula="of:=MEDIAN([.$R27];[.$AM27];[.$BH27])" office:value-type="float"/>
          <table:table-cell table:formula="of:=MEDIAN([.$S27];[.$AN27];[.$BI27])" office:value-type="float"/>
          <table:table-cell table:formula="of:=MEDIAN([.$T27];[.$AO27];[.$BJ27])" office:value-type="float"/>
          <table:table-cell table:formula="of:=MEDIAN([.$U27];[.$AP27];[.$BK27])" office:value-type="float"/>
          <table:table-cell table:formula="of:=MEDIAN([.$V27];[.$AQ27];[.$BL27])" office:value-type="float"/>
          <table:table-cell table:formula="of:=MAX([.$B27];[.$W27];[.$AR27])" office:value-type="float"/>
          <table:table-cell table:formula="of:=MAX([.$C27];[.$X27];[.$AS27])" office:value-type="float"/>
          <table:table-cell table:formula="of:=MAX([.$D27];[.$Y27];[.$AT27])" office:value-type="float"/>
          <table:table-cell table:formula="of:=MAX([.$E27];[.$Z27];[.$AU27])" office:value-type="float"/>
          <table:table-cell table:formula="of:=MAX([.$F27];[.$AA27];[.$AV27])" office:value-type="float"/>
          <table:table-cell table:formula="of:=MAX([.$G27];[.$AB27];[.$AW27])" office:value-type="float"/>
          <table:table-cell table:formula="of:=MAX([.$H27];[.$AC27];[.$AX27])" office:value-type="float"/>
          <table:table-cell table:formula="of:=MAX([.$I27];[.$AD27];[.$AY27])" office:value-type="float"/>
          <table:table-cell table:formula="of:=MAX([.$J27];[.$AE27];[.$AZ27])" office:value-type="float"/>
          <table:table-cell table:formula="of:=MAX([.$K27];[.$AF27];[.$BA27])" office:value-type="float"/>
          <table:table-cell table:formula="of:=MAX([.$L27];[.$AG27];[.$BB27])" office:value-type="float"/>
          <table:table-cell table:formula="of:=MAX([.$M27];[.$AH27];[.$BC27])" office:value-type="float"/>
          <table:table-cell table:formula="of:=MAX([.$N27];[.$AI27];[.$BD27])" office:value-type="float"/>
          <table:table-cell table:formula="of:=MAX([.$O27];[.$AJ27];[.$BE27])" office:value-type="float"/>
          <table:table-cell table:formula="of:=MAX([.$P27];[.$AK27];[.$BF27])" office:value-type="float"/>
          <table:table-cell table:formula="of:=MAX([.$Q27];[.$AL27];[.$BG27])" office:value-type="float"/>
          <table:table-cell table:formula="of:=MAX([.$R27];[.$AM27];[.$BH27])" office:value-type="float"/>
          <table:table-cell table:formula="of:=MAX([.$S27];[.$AN27];[.$BI27])" office:value-type="float"/>
          <table:table-cell table:formula="of:=MAX([.$T27];[.$AO27];[.$BJ27])" office:value-type="float"/>
          <table:table-cell table:formula="of:=MAX([.$U27];[.$AP27];[.$BK27])" office:value-type="float"/>
          <table:table-cell table:formula="of:=MAX([.$V27];[.$AQ27];[.$BL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  <table:table-cell table:formula="of:=SUM([.CH3:.CH27])" office:value-type="float"/>
          <table:table-cell table:formula="of:=SUM([.CI3:.CI27])" office:value-type="float"/>
          <table:table-cell table:formula="of:=SUM([.CJ3:.CJ27])" office:value-type="float"/>
          <table:table-cell table:formula="of:=SUM([.CK3:.CK27])" office:value-type="float"/>
          <table:table-cell table:formula="of:=SUM([.CL3:.CL27])" office:value-type="float"/>
          <table:table-cell table:formula="of:=SUM([.CM3:.CM27])" office:value-type="float"/>
          <table:table-cell table:formula="of:=SUM([.CN3:.CN27])" office:value-type="float"/>
          <table:table-cell table:formula="of:=SUM([.CO3:.CO27])" office:value-type="float"/>
          <table:table-cell table:formula="of:=SUM([.CP3:.CP27])" office:value-type="float"/>
          <table:table-cell table:formula="of:=SUM([.CQ3:.CQ27])" office:value-type="float"/>
          <table:table-cell table:formula="of:=SUM([.CR3:.CR27])" office:value-type="float"/>
          <table:table-cell table:formula="of:=SUM([.CS3:.CS27])" office:value-type="float"/>
          <table:table-cell table:formula="of:=SUM([.CT3:.CT27])" office:value-type="float"/>
          <table:table-cell table:formula="of:=SUM([.CU3:.CU27])" office:value-type="float"/>
          <table:table-cell table:formula="of:=SUM([.CV3:.CV27])" office:value-type="float"/>
          <table:table-cell table:formula="of:=SUM([.CW3:.CW27])" office:value-type="float"/>
          <table:table-cell table:formula="of:=SUM([.CX3:.CX27])" office:value-type="float"/>
          <table:table-cell table:formula="of:=SUM([.CY3:.CY27])" office:value-type="float"/>
          <table:table-cell table:formula="of:=SUM([.CZ3:.CZ27])" office:value-type="float"/>
          <table:table-cell table:formula="of:=SUM([.DA3:.DA27])" office:value-type="float"/>
          <table:table-cell table:formula="of:=SUM([.DB3:.DB27])" office:value-type="float"/>
          <table:table-cell table:formula="of:=SUM([.DC3:.DC27])" office:value-type="float"/>
          <table:table-cell table:formula="of:=SUM([.DD3:.DD27])" office:value-type="float"/>
          <table:table-cell table:formula="of:=SUM([.DE3:.DE27])" office:value-type="float"/>
          <table:table-cell table:formula="of:=SUM([.DF3:.DF27])" office:value-type="float"/>
          <table:table-cell table:formula="of:=SUM([.DG3:.DG27])" office:value-type="float"/>
          <table:table-cell table:formula="of:=SUM([.DH3:.DH27])" office:value-type="float"/>
          <table:table-cell table:formula="of:=SUM([.DI3:.DI27])" office:value-type="float"/>
          <table:table-cell table:formula="of:=SUM([.DJ3:.DJ27])" office:value-type="float"/>
          <table:table-cell table:formula="of:=SUM([.DK3:.DK27])" office:value-type="float"/>
          <table:table-cell table:formula="of:=SUM([.DL3:.DL27])" office:value-type="float"/>
          <table:table-cell table:formula="of:=SUM([.DM3:.DM27])" office:value-type="float"/>
          <table:table-cell table:formula="of:=SUM([.DN3:.DN27])" office:value-type="float"/>
          <table:table-cell table:formula="of:=SUM([.DO3:.DO27])" office:value-type="float"/>
          <table:table-cell table:formula="of:=SUM([.DP3:.DP27])" office:value-type="float"/>
          <table:table-cell table:formula="of:=SUM([.DQ3:.DQ27])" office:value-type="float"/>
          <table:table-cell table:formula="of:=SUM([.DR3:.DR27])" office:value-type="float"/>
          <table:table-cell table:formula="of:=SUM([.DS3:.DS27])" office:value-type="float"/>
          <table:table-cell table:formula="of:=SUM([.DT3:.DT27])" office:value-type="float"/>
          <table:table-cell table:formula="of:=SUM([.DU3:.DU27])" office:value-type="float"/>
          <table:table-cell table:formula="of:=SUM([.DV3:.DV27])" office:value-type="float"/>
          <table:table-cell table:formula="of:=SUM([.DW3:.DW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  <table:table-cell table:formula="of:=AVERAGE([.CH3:.CH27])" office:value-type="float"/>
          <table:table-cell table:formula="of:=AVERAGE([.CI3:.CI27])" office:value-type="float"/>
          <table:table-cell table:formula="of:=AVERAGE([.CJ3:.CJ27])" office:value-type="float"/>
          <table:table-cell table:formula="of:=AVERAGE([.CK3:.CK27])" office:value-type="float"/>
          <table:table-cell table:formula="of:=AVERAGE([.CL3:.CL27])" office:value-type="float"/>
          <table:table-cell table:formula="of:=AVERAGE([.CM3:.CM27])" office:value-type="float"/>
          <table:table-cell table:formula="of:=AVERAGE([.CN3:.CN27])" office:value-type="float"/>
          <table:table-cell table:formula="of:=AVERAGE([.CO3:.CO27])" office:value-type="float"/>
          <table:table-cell table:formula="of:=AVERAGE([.CP3:.CP27])" office:value-type="float"/>
          <table:table-cell table:formula="of:=AVERAGE([.CQ3:.CQ27])" office:value-type="float"/>
          <table:table-cell table:formula="of:=AVERAGE([.CR3:.CR27])" office:value-type="float"/>
          <table:table-cell table:formula="of:=AVERAGE([.CS3:.CS27])" office:value-type="float"/>
          <table:table-cell table:formula="of:=AVERAGE([.CT3:.CT27])" office:value-type="float"/>
          <table:table-cell table:formula="of:=AVERAGE([.CU3:.CU27])" office:value-type="float"/>
          <table:table-cell table:formula="of:=AVERAGE([.CV3:.CV27])" office:value-type="float"/>
          <table:table-cell table:formula="of:=AVERAGE([.CW3:.CW27])" office:value-type="float"/>
          <table:table-cell table:formula="of:=AVERAGE([.CX3:.CX27])" office:value-type="float"/>
          <table:table-cell table:formula="of:=AVERAGE([.CY3:.CY27])" office:value-type="float"/>
          <table:table-cell table:formula="of:=AVERAGE([.CZ3:.CZ27])" office:value-type="float"/>
          <table:table-cell table:formula="of:=AVERAGE([.DA3:.DA27])" office:value-type="float"/>
          <table:table-cell table:formula="of:=AVERAGE([.DB3:.DB27])" office:value-type="float"/>
          <table:table-cell table:formula="of:=AVERAGE([.DC3:.DC27])" office:value-type="float"/>
          <table:table-cell table:formula="of:=AVERAGE([.DD3:.DD27])" office:value-type="float"/>
          <table:table-cell table:formula="of:=AVERAGE([.DE3:.DE27])" office:value-type="float"/>
          <table:table-cell table:formula="of:=AVERAGE([.DF3:.DF27])" office:value-type="float"/>
          <table:table-cell table:formula="of:=AVERAGE([.DG3:.DG27])" office:value-type="float"/>
          <table:table-cell table:formula="of:=AVERAGE([.DH3:.DH27])" office:value-type="float"/>
          <table:table-cell table:formula="of:=AVERAGE([.DI3:.DI27])" office:value-type="float"/>
          <table:table-cell table:formula="of:=AVERAGE([.DJ3:.DJ27])" office:value-type="float"/>
          <table:table-cell table:formula="of:=AVERAGE([.DK3:.DK27])" office:value-type="float"/>
          <table:table-cell table:formula="of:=AVERAGE([.DL3:.DL27])" office:value-type="float"/>
          <table:table-cell table:formula="of:=AVERAGE([.DM3:.DM27])" office:value-type="float"/>
          <table:table-cell table:formula="of:=AVERAGE([.DN3:.DN27])" office:value-type="float"/>
          <table:table-cell table:formula="of:=AVERAGE([.DO3:.DO27])" office:value-type="float"/>
          <table:table-cell table:formula="of:=AVERAGE([.DP3:.DP27])" office:value-type="float"/>
          <table:table-cell table:formula="of:=AVERAGE([.DQ3:.DQ27])" office:value-type="float"/>
          <table:table-cell table:formula="of:=AVERAGE([.DR3:.DR27])" office:value-type="float"/>
          <table:table-cell table:formula="of:=AVERAGE([.DS3:.DS27])" office:value-type="float"/>
          <table:table-cell table:formula="of:=AVERAGE([.DT3:.DT27])" office:value-type="float"/>
          <table:table-cell table:formula="of:=AVERAGE([.DU3:.DU27])" office:value-type="float"/>
          <table:table-cell table:formula="of:=AVERAGE([.DV3:.DV27])" office:value-type="float"/>
          <table:table-cell table:formula="of:=AVERAGE([.DW3:.DW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  <table:table-cell table:formula="of:=STDEV([.CH3:.CH27])" office:value-type="float"/>
          <table:table-cell table:formula="of:=STDEV([.CI3:.CI27])" office:value-type="float"/>
          <table:table-cell table:formula="of:=STDEV([.CJ3:.CJ27])" office:value-type="float"/>
          <table:table-cell table:formula="of:=STDEV([.CK3:.CK27])" office:value-type="float"/>
          <table:table-cell table:formula="of:=STDEV([.CL3:.CL27])" office:value-type="float"/>
          <table:table-cell table:formula="of:=STDEV([.CM3:.CM27])" office:value-type="float"/>
          <table:table-cell table:formula="of:=STDEV([.CN3:.CN27])" office:value-type="float"/>
          <table:table-cell table:formula="of:=STDEV([.CO3:.CO27])" office:value-type="float"/>
          <table:table-cell table:formula="of:=STDEV([.CP3:.CP27])" office:value-type="float"/>
          <table:table-cell table:formula="of:=STDEV([.CQ3:.CQ27])" office:value-type="float"/>
          <table:table-cell table:formula="of:=STDEV([.CR3:.CR27])" office:value-type="float"/>
          <table:table-cell table:formula="of:=STDEV([.CS3:.CS27])" office:value-type="float"/>
          <table:table-cell table:formula="of:=STDEV([.CT3:.CT27])" office:value-type="float"/>
          <table:table-cell table:formula="of:=STDEV([.CU3:.CU27])" office:value-type="float"/>
          <table:table-cell table:formula="of:=STDEV([.CV3:.CV27])" office:value-type="float"/>
          <table:table-cell table:formula="of:=STDEV([.CW3:.CW27])" office:value-type="float"/>
          <table:table-cell table:formula="of:=STDEV([.CX3:.CX27])" office:value-type="float"/>
          <table:table-cell table:formula="of:=STDEV([.CY3:.CY27])" office:value-type="float"/>
          <table:table-cell table:formula="of:=STDEV([.CZ3:.CZ27])" office:value-type="float"/>
          <table:table-cell table:formula="of:=STDEV([.DA3:.DA27])" office:value-type="float"/>
          <table:table-cell table:formula="of:=STDEV([.DB3:.DB27])" office:value-type="float"/>
          <table:table-cell table:formula="of:=STDEV([.DC3:.DC27])" office:value-type="float"/>
          <table:table-cell table:formula="of:=STDEV([.DD3:.DD27])" office:value-type="float"/>
          <table:table-cell table:formula="of:=STDEV([.DE3:.DE27])" office:value-type="float"/>
          <table:table-cell table:formula="of:=STDEV([.DF3:.DF27])" office:value-type="float"/>
          <table:table-cell table:formula="of:=STDEV([.DG3:.DG27])" office:value-type="float"/>
          <table:table-cell table:formula="of:=STDEV([.DH3:.DH27])" office:value-type="float"/>
          <table:table-cell table:formula="of:=STDEV([.DI3:.DI27])" office:value-type="float"/>
          <table:table-cell table:formula="of:=STDEV([.DJ3:.DJ27])" office:value-type="float"/>
          <table:table-cell table:formula="of:=STDEV([.DK3:.DK27])" office:value-type="float"/>
          <table:table-cell table:formula="of:=STDEV([.DL3:.DL27])" office:value-type="float"/>
          <table:table-cell table:formula="of:=STDEV([.DM3:.DM27])" office:value-type="float"/>
          <table:table-cell table:formula="of:=STDEV([.DN3:.DN27])" office:value-type="float"/>
          <table:table-cell table:formula="of:=STDEV([.DO3:.DO27])" office:value-type="float"/>
          <table:table-cell table:formula="of:=STDEV([.DP3:.DP27])" office:value-type="float"/>
          <table:table-cell table:formula="of:=STDEV([.DQ3:.DQ27])" office:value-type="float"/>
          <table:table-cell table:formula="of:=STDEV([.DR3:.DR27])" office:value-type="float"/>
          <table:table-cell table:formula="of:=STDEV([.DS3:.DS27])" office:value-type="float"/>
          <table:table-cell table:formula="of:=STDEV([.DT3:.DT27])" office:value-type="float"/>
          <table:table-cell table:formula="of:=STDEV([.DU3:.DU27])" office:value-type="float"/>
          <table:table-cell table:formula="of:=STDEV([.DV3:.DV27])" office:value-type="float"/>
          <table:table-cell table:formula="of:=STDEV([.DW3:.DW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BM3:.$BM27])^2)^0.5" office:value-type="float"/>
          <table:table-cell table:number-matrix-columns-spanned="1" table:number-matrix-rows-spanned="1" table:formula="of:=SUM(([.C3:.C27]-[.$BN3:.$BN27])^2)^0.5" office:value-type="float"/>
          <table:table-cell table:number-matrix-columns-spanned="1" table:number-matrix-rows-spanned="1" table:formula="of:=SUM(([.D3:.D27]-[.$BO3:.$BO27])^2)^0.5" office:value-type="float"/>
          <table:table-cell table:number-matrix-columns-spanned="1" table:number-matrix-rows-spanned="1" table:formula="of:=SUM(([.E3:.E27]-[.$BP3:.$BP27])^2)^0.5" office:value-type="float"/>
          <table:table-cell table:number-matrix-columns-spanned="1" table:number-matrix-rows-spanned="1" table:formula="of:=SUM(([.F3:.F27]-[.$BQ3:.$BQ27])^2)^0.5" office:value-type="float"/>
          <table:table-cell table:number-matrix-columns-spanned="1" table:number-matrix-rows-spanned="1" table:formula="of:=SUM(([.G3:.G27]-[.$BR3:.$BR27])^2)^0.5" office:value-type="float"/>
          <table:table-cell table:number-matrix-columns-spanned="1" table:number-matrix-rows-spanned="1" table:formula="of:=SUM(([.H3:.H27]-[.$BS3:.$BS27])^2)^0.5" office:value-type="float"/>
          <table:table-cell table:number-matrix-columns-spanned="1" table:number-matrix-rows-spanned="1" table:formula="of:=SUM(([.I3:.I27]-[.$BT3:.$BT27])^2)^0.5" office:value-type="float"/>
          <table:table-cell table:number-matrix-columns-spanned="1" table:number-matrix-rows-spanned="1" table:formula="of:=SUM(([.J3:.J27]-[.$BU3:.$BU27])^2)^0.5" office:value-type="float"/>
          <table:table-cell table:number-matrix-columns-spanned="1" table:number-matrix-rows-spanned="1" table:formula="of:=SUM(([.K3:.K27]-[.$BV3:.$BV27])^2)^0.5" office:value-type="float"/>
          <table:table-cell table:number-matrix-columns-spanned="1" table:number-matrix-rows-spanned="1" table:formula="of:=SUM(([.L3:.L27]-[.$BW3:.$BW27])^2)^0.5" office:value-type="float"/>
          <table:table-cell table:number-matrix-columns-spanned="1" table:number-matrix-rows-spanned="1" table:formula="of:=SUM(([.M3:.M27]-[.$BX3:.$BX27])^2)^0.5" office:value-type="float"/>
          <table:table-cell table:number-matrix-columns-spanned="1" table:number-matrix-rows-spanned="1" table:formula="of:=SUM(([.N3:.N27]-[.$BY3:.$BY27])^2)^0.5" office:value-type="float"/>
          <table:table-cell table:number-matrix-columns-spanned="1" table:number-matrix-rows-spanned="1" table:formula="of:=SUM(([.O3:.O27]-[.$BZ3:.$BZ27])^2)^0.5" office:value-type="float"/>
          <table:table-cell table:number-matrix-columns-spanned="1" table:number-matrix-rows-spanned="1" table:formula="of:=SUM(([.P3:.P27]-[.$CA3:.$CA27])^2)^0.5" office:value-type="float"/>
          <table:table-cell table:number-matrix-columns-spanned="1" table:number-matrix-rows-spanned="1" table:formula="of:=SUM(([.Q3:.Q27]-[.$CB3:.$CB27])^2)^0.5" office:value-type="float"/>
          <table:table-cell table:number-matrix-columns-spanned="1" table:number-matrix-rows-spanned="1" table:formula="of:=SUM(([.R3:.R27]-[.$CC3:.$CC27])^2)^0.5" office:value-type="float"/>
          <table:table-cell table:number-matrix-columns-spanned="1" table:number-matrix-rows-spanned="1" table:formula="of:=SUM(([.S3:.S27]-[.$CD3:.$CD27])^2)^0.5" office:value-type="float"/>
          <table:table-cell table:number-matrix-columns-spanned="1" table:number-matrix-rows-spanned="1" table:formula="of:=SUM(([.T3:.T27]-[.$CE3:.$CE27])^2)^0.5" office:value-type="float"/>
          <table:table-cell table:number-matrix-columns-spanned="1" table:number-matrix-rows-spanned="1" table:formula="of:=SUM(([.U3:.U27]-[.$CF3:.$CF27])^2)^0.5" office:value-type="float"/>
          <table:table-cell table:number-matrix-columns-spanned="1" table:number-matrix-rows-spanned="1" table:formula="of:=SUM(([.V3:.V27]-[.$CG3:.$CG27])^2)^0.5" office:value-type="float"/>
          <table:table-cell table:number-matrix-columns-spanned="1" table:number-matrix-rows-spanned="1" table:formula="of:=SUM(([.W3:.W27]-[.$BM3:.$BM27])^2)^0.5" office:value-type="float"/>
          <table:table-cell table:number-matrix-columns-spanned="1" table:number-matrix-rows-spanned="1" table:formula="of:=SUM(([.X3:.X27]-[.$BN3:.$BN27])^2)^0.5" office:value-type="float"/>
          <table:table-cell table:number-matrix-columns-spanned="1" table:number-matrix-rows-spanned="1" table:formula="of:=SUM(([.Y3:.Y27]-[.$BO3:.$BO27])^2)^0.5" office:value-type="float"/>
          <table:table-cell table:number-matrix-columns-spanned="1" table:number-matrix-rows-spanned="1" table:formula="of:=SUM(([.Z3:.Z27]-[.$BP3:.$BP27])^2)^0.5" office:value-type="float"/>
          <table:table-cell table:number-matrix-columns-spanned="1" table:number-matrix-rows-spanned="1" table:formula="of:=SUM(([.AA3:.AA27]-[.$BQ3:.$BQ27])^2)^0.5" office:value-type="float"/>
          <table:table-cell table:number-matrix-columns-spanned="1" table:number-matrix-rows-spanned="1" table:formula="of:=SUM(([.AB3:.AB27]-[.$BR3:.$BR27])^2)^0.5" office:value-type="float"/>
          <table:table-cell table:number-matrix-columns-spanned="1" table:number-matrix-rows-spanned="1" table:formula="of:=SUM(([.AC3:.AC27]-[.$BS3:.$BS27])^2)^0.5" office:value-type="float"/>
          <table:table-cell table:number-matrix-columns-spanned="1" table:number-matrix-rows-spanned="1" table:formula="of:=SUM(([.AD3:.AD27]-[.$BT3:.$BT27])^2)^0.5" office:value-type="float"/>
          <table:table-cell table:number-matrix-columns-spanned="1" table:number-matrix-rows-spanned="1" table:formula="of:=SUM(([.AE3:.AE27]-[.$BU3:.$BU27])^2)^0.5" office:value-type="float"/>
          <table:table-cell table:number-matrix-columns-spanned="1" table:number-matrix-rows-spanned="1" table:formula="of:=SUM(([.AF3:.AF27]-[.$BV3:.$BV27])^2)^0.5" office:value-type="float"/>
          <table:table-cell table:number-matrix-columns-spanned="1" table:number-matrix-rows-spanned="1" table:formula="of:=SUM(([.AG3:.AG27]-[.$BW3:.$BW27])^2)^0.5" office:value-type="float"/>
          <table:table-cell table:number-matrix-columns-spanned="1" table:number-matrix-rows-spanned="1" table:formula="of:=SUM(([.AH3:.AH27]-[.$BX3:.$BX27])^2)^0.5" office:value-type="float"/>
          <table:table-cell table:number-matrix-columns-spanned="1" table:number-matrix-rows-spanned="1" table:formula="of:=SUM(([.AI3:.AI27]-[.$BY3:.$BY27])^2)^0.5" office:value-type="float"/>
          <table:table-cell table:number-matrix-columns-spanned="1" table:number-matrix-rows-spanned="1" table:formula="of:=SUM(([.AJ3:.AJ27]-[.$BZ3:.$BZ27])^2)^0.5" office:value-type="float"/>
          <table:table-cell table:number-matrix-columns-spanned="1" table:number-matrix-rows-spanned="1" table:formula="of:=SUM(([.AK3:.AK27]-[.$CA3:.$CA27])^2)^0.5" office:value-type="float"/>
          <table:table-cell table:number-matrix-columns-spanned="1" table:number-matrix-rows-spanned="1" table:formula="of:=SUM(([.AL3:.AL27]-[.$CB3:.$CB27])^2)^0.5" office:value-type="float"/>
          <table:table-cell table:number-matrix-columns-spanned="1" table:number-matrix-rows-spanned="1" table:formula="of:=SUM(([.AM3:.AM27]-[.$CC3:.$CC27])^2)^0.5" office:value-type="float"/>
          <table:table-cell table:number-matrix-columns-spanned="1" table:number-matrix-rows-spanned="1" table:formula="of:=SUM(([.AN3:.AN27]-[.$CD3:.$CD27])^2)^0.5" office:value-type="float"/>
          <table:table-cell table:number-matrix-columns-spanned="1" table:number-matrix-rows-spanned="1" table:formula="of:=SUM(([.AO3:.AO27]-[.$CE3:.$CE27])^2)^0.5" office:value-type="float"/>
          <table:table-cell table:number-matrix-columns-spanned="1" table:number-matrix-rows-spanned="1" table:formula="of:=SUM(([.AP3:.AP27]-[.$CF3:.$CF27])^2)^0.5" office:value-type="float"/>
          <table:table-cell table:number-matrix-columns-spanned="1" table:number-matrix-rows-spanned="1" table:formula="of:=SUM(([.AQ3:.AQ27]-[.$CG3:.$CG27])^2)^0.5" office:value-type="float"/>
          <table:table-cell table:number-matrix-columns-spanned="1" table:number-matrix-rows-spanned="1" table:formula="of:=SUM(([.AR3:.AR27]-[.$BM3:.$BM27])^2)^0.5" office:value-type="float"/>
          <table:table-cell table:number-matrix-columns-spanned="1" table:number-matrix-rows-spanned="1" table:formula="of:=SUM(([.AS3:.AS27]-[.$BN3:.$BN27])^2)^0.5" office:value-type="float"/>
          <table:table-cell table:number-matrix-columns-spanned="1" table:number-matrix-rows-spanned="1" table:formula="of:=SUM(([.AT3:.AT27]-[.$BO3:.$BO27])^2)^0.5" office:value-type="float"/>
          <table:table-cell table:number-matrix-columns-spanned="1" table:number-matrix-rows-spanned="1" table:formula="of:=SUM(([.AU3:.AU27]-[.$BP3:.$BP27])^2)^0.5" office:value-type="float"/>
          <table:table-cell table:number-matrix-columns-spanned="1" table:number-matrix-rows-spanned="1" table:formula="of:=SUM(([.AV3:.AV27]-[.$BQ3:.$BQ27])^2)^0.5" office:value-type="float"/>
          <table:table-cell table:number-matrix-columns-spanned="1" table:number-matrix-rows-spanned="1" table:formula="of:=SUM(([.AW3:.AW27]-[.$BR3:.$BR27])^2)^0.5" office:value-type="float"/>
          <table:table-cell table:number-matrix-columns-spanned="1" table:number-matrix-rows-spanned="1" table:formula="of:=SUM(([.AX3:.AX27]-[.$BS3:.$BS27])^2)^0.5" office:value-type="float"/>
          <table:table-cell table:number-matrix-columns-spanned="1" table:number-matrix-rows-spanned="1" table:formula="of:=SUM(([.AY3:.AY27]-[.$BT3:.$BT27])^2)^0.5" office:value-type="float"/>
          <table:table-cell table:number-matrix-columns-spanned="1" table:number-matrix-rows-spanned="1" table:formula="of:=SUM(([.AZ3:.AZ27]-[.$BU3:.$BU27])^2)^0.5" office:value-type="float"/>
          <table:table-cell table:number-matrix-columns-spanned="1" table:number-matrix-rows-spanned="1" table:formula="of:=SUM(([.BA3:.BA27]-[.$BV3:.$BV27])^2)^0.5" office:value-type="float"/>
          <table:table-cell table:number-matrix-columns-spanned="1" table:number-matrix-rows-spanned="1" table:formula="of:=SUM(([.BB3:.BB27]-[.$BW3:.$BW27])^2)^0.5" office:value-type="float"/>
          <table:table-cell table:number-matrix-columns-spanned="1" table:number-matrix-rows-spanned="1" table:formula="of:=SUM(([.BC3:.BC27]-[.$BX3:.$BX27])^2)^0.5" office:value-type="float"/>
          <table:table-cell table:number-matrix-columns-spanned="1" table:number-matrix-rows-spanned="1" table:formula="of:=SUM(([.BD3:.BD27]-[.$BY3:.$BY27])^2)^0.5" office:value-type="float"/>
          <table:table-cell table:number-matrix-columns-spanned="1" table:number-matrix-rows-spanned="1" table:formula="of:=SUM(([.BE3:.BE27]-[.$BZ3:.$BZ27])^2)^0.5" office:value-type="float"/>
          <table:table-cell table:number-matrix-columns-spanned="1" table:number-matrix-rows-spanned="1" table:formula="of:=SUM(([.BF3:.BF27]-[.$CA3:.$CA27])^2)^0.5" office:value-type="float"/>
          <table:table-cell table:number-matrix-columns-spanned="1" table:number-matrix-rows-spanned="1" table:formula="of:=SUM(([.BG3:.BG27]-[.$CB3:.$CB27])^2)^0.5" office:value-type="float"/>
          <table:table-cell table:number-matrix-columns-spanned="1" table:number-matrix-rows-spanned="1" table:formula="of:=SUM(([.BH3:.BH27]-[.$CC3:.$CC27])^2)^0.5" office:value-type="float"/>
          <table:table-cell table:number-matrix-columns-spanned="1" table:number-matrix-rows-spanned="1" table:formula="of:=SUM(([.BI3:.BI27]-[.$CD3:.$CD27])^2)^0.5" office:value-type="float"/>
          <table:table-cell table:number-matrix-columns-spanned="1" table:number-matrix-rows-spanned="1" table:formula="of:=SUM(([.BJ3:.BJ27]-[.$CE3:.$CE27])^2)^0.5" office:value-type="float"/>
          <table:table-cell table:number-matrix-columns-spanned="1" table:number-matrix-rows-spanned="1" table:formula="of:=SUM(([.BK3:.BK27]-[.$CF3:.$CF27])^2)^0.5" office:value-type="float"/>
          <table:table-cell table:number-matrix-columns-spanned="1" table:number-matrix-rows-spanned="1" table:formula="of:=SUM(([.BL3:.BL27]-[.$CG3:.$CG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BM3:.$BM27])" office:value-type="float"/>
          <table:table-cell table:number-matrix-columns-spanned="1" table:number-matrix-rows-spanned="1" table:formula="of:=SUM([.C3:.C27]=[.$BN3:.$BN27])" office:value-type="float"/>
          <table:table-cell table:number-matrix-columns-spanned="1" table:number-matrix-rows-spanned="1" table:formula="of:=SUM([.D3:.D27]=[.$BO3:.$BO27])" office:value-type="float"/>
          <table:table-cell table:number-matrix-columns-spanned="1" table:number-matrix-rows-spanned="1" table:formula="of:=SUM([.E3:.E27]=[.$BP3:.$BP27])" office:value-type="float"/>
          <table:table-cell table:number-matrix-columns-spanned="1" table:number-matrix-rows-spanned="1" table:formula="of:=SUM([.F3:.F27]=[.$BQ3:.$BQ27])" office:value-type="float"/>
          <table:table-cell table:number-matrix-columns-spanned="1" table:number-matrix-rows-spanned="1" table:formula="of:=SUM([.G3:.G27]=[.$BR3:.$BR27])" office:value-type="float"/>
          <table:table-cell table:number-matrix-columns-spanned="1" table:number-matrix-rows-spanned="1" table:formula="of:=SUM([.H3:.H27]=[.$BS3:.$BS27])" office:value-type="float"/>
          <table:table-cell table:number-matrix-columns-spanned="1" table:number-matrix-rows-spanned="1" table:formula="of:=SUM([.I3:.I27]=[.$BT3:.$BT27])" office:value-type="float"/>
          <table:table-cell table:number-matrix-columns-spanned="1" table:number-matrix-rows-spanned="1" table:formula="of:=SUM([.J3:.J27]=[.$BU3:.$BU27])" office:value-type="float"/>
          <table:table-cell table:number-matrix-columns-spanned="1" table:number-matrix-rows-spanned="1" table:formula="of:=SUM([.K3:.K27]=[.$BV3:.$BV27])" office:value-type="float"/>
          <table:table-cell table:number-matrix-columns-spanned="1" table:number-matrix-rows-spanned="1" table:formula="of:=SUM([.L3:.L27]=[.$BW3:.$BW27])" office:value-type="float"/>
          <table:table-cell table:number-matrix-columns-spanned="1" table:number-matrix-rows-spanned="1" table:formula="of:=SUM([.M3:.M27]=[.$BX3:.$BX27])" office:value-type="float"/>
          <table:table-cell table:number-matrix-columns-spanned="1" table:number-matrix-rows-spanned="1" table:formula="of:=SUM([.N3:.N27]=[.$BY3:.$BY27])" office:value-type="float"/>
          <table:table-cell table:number-matrix-columns-spanned="1" table:number-matrix-rows-spanned="1" table:formula="of:=SUM([.O3:.O27]=[.$BZ3:.$BZ27])" office:value-type="float"/>
          <table:table-cell table:number-matrix-columns-spanned="1" table:number-matrix-rows-spanned="1" table:formula="of:=SUM([.P3:.P27]=[.$CA3:.$CA27])" office:value-type="float"/>
          <table:table-cell table:number-matrix-columns-spanned="1" table:number-matrix-rows-spanned="1" table:formula="of:=SUM([.Q3:.Q27]=[.$CB3:.$CB27])" office:value-type="float"/>
          <table:table-cell table:number-matrix-columns-spanned="1" table:number-matrix-rows-spanned="1" table:formula="of:=SUM([.R3:.R27]=[.$CC3:.$CC27])" office:value-type="float"/>
          <table:table-cell table:number-matrix-columns-spanned="1" table:number-matrix-rows-spanned="1" table:formula="of:=SUM([.S3:.S27]=[.$CD3:.$CD27])" office:value-type="float"/>
          <table:table-cell table:number-matrix-columns-spanned="1" table:number-matrix-rows-spanned="1" table:formula="of:=SUM([.T3:.T27]=[.$CE3:.$CE27])" office:value-type="float"/>
          <table:table-cell table:number-matrix-columns-spanned="1" table:number-matrix-rows-spanned="1" table:formula="of:=SUM([.U3:.U27]=[.$CF3:.$CF27])" office:value-type="float"/>
          <table:table-cell table:number-matrix-columns-spanned="1" table:number-matrix-rows-spanned="1" table:formula="of:=SUM([.V3:.V27]=[.$CG3:.$CG27])" office:value-type="float"/>
          <table:table-cell table:number-matrix-columns-spanned="1" table:number-matrix-rows-spanned="1" table:formula="of:=SUM([.W3:.W27]=[.$BM3:.$BM27])" office:value-type="float"/>
          <table:table-cell table:number-matrix-columns-spanned="1" table:number-matrix-rows-spanned="1" table:formula="of:=SUM([.X3:.X27]=[.$BN3:.$BN27])" office:value-type="float"/>
          <table:table-cell table:number-matrix-columns-spanned="1" table:number-matrix-rows-spanned="1" table:formula="of:=SUM([.Y3:.Y27]=[.$BO3:.$BO27])" office:value-type="float"/>
          <table:table-cell table:number-matrix-columns-spanned="1" table:number-matrix-rows-spanned="1" table:formula="of:=SUM([.Z3:.Z27]=[.$BP3:.$BP27])" office:value-type="float"/>
          <table:table-cell table:number-matrix-columns-spanned="1" table:number-matrix-rows-spanned="1" table:formula="of:=SUM([.AA3:.AA27]=[.$BQ3:.$BQ27])" office:value-type="float"/>
          <table:table-cell table:number-matrix-columns-spanned="1" table:number-matrix-rows-spanned="1" table:formula="of:=SUM([.AB3:.AB27]=[.$BR3:.$BR27])" office:value-type="float"/>
          <table:table-cell table:number-matrix-columns-spanned="1" table:number-matrix-rows-spanned="1" table:formula="of:=SUM([.AC3:.AC27]=[.$BS3:.$BS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  <table:table-cell table:number-matrix-columns-spanned="1" table:number-matrix-rows-spanned="1" table:formula="of:=SUM([.AR3:.AR27]=[.$BM3:.$BM27])" office:value-type="float"/>
          <table:table-cell table:number-matrix-columns-spanned="1" table:number-matrix-rows-spanned="1" table:formula="of:=SUM([.AS3:.AS27]=[.$BN3:.$BN27])" office:value-type="float"/>
          <table:table-cell table:number-matrix-columns-spanned="1" table:number-matrix-rows-spanned="1" table:formula="of:=SUM([.AT3:.AT27]=[.$BO3:.$BO27])" office:value-type="float"/>
          <table:table-cell table:number-matrix-columns-spanned="1" table:number-matrix-rows-spanned="1" table:formula="of:=SUM([.AU3:.AU27]=[.$BP3:.$BP27])" office:value-type="float"/>
          <table:table-cell table:number-matrix-columns-spanned="1" table:number-matrix-rows-spanned="1" table:formula="of:=SUM([.AV3:.AV27]=[.$BQ3:.$BQ27])" office:value-type="float"/>
          <table:table-cell table:number-matrix-columns-spanned="1" table:number-matrix-rows-spanned="1" table:formula="of:=SUM([.AW3:.AW27]=[.$BR3:.$BR27])" office:value-type="float"/>
          <table:table-cell table:number-matrix-columns-spanned="1" table:number-matrix-rows-spanned="1" table:formula="of:=SUM([.AX3:.AX27]=[.$BS3:.$BS27])" office:value-type="float"/>
          <table:table-cell table:number-matrix-columns-spanned="1" table:number-matrix-rows-spanned="1" table:formula="of:=SUM([.AY3:.AY27]=[.$BT3:.$BT27])" office:value-type="float"/>
          <table:table-cell table:number-matrix-columns-spanned="1" table:number-matrix-rows-spanned="1" table:formula="of:=SUM([.AZ3:.AZ27]=[.$BU3:.$BU27])" office:value-type="float"/>
          <table:table-cell table:number-matrix-columns-spanned="1" table:number-matrix-rows-spanned="1" table:formula="of:=SUM([.BA3:.BA27]=[.$BV3:.$BV27])" office:value-type="float"/>
          <table:table-cell table:number-matrix-columns-spanned="1" table:number-matrix-rows-spanned="1" table:formula="of:=SUM([.BB3:.BB27]=[.$BW3:.$BW27])" office:value-type="float"/>
          <table:table-cell table:number-matrix-columns-spanned="1" table:number-matrix-rows-spanned="1" table:formula="of:=SUM([.BC3:.BC27]=[.$BX3:.$BX27])" office:value-type="float"/>
          <table:table-cell table:number-matrix-columns-spanned="1" table:number-matrix-rows-spanned="1" table:formula="of:=SUM([.BD3:.BD27]=[.$BY3:.$BY27])" office:value-type="float"/>
          <table:table-cell table:number-matrix-columns-spanned="1" table:number-matrix-rows-spanned="1" table:formula="of:=SUM([.BE3:.BE27]=[.$BZ3:.$BZ27])" office:value-type="float"/>
          <table:table-cell table:number-matrix-columns-spanned="1" table:number-matrix-rows-spanned="1" table:formula="of:=SUM([.BF3:.BF27]=[.$CA3:.$CA27])" office:value-type="float"/>
          <table:table-cell table:number-matrix-columns-spanned="1" table:number-matrix-rows-spanned="1" table:formula="of:=SUM([.BG3:.BG27]=[.$CB3:.$CB27])" office:value-type="float"/>
          <table:table-cell table:number-matrix-columns-spanned="1" table:number-matrix-rows-spanned="1" table:formula="of:=SUM([.BH3:.BH27]=[.$CC3:.$CC27])" office:value-type="float"/>
          <table:table-cell table:number-matrix-columns-spanned="1" table:number-matrix-rows-spanned="1" table:formula="of:=SUM([.BI3:.BI27]=[.$CD3:.$CD27])" office:value-type="float"/>
          <table:table-cell table:number-matrix-columns-spanned="1" table:number-matrix-rows-spanned="1" table:formula="of:=SUM([.BJ3:.BJ27]=[.$CE3:.$CE27])" office:value-type="float"/>
          <table:table-cell table:number-matrix-columns-spanned="1" table:number-matrix-rows-spanned="1" table:formula="of:=SUM([.BK3:.BK27]=[.$CF3:.$CF27])" office:value-type="float"/>
          <table:table-cell table:number-matrix-columns-spanned="1" table:number-matrix-rows-spanned="1" table:formula="of:=SUM([.BL3:.BL27]=[.$CG3:.$CG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CH3:.$CH27])" office:value-type="float"/>
          <table:table-cell table:number-matrix-columns-spanned="1" table:number-matrix-rows-spanned="1" table:formula="of:=SUM([.C3:.C27]&lt;[.$CI3:.$CI27])" office:value-type="float"/>
          <table:table-cell table:number-matrix-columns-spanned="1" table:number-matrix-rows-spanned="1" table:formula="of:=SUM([.D3:.D27]&lt;[.$CJ3:.$CJ27])" office:value-type="float"/>
          <table:table-cell table:number-matrix-columns-spanned="1" table:number-matrix-rows-spanned="1" table:formula="of:=SUM([.E3:.E27]&lt;[.$CK3:.$CK27])" office:value-type="float"/>
          <table:table-cell table:number-matrix-columns-spanned="1" table:number-matrix-rows-spanned="1" table:formula="of:=SUM([.F3:.F27]&lt;[.$CL3:.$CL27])" office:value-type="float"/>
          <table:table-cell table:number-matrix-columns-spanned="1" table:number-matrix-rows-spanned="1" table:formula="of:=SUM([.G3:.G27]&lt;[.$CM3:.$CM27])" office:value-type="float"/>
          <table:table-cell table:number-matrix-columns-spanned="1" table:number-matrix-rows-spanned="1" table:formula="of:=SUM([.H3:.H27]&lt;[.$CN3:.$CN27])" office:value-type="float"/>
          <table:table-cell table:number-matrix-columns-spanned="1" table:number-matrix-rows-spanned="1" table:formula="of:=SUM([.I3:.I27]&lt;[.$CO3:.$CO27])" office:value-type="float"/>
          <table:table-cell table:number-matrix-columns-spanned="1" table:number-matrix-rows-spanned="1" table:formula="of:=SUM([.J3:.J27]&lt;[.$CP3:.$CP27])" office:value-type="float"/>
          <table:table-cell table:number-matrix-columns-spanned="1" table:number-matrix-rows-spanned="1" table:formula="of:=SUM([.K3:.K27]&lt;[.$CQ3:.$CQ27])" office:value-type="float"/>
          <table:table-cell table:number-matrix-columns-spanned="1" table:number-matrix-rows-spanned="1" table:formula="of:=SUM([.L3:.L27]&lt;[.$CR3:.$CR27])" office:value-type="float"/>
          <table:table-cell table:number-matrix-columns-spanned="1" table:number-matrix-rows-spanned="1" table:formula="of:=SUM([.M3:.M27]&lt;[.$CS3:.$CS27])" office:value-type="float"/>
          <table:table-cell table:number-matrix-columns-spanned="1" table:number-matrix-rows-spanned="1" table:formula="of:=SUM([.N3:.N27]&lt;[.$CT3:.$CT27])" office:value-type="float"/>
          <table:table-cell table:number-matrix-columns-spanned="1" table:number-matrix-rows-spanned="1" table:formula="of:=SUM([.O3:.O27]&lt;[.$CU3:.$CU27])" office:value-type="float"/>
          <table:table-cell table:number-matrix-columns-spanned="1" table:number-matrix-rows-spanned="1" table:formula="of:=SUM([.P3:.P27]&lt;[.$CV3:.$CV27])" office:value-type="float"/>
          <table:table-cell table:number-matrix-columns-spanned="1" table:number-matrix-rows-spanned="1" table:formula="of:=SUM([.Q3:.Q27]&lt;[.$CW3:.$CW27])" office:value-type="float"/>
          <table:table-cell table:number-matrix-columns-spanned="1" table:number-matrix-rows-spanned="1" table:formula="of:=SUM([.R3:.R27]&lt;[.$CX3:.$CX27])" office:value-type="float"/>
          <table:table-cell table:number-matrix-columns-spanned="1" table:number-matrix-rows-spanned="1" table:formula="of:=SUM([.S3:.S27]&lt;[.$CY3:.$CY27])" office:value-type="float"/>
          <table:table-cell table:number-matrix-columns-spanned="1" table:number-matrix-rows-spanned="1" table:formula="of:=SUM([.T3:.T27]&lt;[.$CZ3:.$CZ27])" office:value-type="float"/>
          <table:table-cell table:number-matrix-columns-spanned="1" table:number-matrix-rows-spanned="1" table:formula="of:=SUM([.U3:.U27]&lt;[.$DA3:.$DA27])" office:value-type="float"/>
          <table:table-cell table:number-matrix-columns-spanned="1" table:number-matrix-rows-spanned="1" table:formula="of:=SUM([.V3:.V27]&lt;[.$DB3:.$DB27])" office:value-type="float"/>
          <table:table-cell table:number-matrix-columns-spanned="1" table:number-matrix-rows-spanned="1" table:formula="of:=SUM([.W3:.W27]&lt;[.$CH3:.$CH27])" office:value-type="float"/>
          <table:table-cell table:number-matrix-columns-spanned="1" table:number-matrix-rows-spanned="1" table:formula="of:=SUM([.X3:.X27]&lt;[.$CI3:.$CI27])" office:value-type="float"/>
          <table:table-cell table:number-matrix-columns-spanned="1" table:number-matrix-rows-spanned="1" table:formula="of:=SUM([.Y3:.Y27]&lt;[.$CJ3:.$CJ27])" office:value-type="float"/>
          <table:table-cell table:number-matrix-columns-spanned="1" table:number-matrix-rows-spanned="1" table:formula="of:=SUM([.Z3:.Z27]&lt;[.$CK3:.$CK27])" office:value-type="float"/>
          <table:table-cell table:number-matrix-columns-spanned="1" table:number-matrix-rows-spanned="1" table:formula="of:=SUM([.AA3:.AA27]&lt;[.$CL3:.$CL27])" office:value-type="float"/>
          <table:table-cell table:number-matrix-columns-spanned="1" table:number-matrix-rows-spanned="1" table:formula="of:=SUM([.AB3:.AB27]&lt;[.$CM3:.$CM27])" office:value-type="float"/>
          <table:table-cell table:number-matrix-columns-spanned="1" table:number-matrix-rows-spanned="1" table:formula="of:=SUM([.AC3:.AC27]&lt;[.$CN3:.$CN27])" office:value-type="float"/>
          <table:table-cell table:number-matrix-columns-spanned="1" table:number-matrix-rows-spanned="1" table:formula="of:=SUM([.AD3:.AD27]&lt;[.$CO3:.$CO27])" office:value-type="float"/>
          <table:table-cell table:number-matrix-columns-spanned="1" table:number-matrix-rows-spanned="1" table:formula="of:=SUM([.AE3:.AE27]&lt;[.$CP3:.$CP27])" office:value-type="float"/>
          <table:table-cell table:number-matrix-columns-spanned="1" table:number-matrix-rows-spanned="1" table:formula="of:=SUM([.AF3:.AF27]&lt;[.$CQ3:.$CQ27])" office:value-type="float"/>
          <table:table-cell table:number-matrix-columns-spanned="1" table:number-matrix-rows-spanned="1" table:formula="of:=SUM([.AG3:.AG27]&lt;[.$CR3:.$CR27])" office:value-type="float"/>
          <table:table-cell table:number-matrix-columns-spanned="1" table:number-matrix-rows-spanned="1" table:formula="of:=SUM([.AH3:.AH27]&lt;[.$CS3:.$CS27])" office:value-type="float"/>
          <table:table-cell table:number-matrix-columns-spanned="1" table:number-matrix-rows-spanned="1" table:formula="of:=SUM([.AI3:.AI27]&lt;[.$CT3:.$CT27])" office:value-type="float"/>
          <table:table-cell table:number-matrix-columns-spanned="1" table:number-matrix-rows-spanned="1" table:formula="of:=SUM([.AJ3:.AJ27]&lt;[.$CU3:.$CU27])" office:value-type="float"/>
          <table:table-cell table:number-matrix-columns-spanned="1" table:number-matrix-rows-spanned="1" table:formula="of:=SUM([.AK3:.AK27]&lt;[.$CV3:.$CV27])" office:value-type="float"/>
          <table:table-cell table:number-matrix-columns-spanned="1" table:number-matrix-rows-spanned="1" table:formula="of:=SUM([.AL3:.AL27]&lt;[.$CW3:.$CW27])" office:value-type="float"/>
          <table:table-cell table:number-matrix-columns-spanned="1" table:number-matrix-rows-spanned="1" table:formula="of:=SUM([.AM3:.AM27]&lt;[.$CX3:.$CX27])" office:value-type="float"/>
          <table:table-cell table:number-matrix-columns-spanned="1" table:number-matrix-rows-spanned="1" table:formula="of:=SUM([.AN3:.AN27]&lt;[.$CY3:.$CY27])" office:value-type="float"/>
          <table:table-cell table:number-matrix-columns-spanned="1" table:number-matrix-rows-spanned="1" table:formula="of:=SUM([.AO3:.AO27]&lt;[.$CZ3:.$CZ27])" office:value-type="float"/>
          <table:table-cell table:number-matrix-columns-spanned="1" table:number-matrix-rows-spanned="1" table:formula="of:=SUM([.AP3:.AP27]&lt;[.$DA3:.$DA27])" office:value-type="float"/>
          <table:table-cell table:number-matrix-columns-spanned="1" table:number-matrix-rows-spanned="1" table:formula="of:=SUM([.AQ3:.AQ27]&lt;[.$DB3:.$DB27])" office:value-type="float"/>
          <table:table-cell table:number-matrix-columns-spanned="1" table:number-matrix-rows-spanned="1" table:formula="of:=SUM([.AR3:.AR27]&lt;[.$CH3:.$CH27])" office:value-type="float"/>
          <table:table-cell table:number-matrix-columns-spanned="1" table:number-matrix-rows-spanned="1" table:formula="of:=SUM([.AS3:.AS27]&lt;[.$CI3:.$CI27])" office:value-type="float"/>
          <table:table-cell table:number-matrix-columns-spanned="1" table:number-matrix-rows-spanned="1" table:formula="of:=SUM([.AT3:.AT27]&lt;[.$CJ3:.$CJ27])" office:value-type="float"/>
          <table:table-cell table:number-matrix-columns-spanned="1" table:number-matrix-rows-spanned="1" table:formula="of:=SUM([.AU3:.AU27]&lt;[.$CK3:.$CK27])" office:value-type="float"/>
          <table:table-cell table:number-matrix-columns-spanned="1" table:number-matrix-rows-spanned="1" table:formula="of:=SUM([.AV3:.AV27]&lt;[.$CL3:.$CL27])" office:value-type="float"/>
          <table:table-cell table:number-matrix-columns-spanned="1" table:number-matrix-rows-spanned="1" table:formula="of:=SUM([.AW3:.AW27]&lt;[.$CM3:.$CM27])" office:value-type="float"/>
          <table:table-cell table:number-matrix-columns-spanned="1" table:number-matrix-rows-spanned="1" table:formula="of:=SUM([.AX3:.AX27]&lt;[.$CN3:.$CN27])" office:value-type="float"/>
          <table:table-cell table:number-matrix-columns-spanned="1" table:number-matrix-rows-spanned="1" table:formula="of:=SUM([.AY3:.AY27]&lt;[.$CO3:.$CO27])" office:value-type="float"/>
          <table:table-cell table:number-matrix-columns-spanned="1" table:number-matrix-rows-spanned="1" table:formula="of:=SUM([.AZ3:.AZ27]&lt;[.$CP3:.$CP27])" office:value-type="float"/>
          <table:table-cell table:number-matrix-columns-spanned="1" table:number-matrix-rows-spanned="1" table:formula="of:=SUM([.BA3:.BA27]&lt;[.$CQ3:.$CQ27])" office:value-type="float"/>
          <table:table-cell table:number-matrix-columns-spanned="1" table:number-matrix-rows-spanned="1" table:formula="of:=SUM([.BB3:.BB27]&lt;[.$CR3:.$CR27])" office:value-type="float"/>
          <table:table-cell table:number-matrix-columns-spanned="1" table:number-matrix-rows-spanned="1" table:formula="of:=SUM([.BC3:.BC27]&lt;[.$CS3:.$CS27])" office:value-type="float"/>
          <table:table-cell table:number-matrix-columns-spanned="1" table:number-matrix-rows-spanned="1" table:formula="of:=SUM([.BD3:.BD27]&lt;[.$CT3:.$CT27])" office:value-type="float"/>
          <table:table-cell table:number-matrix-columns-spanned="1" table:number-matrix-rows-spanned="1" table:formula="of:=SUM([.BE3:.BE27]&lt;[.$CU3:.$CU27])" office:value-type="float"/>
          <table:table-cell table:number-matrix-columns-spanned="1" table:number-matrix-rows-spanned="1" table:formula="of:=SUM([.BF3:.BF27]&lt;[.$CV3:.$CV27])" office:value-type="float"/>
          <table:table-cell table:number-matrix-columns-spanned="1" table:number-matrix-rows-spanned="1" table:formula="of:=SUM([.BG3:.BG27]&lt;[.$CW3:.$CW27])" office:value-type="float"/>
          <table:table-cell table:number-matrix-columns-spanned="1" table:number-matrix-rows-spanned="1" table:formula="of:=SUM([.BH3:.BH27]&lt;[.$CX3:.$CX27])" office:value-type="float"/>
          <table:table-cell table:number-matrix-columns-spanned="1" table:number-matrix-rows-spanned="1" table:formula="of:=SUM([.BI3:.BI27]&lt;[.$CY3:.$CY27])" office:value-type="float"/>
          <table:table-cell table:number-matrix-columns-spanned="1" table:number-matrix-rows-spanned="1" table:formula="of:=SUM([.BJ3:.BJ27]&lt;[.$CZ3:.$CZ27])" office:value-type="float"/>
          <table:table-cell table:number-matrix-columns-spanned="1" table:number-matrix-rows-spanned="1" table:formula="of:=SUM([.BK3:.BK27]&lt;[.$DA3:.$DA27])" office:value-type="float"/>
          <table:table-cell table:number-matrix-columns-spanned="1" table:number-matrix-rows-spanned="1" table:formula="of:=SUM([.BL3:.BL27]&lt;[.$DB3:.$DB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CH3:.$CH27])" office:value-type="float"/>
          <table:table-cell table:number-matrix-columns-spanned="1" table:number-matrix-rows-spanned="1" table:formula="of:=SUM([.C3:.C27]&gt;[.$CI3:.$CI27])" office:value-type="float"/>
          <table:table-cell table:number-matrix-columns-spanned="1" table:number-matrix-rows-spanned="1" table:formula="of:=SUM([.D3:.D27]&gt;[.$CJ3:.$CJ27])" office:value-type="float"/>
          <table:table-cell table:number-matrix-columns-spanned="1" table:number-matrix-rows-spanned="1" table:formula="of:=SUM([.E3:.E27]&gt;[.$CK3:.$CK27])" office:value-type="float"/>
          <table:table-cell table:number-matrix-columns-spanned="1" table:number-matrix-rows-spanned="1" table:formula="of:=SUM([.F3:.F27]&gt;[.$CL3:.$CL27])" office:value-type="float"/>
          <table:table-cell table:number-matrix-columns-spanned="1" table:number-matrix-rows-spanned="1" table:formula="of:=SUM([.G3:.G27]&gt;[.$CM3:.$CM27])" office:value-type="float"/>
          <table:table-cell table:number-matrix-columns-spanned="1" table:number-matrix-rows-spanned="1" table:formula="of:=SUM([.H3:.H27]&gt;[.$CN3:.$CN27])" office:value-type="float"/>
          <table:table-cell table:number-matrix-columns-spanned="1" table:number-matrix-rows-spanned="1" table:formula="of:=SUM([.I3:.I27]&gt;[.$CO3:.$CO27])" office:value-type="float"/>
          <table:table-cell table:number-matrix-columns-spanned="1" table:number-matrix-rows-spanned="1" table:formula="of:=SUM([.J3:.J27]&gt;[.$CP3:.$CP27])" office:value-type="float"/>
          <table:table-cell table:number-matrix-columns-spanned="1" table:number-matrix-rows-spanned="1" table:formula="of:=SUM([.K3:.K27]&gt;[.$CQ3:.$CQ27])" office:value-type="float"/>
          <table:table-cell table:number-matrix-columns-spanned="1" table:number-matrix-rows-spanned="1" table:formula="of:=SUM([.L3:.L27]&gt;[.$CR3:.$CR27])" office:value-type="float"/>
          <table:table-cell table:number-matrix-columns-spanned="1" table:number-matrix-rows-spanned="1" table:formula="of:=SUM([.M3:.M27]&gt;[.$CS3:.$CS27])" office:value-type="float"/>
          <table:table-cell table:number-matrix-columns-spanned="1" table:number-matrix-rows-spanned="1" table:formula="of:=SUM([.N3:.N27]&gt;[.$CT3:.$CT27])" office:value-type="float"/>
          <table:table-cell table:number-matrix-columns-spanned="1" table:number-matrix-rows-spanned="1" table:formula="of:=SUM([.O3:.O27]&gt;[.$CU3:.$CU27])" office:value-type="float"/>
          <table:table-cell table:number-matrix-columns-spanned="1" table:number-matrix-rows-spanned="1" table:formula="of:=SUM([.P3:.P27]&gt;[.$CV3:.$CV27])" office:value-type="float"/>
          <table:table-cell table:number-matrix-columns-spanned="1" table:number-matrix-rows-spanned="1" table:formula="of:=SUM([.Q3:.Q27]&gt;[.$CW3:.$CW27])" office:value-type="float"/>
          <table:table-cell table:number-matrix-columns-spanned="1" table:number-matrix-rows-spanned="1" table:formula="of:=SUM([.R3:.R27]&gt;[.$CX3:.$CX27])" office:value-type="float"/>
          <table:table-cell table:number-matrix-columns-spanned="1" table:number-matrix-rows-spanned="1" table:formula="of:=SUM([.S3:.S27]&gt;[.$CY3:.$CY27])" office:value-type="float"/>
          <table:table-cell table:number-matrix-columns-spanned="1" table:number-matrix-rows-spanned="1" table:formula="of:=SUM([.T3:.T27]&gt;[.$CZ3:.$CZ27])" office:value-type="float"/>
          <table:table-cell table:number-matrix-columns-spanned="1" table:number-matrix-rows-spanned="1" table:formula="of:=SUM([.U3:.U27]&gt;[.$DA3:.$DA27])" office:value-type="float"/>
          <table:table-cell table:number-matrix-columns-spanned="1" table:number-matrix-rows-spanned="1" table:formula="of:=SUM([.V3:.V27]&gt;[.$DB3:.$DB27])" office:value-type="float"/>
          <table:table-cell table:number-matrix-columns-spanned="1" table:number-matrix-rows-spanned="1" table:formula="of:=SUM([.W3:.W27]&gt;[.$CH3:.$CH27])" office:value-type="float"/>
          <table:table-cell table:number-matrix-columns-spanned="1" table:number-matrix-rows-spanned="1" table:formula="of:=SUM([.X3:.X27]&gt;[.$CI3:.$CI27])" office:value-type="float"/>
          <table:table-cell table:number-matrix-columns-spanned="1" table:number-matrix-rows-spanned="1" table:formula="of:=SUM([.Y3:.Y27]&gt;[.$CJ3:.$CJ27])" office:value-type="float"/>
          <table:table-cell table:number-matrix-columns-spanned="1" table:number-matrix-rows-spanned="1" table:formula="of:=SUM([.Z3:.Z27]&gt;[.$CK3:.$CK27])" office:value-type="float"/>
          <table:table-cell table:number-matrix-columns-spanned="1" table:number-matrix-rows-spanned="1" table:formula="of:=SUM([.AA3:.AA27]&gt;[.$CL3:.$CL27])" office:value-type="float"/>
          <table:table-cell table:number-matrix-columns-spanned="1" table:number-matrix-rows-spanned="1" table:formula="of:=SUM([.AB3:.AB27]&gt;[.$CM3:.$CM27])" office:value-type="float"/>
          <table:table-cell table:number-matrix-columns-spanned="1" table:number-matrix-rows-spanned="1" table:formula="of:=SUM([.AC3:.AC27]&gt;[.$CN3:.$CN27])" office:value-type="float"/>
          <table:table-cell table:number-matrix-columns-spanned="1" table:number-matrix-rows-spanned="1" table:formula="of:=SUM([.AD3:.AD27]&gt;[.$CO3:.$CO27])" office:value-type="float"/>
          <table:table-cell table:number-matrix-columns-spanned="1" table:number-matrix-rows-spanned="1" table:formula="of:=SUM([.AE3:.AE27]&gt;[.$CP3:.$CP27])" office:value-type="float"/>
          <table:table-cell table:number-matrix-columns-spanned="1" table:number-matrix-rows-spanned="1" table:formula="of:=SUM([.AF3:.AF27]&gt;[.$CQ3:.$CQ27])" office:value-type="float"/>
          <table:table-cell table:number-matrix-columns-spanned="1" table:number-matrix-rows-spanned="1" table:formula="of:=SUM([.AG3:.AG27]&gt;[.$CR3:.$CR27])" office:value-type="float"/>
          <table:table-cell table:number-matrix-columns-spanned="1" table:number-matrix-rows-spanned="1" table:formula="of:=SUM([.AH3:.AH27]&gt;[.$CS3:.$CS27])" office:value-type="float"/>
          <table:table-cell table:number-matrix-columns-spanned="1" table:number-matrix-rows-spanned="1" table:formula="of:=SUM([.AI3:.AI27]&gt;[.$CT3:.$CT27])" office:value-type="float"/>
          <table:table-cell table:number-matrix-columns-spanned="1" table:number-matrix-rows-spanned="1" table:formula="of:=SUM([.AJ3:.AJ27]&gt;[.$CU3:.$CU27])" office:value-type="float"/>
          <table:table-cell table:number-matrix-columns-spanned="1" table:number-matrix-rows-spanned="1" table:formula="of:=SUM([.AK3:.AK27]&gt;[.$CV3:.$CV27])" office:value-type="float"/>
          <table:table-cell table:number-matrix-columns-spanned="1" table:number-matrix-rows-spanned="1" table:formula="of:=SUM([.AL3:.AL27]&gt;[.$CW3:.$CW27])" office:value-type="float"/>
          <table:table-cell table:number-matrix-columns-spanned="1" table:number-matrix-rows-spanned="1" table:formula="of:=SUM([.AM3:.AM27]&gt;[.$CX3:.$CX27])" office:value-type="float"/>
          <table:table-cell table:number-matrix-columns-spanned="1" table:number-matrix-rows-spanned="1" table:formula="of:=SUM([.AN3:.AN27]&gt;[.$CY3:.$CY27])" office:value-type="float"/>
          <table:table-cell table:number-matrix-columns-spanned="1" table:number-matrix-rows-spanned="1" table:formula="of:=SUM([.AO3:.AO27]&gt;[.$CZ3:.$CZ27])" office:value-type="float"/>
          <table:table-cell table:number-matrix-columns-spanned="1" table:number-matrix-rows-spanned="1" table:formula="of:=SUM([.AP3:.AP27]&gt;[.$DA3:.$DA27])" office:value-type="float"/>
          <table:table-cell table:number-matrix-columns-spanned="1" table:number-matrix-rows-spanned="1" table:formula="of:=SUM([.AQ3:.AQ27]&gt;[.$DB3:.$DB27])" office:value-type="float"/>
          <table:table-cell table:number-matrix-columns-spanned="1" table:number-matrix-rows-spanned="1" table:formula="of:=SUM([.AR3:.AR27]&gt;[.$CH3:.$CH27])" office:value-type="float"/>
          <table:table-cell table:number-matrix-columns-spanned="1" table:number-matrix-rows-spanned="1" table:formula="of:=SUM([.AS3:.AS27]&gt;[.$CI3:.$CI27])" office:value-type="float"/>
          <table:table-cell table:number-matrix-columns-spanned="1" table:number-matrix-rows-spanned="1" table:formula="of:=SUM([.AT3:.AT27]&gt;[.$CJ3:.$CJ27])" office:value-type="float"/>
          <table:table-cell table:number-matrix-columns-spanned="1" table:number-matrix-rows-spanned="1" table:formula="of:=SUM([.AU3:.AU27]&gt;[.$CK3:.$CK27])" office:value-type="float"/>
          <table:table-cell table:number-matrix-columns-spanned="1" table:number-matrix-rows-spanned="1" table:formula="of:=SUM([.AV3:.AV27]&gt;[.$CL3:.$CL27])" office:value-type="float"/>
          <table:table-cell table:number-matrix-columns-spanned="1" table:number-matrix-rows-spanned="1" table:formula="of:=SUM([.AW3:.AW27]&gt;[.$CM3:.$CM27])" office:value-type="float"/>
          <table:table-cell table:number-matrix-columns-spanned="1" table:number-matrix-rows-spanned="1" table:formula="of:=SUM([.AX3:.AX27]&gt;[.$CN3:.$CN27])" office:value-type="float"/>
          <table:table-cell table:number-matrix-columns-spanned="1" table:number-matrix-rows-spanned="1" table:formula="of:=SUM([.AY3:.AY27]&gt;[.$CO3:.$CO27])" office:value-type="float"/>
          <table:table-cell table:number-matrix-columns-spanned="1" table:number-matrix-rows-spanned="1" table:formula="of:=SUM([.AZ3:.AZ27]&gt;[.$CP3:.$CP27])" office:value-type="float"/>
          <table:table-cell table:number-matrix-columns-spanned="1" table:number-matrix-rows-spanned="1" table:formula="of:=SUM([.BA3:.BA27]&gt;[.$CQ3:.$CQ27])" office:value-type="float"/>
          <table:table-cell table:number-matrix-columns-spanned="1" table:number-matrix-rows-spanned="1" table:formula="of:=SUM([.BB3:.BB27]&gt;[.$CR3:.$CR27])" office:value-type="float"/>
          <table:table-cell table:number-matrix-columns-spanned="1" table:number-matrix-rows-spanned="1" table:formula="of:=SUM([.BC3:.BC27]&gt;[.$CS3:.$CS27])" office:value-type="float"/>
          <table:table-cell table:number-matrix-columns-spanned="1" table:number-matrix-rows-spanned="1" table:formula="of:=SUM([.BD3:.BD27]&gt;[.$CT3:.$CT27])" office:value-type="float"/>
          <table:table-cell table:number-matrix-columns-spanned="1" table:number-matrix-rows-spanned="1" table:formula="of:=SUM([.BE3:.BE27]&gt;[.$CU3:.$CU27])" office:value-type="float"/>
          <table:table-cell table:number-matrix-columns-spanned="1" table:number-matrix-rows-spanned="1" table:formula="of:=SUM([.BF3:.BF27]&gt;[.$CV3:.$CV27])" office:value-type="float"/>
          <table:table-cell table:number-matrix-columns-spanned="1" table:number-matrix-rows-spanned="1" table:formula="of:=SUM([.BG3:.BG27]&gt;[.$CW3:.$CW27])" office:value-type="float"/>
          <table:table-cell table:number-matrix-columns-spanned="1" table:number-matrix-rows-spanned="1" table:formula="of:=SUM([.BH3:.BH27]&gt;[.$CX3:.$CX27])" office:value-type="float"/>
          <table:table-cell table:number-matrix-columns-spanned="1" table:number-matrix-rows-spanned="1" table:formula="of:=SUM([.BI3:.BI27]&gt;[.$CY3:.$CY27])" office:value-type="float"/>
          <table:table-cell table:number-matrix-columns-spanned="1" table:number-matrix-rows-spanned="1" table:formula="of:=SUM([.BJ3:.BJ27]&gt;[.$CZ3:.$CZ27])" office:value-type="float"/>
          <table:table-cell table:number-matrix-columns-spanned="1" table:number-matrix-rows-spanned="1" table:formula="of:=SUM([.BK3:.BK27]&gt;[.$DA3:.$DA27])" office:value-type="float"/>
          <table:table-cell table:number-matrix-columns-spanned="1" table:number-matrix-rows-spanned="1" table:formula="of:=SUM([.BL3:.BL27]&gt;[.$DB3:.$DB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DC3:.$DC27])" office:value-type="float"/>
          <table:table-cell table:number-matrix-columns-spanned="1" table:number-matrix-rows-spanned="1" table:formula="of:=SUM([.C3:.C27]=[.$DD3:.$DD27])" office:value-type="float"/>
          <table:table-cell table:number-matrix-columns-spanned="1" table:number-matrix-rows-spanned="1" table:formula="of:=SUM([.D3:.D27]=[.$DE3:.$DE27])" office:value-type="float"/>
          <table:table-cell table:number-matrix-columns-spanned="1" table:number-matrix-rows-spanned="1" table:formula="of:=SUM([.E3:.E27]=[.$DF3:.$DF27])" office:value-type="float"/>
          <table:table-cell table:number-matrix-columns-spanned="1" table:number-matrix-rows-spanned="1" table:formula="of:=SUM([.F3:.F27]=[.$DG3:.$DG27])" office:value-type="float"/>
          <table:table-cell table:number-matrix-columns-spanned="1" table:number-matrix-rows-spanned="1" table:formula="of:=SUM([.G3:.G27]=[.$DH3:.$DH27])" office:value-type="float"/>
          <table:table-cell table:number-matrix-columns-spanned="1" table:number-matrix-rows-spanned="1" table:formula="of:=SUM([.H3:.H27]=[.$DI3:.$DI27])" office:value-type="float"/>
          <table:table-cell table:number-matrix-columns-spanned="1" table:number-matrix-rows-spanned="1" table:formula="of:=SUM([.I3:.I27]=[.$DJ3:.$DJ27])" office:value-type="float"/>
          <table:table-cell table:number-matrix-columns-spanned="1" table:number-matrix-rows-spanned="1" table:formula="of:=SUM([.J3:.J27]=[.$DK3:.$DK27])" office:value-type="float"/>
          <table:table-cell table:number-matrix-columns-spanned="1" table:number-matrix-rows-spanned="1" table:formula="of:=SUM([.K3:.K27]=[.$DL3:.$DL27])" office:value-type="float"/>
          <table:table-cell table:number-matrix-columns-spanned="1" table:number-matrix-rows-spanned="1" table:formula="of:=SUM([.L3:.L27]=[.$DM3:.$DM27])" office:value-type="float"/>
          <table:table-cell table:number-matrix-columns-spanned="1" table:number-matrix-rows-spanned="1" table:formula="of:=SUM([.M3:.M27]=[.$DN3:.$DN27])" office:value-type="float"/>
          <table:table-cell table:number-matrix-columns-spanned="1" table:number-matrix-rows-spanned="1" table:formula="of:=SUM([.N3:.N27]=[.$DO3:.$DO27])" office:value-type="float"/>
          <table:table-cell table:number-matrix-columns-spanned="1" table:number-matrix-rows-spanned="1" table:formula="of:=SUM([.O3:.O27]=[.$DP3:.$DP27])" office:value-type="float"/>
          <table:table-cell table:number-matrix-columns-spanned="1" table:number-matrix-rows-spanned="1" table:formula="of:=SUM([.P3:.P27]=[.$DQ3:.$DQ27])" office:value-type="float"/>
          <table:table-cell table:number-matrix-columns-spanned="1" table:number-matrix-rows-spanned="1" table:formula="of:=SUM([.Q3:.Q27]=[.$DR3:.$DR27])" office:value-type="float"/>
          <table:table-cell table:number-matrix-columns-spanned="1" table:number-matrix-rows-spanned="1" table:formula="of:=SUM([.R3:.R27]=[.$DS3:.$DS27])" office:value-type="float"/>
          <table:table-cell table:number-matrix-columns-spanned="1" table:number-matrix-rows-spanned="1" table:formula="of:=SUM([.S3:.S27]=[.$DT3:.$DT27])" office:value-type="float"/>
          <table:table-cell table:number-matrix-columns-spanned="1" table:number-matrix-rows-spanned="1" table:formula="of:=SUM([.T3:.T27]=[.$DU3:.$DU27])" office:value-type="float"/>
          <table:table-cell table:number-matrix-columns-spanned="1" table:number-matrix-rows-spanned="1" table:formula="of:=SUM([.U3:.U27]=[.$DV3:.$DV27])" office:value-type="float"/>
          <table:table-cell table:number-matrix-columns-spanned="1" table:number-matrix-rows-spanned="1" table:formula="of:=SUM([.V3:.V27]=[.$DW3:.$DW27])" office:value-type="float"/>
          <table:table-cell table:number-matrix-columns-spanned="1" table:number-matrix-rows-spanned="1" table:formula="of:=SUM([.W3:.W27]=[.$DC3:.$DC27])" office:value-type="float"/>
          <table:table-cell table:number-matrix-columns-spanned="1" table:number-matrix-rows-spanned="1" table:formula="of:=SUM([.X3:.X27]=[.$DD3:.$DD27])" office:value-type="float"/>
          <table:table-cell table:number-matrix-columns-spanned="1" table:number-matrix-rows-spanned="1" table:formula="of:=SUM([.Y3:.Y27]=[.$DE3:.$DE27])" office:value-type="float"/>
          <table:table-cell table:number-matrix-columns-spanned="1" table:number-matrix-rows-spanned="1" table:formula="of:=SUM([.Z3:.Z27]=[.$DF3:.$DF27])" office:value-type="float"/>
          <table:table-cell table:number-matrix-columns-spanned="1" table:number-matrix-rows-spanned="1" table:formula="of:=SUM([.AA3:.AA27]=[.$DG3:.$DG27])" office:value-type="float"/>
          <table:table-cell table:number-matrix-columns-spanned="1" table:number-matrix-rows-spanned="1" table:formula="of:=SUM([.AB3:.AB27]=[.$DH3:.$DH27])" office:value-type="float"/>
          <table:table-cell table:number-matrix-columns-spanned="1" table:number-matrix-rows-spanned="1" table:formula="of:=SUM([.AC3:.AC27]=[.$DI3:.$DI27])" office:value-type="float"/>
          <table:table-cell table:number-matrix-columns-spanned="1" table:number-matrix-rows-spanned="1" table:formula="of:=SUM([.AD3:.AD27]=[.$DJ3:.$DJ27])" office:value-type="float"/>
          <table:table-cell table:number-matrix-columns-spanned="1" table:number-matrix-rows-spanned="1" table:formula="of:=SUM([.AE3:.AE27]=[.$DK3:.$DK27])" office:value-type="float"/>
          <table:table-cell table:number-matrix-columns-spanned="1" table:number-matrix-rows-spanned="1" table:formula="of:=SUM([.AF3:.AF27]=[.$DL3:.$DL27])" office:value-type="float"/>
          <table:table-cell table:number-matrix-columns-spanned="1" table:number-matrix-rows-spanned="1" table:formula="of:=SUM([.AG3:.AG27]=[.$DM3:.$DM27])" office:value-type="float"/>
          <table:table-cell table:number-matrix-columns-spanned="1" table:number-matrix-rows-spanned="1" table:formula="of:=SUM([.AH3:.AH27]=[.$DN3:.$DN27])" office:value-type="float"/>
          <table:table-cell table:number-matrix-columns-spanned="1" table:number-matrix-rows-spanned="1" table:formula="of:=SUM([.AI3:.AI27]=[.$DO3:.$DO27])" office:value-type="float"/>
          <table:table-cell table:number-matrix-columns-spanned="1" table:number-matrix-rows-spanned="1" table:formula="of:=SUM([.AJ3:.AJ27]=[.$DP3:.$DP27])" office:value-type="float"/>
          <table:table-cell table:number-matrix-columns-spanned="1" table:number-matrix-rows-spanned="1" table:formula="of:=SUM([.AK3:.AK27]=[.$DQ3:.$DQ27])" office:value-type="float"/>
          <table:table-cell table:number-matrix-columns-spanned="1" table:number-matrix-rows-spanned="1" table:formula="of:=SUM([.AL3:.AL27]=[.$DR3:.$DR27])" office:value-type="float"/>
          <table:table-cell table:number-matrix-columns-spanned="1" table:number-matrix-rows-spanned="1" table:formula="of:=SUM([.AM3:.AM27]=[.$DS3:.$DS27])" office:value-type="float"/>
          <table:table-cell table:number-matrix-columns-spanned="1" table:number-matrix-rows-spanned="1" table:formula="of:=SUM([.AN3:.AN27]=[.$DT3:.$DT27])" office:value-type="float"/>
          <table:table-cell table:number-matrix-columns-spanned="1" table:number-matrix-rows-spanned="1" table:formula="of:=SUM([.AO3:.AO27]=[.$DU3:.$DU27])" office:value-type="float"/>
          <table:table-cell table:number-matrix-columns-spanned="1" table:number-matrix-rows-spanned="1" table:formula="of:=SUM([.AP3:.AP27]=[.$DV3:.$DV27])" office:value-type="float"/>
          <table:table-cell table:number-matrix-columns-spanned="1" table:number-matrix-rows-spanned="1" table:formula="of:=SUM([.AQ3:.AQ27]=[.$DW3:.$DW27])" office:value-type="float"/>
          <table:table-cell table:number-matrix-columns-spanned="1" table:number-matrix-rows-spanned="1" table:formula="of:=SUM([.AR3:.AR27]=[.$DC3:.$DC27])" office:value-type="float"/>
          <table:table-cell table:number-matrix-columns-spanned="1" table:number-matrix-rows-spanned="1" table:formula="of:=SUM([.AS3:.AS27]=[.$DD3:.$DD27])" office:value-type="float"/>
          <table:table-cell table:number-matrix-columns-spanned="1" table:number-matrix-rows-spanned="1" table:formula="of:=SUM([.AT3:.AT27]=[.$DE3:.$DE27])" office:value-type="float"/>
          <table:table-cell table:number-matrix-columns-spanned="1" table:number-matrix-rows-spanned="1" table:formula="of:=SUM([.AU3:.AU27]=[.$DF3:.$DF27])" office:value-type="float"/>
          <table:table-cell table:number-matrix-columns-spanned="1" table:number-matrix-rows-spanned="1" table:formula="of:=SUM([.AV3:.AV27]=[.$DG3:.$DG27])" office:value-type="float"/>
          <table:table-cell table:number-matrix-columns-spanned="1" table:number-matrix-rows-spanned="1" table:formula="of:=SUM([.AW3:.AW27]=[.$DH3:.$DH27])" office:value-type="float"/>
          <table:table-cell table:number-matrix-columns-spanned="1" table:number-matrix-rows-spanned="1" table:formula="of:=SUM([.AX3:.AX27]=[.$DI3:.$DI27])" office:value-type="float"/>
          <table:table-cell table:number-matrix-columns-spanned="1" table:number-matrix-rows-spanned="1" table:formula="of:=SUM([.AY3:.AY27]=[.$DJ3:.$DJ27])" office:value-type="float"/>
          <table:table-cell table:number-matrix-columns-spanned="1" table:number-matrix-rows-spanned="1" table:formula="of:=SUM([.AZ3:.AZ27]=[.$DK3:.$DK27])" office:value-type="float"/>
          <table:table-cell table:number-matrix-columns-spanned="1" table:number-matrix-rows-spanned="1" table:formula="of:=SUM([.BA3:.BA27]=[.$DL3:.$DL27])" office:value-type="float"/>
          <table:table-cell table:number-matrix-columns-spanned="1" table:number-matrix-rows-spanned="1" table:formula="of:=SUM([.BB3:.BB27]=[.$DM3:.$DM27])" office:value-type="float"/>
          <table:table-cell table:number-matrix-columns-spanned="1" table:number-matrix-rows-spanned="1" table:formula="of:=SUM([.BC3:.BC27]=[.$DN3:.$DN27])" office:value-type="float"/>
          <table:table-cell table:number-matrix-columns-spanned="1" table:number-matrix-rows-spanned="1" table:formula="of:=SUM([.BD3:.BD27]=[.$DO3:.$DO27])" office:value-type="float"/>
          <table:table-cell table:number-matrix-columns-spanned="1" table:number-matrix-rows-spanned="1" table:formula="of:=SUM([.BE3:.BE27]=[.$DP3:.$DP27])" office:value-type="float"/>
          <table:table-cell table:number-matrix-columns-spanned="1" table:number-matrix-rows-spanned="1" table:formula="of:=SUM([.BF3:.BF27]=[.$DQ3:.$DQ27])" office:value-type="float"/>
          <table:table-cell table:number-matrix-columns-spanned="1" table:number-matrix-rows-spanned="1" table:formula="of:=SUM([.BG3:.BG27]=[.$DR3:.$DR27])" office:value-type="float"/>
          <table:table-cell table:number-matrix-columns-spanned="1" table:number-matrix-rows-spanned="1" table:formula="of:=SUM([.BH3:.BH27]=[.$DS3:.$DS27])" office:value-type="float"/>
          <table:table-cell table:number-matrix-columns-spanned="1" table:number-matrix-rows-spanned="1" table:formula="of:=SUM([.BI3:.BI27]=[.$DT3:.$DT27])" office:value-type="float"/>
          <table:table-cell table:number-matrix-columns-spanned="1" table:number-matrix-rows-spanned="1" table:formula="of:=SUM([.BJ3:.BJ27]=[.$DU3:.$DU27])" office:value-type="float"/>
          <table:table-cell table:number-matrix-columns-spanned="1" table:number-matrix-rows-spanned="1" table:formula="of:=SUM([.BK3:.BK27]=[.$DV3:.$DV27])" office:value-type="float"/>
          <table:table-cell table:number-matrix-columns-spanned="1" table:number-matrix-rows-spanned="1" table:formula="of:=SUM([.BL3:.BL27]=[.$DW3:.$DW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office:value-type="string">
            <text:p/>
          </table:table-cell>
          <table:table-cell table:formula="of:=AVERAGE([Instances.BJ3:Instances.BJ7])" office:value-type="float"/>
          <table:table-cell table:formula="of:=AVERAGE([Instances.BK3:Instances.BK7])" office:value-type="float"/>
          <table:table-cell table:formula="of:=AVERAGE([Instances.BL3:Instances.BL7])" office:value-type="float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SUM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AVERAGE([Instances.AT8:Instances.AT12])" office:value-type="float"/>
          <table:table-cell table:formula="of:=AVERAGE([Instances.AU8:Instances.AU12])" office:value-type="float"/>
          <table:table-cell table:formula="of:=SUM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office:value-type="string">
            <text:p/>
          </table:table-cell>
          <table:table-cell table:formula="of:=AVERAGE([Instances.BJ8:Instances.BJ12])" office:value-type="float"/>
          <table:table-cell table:formula="of:=AVERAGE([Instances.BK8:Instances.BK12])" office:value-type="float"/>
          <table:table-cell table:formula="of:=AVERAGE([Instances.BL8:Instances.BL12])" office:value-type="float"/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SUM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AVERAGE([Instances.AT13:Instances.AT17])" office:value-type="float"/>
          <table:table-cell table:formula="of:=AVERAGE([Instances.AU13:Instances.AU17])" office:value-type="float"/>
          <table:table-cell table:formula="of:=SUM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office:value-type="string">
            <text:p/>
          </table:table-cell>
          <table:table-cell table:formula="of:=AVERAGE([Instances.BJ13:Instances.BJ17])" office:value-type="float"/>
          <table:table-cell table:formula="of:=AVERAGE([Instances.BK13:Instances.BK17])" office:value-type="float"/>
          <table:table-cell table:formula="of:=AVERAGE([Instances.BL13:Instances.BL17])" office:value-type="float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SUM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AVERAGE([Instances.AT18:Instances.AT22])" office:value-type="float"/>
          <table:table-cell table:formula="of:=AVERAGE([Instances.AU18:Instances.AU22])" office:value-type="float"/>
          <table:table-cell table:formula="of:=SUM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office:value-type="string">
            <text:p/>
          </table:table-cell>
          <table:table-cell table:formula="of:=AVERAGE([Instances.BJ18:Instances.BJ22])" office:value-type="float"/>
          <table:table-cell table:formula="of:=AVERAGE([Instances.BK18:Instances.BK22])" office:value-type="float"/>
          <table:table-cell table:formula="of:=AVERAGE([Instances.BL18:Instances.BL22])" office:value-type="float"/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SUM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AVERAGE([Instances.AR23:Instances.AR27])" office:value-type="float"/>
          <table:table-cell table:formula="of:=AVERAGE([Instances.AS23:Instances.AS27])" office:value-type="float"/>
          <table:table-cell table:formula="of:=AVERAGE([Instances.AT23:Instances.AT27])" office:value-type="float"/>
          <table:table-cell table:formula="of:=AVERAGE([Instances.AU23:Instances.AU27])" office:value-type="float"/>
          <table:table-cell table:formula="of:=SUM([Instances.AV23:Instances.AV27])" office:value-type="float"/>
          <table:table-cell table:formula="of:=AVERAGE([Instances.AW23:Instances.AW27])" office:value-type="float"/>
          <table:table-cell table:formula="of:=AVERAGE([Instances.AX23:Instances.AX27])" office:value-type="float"/>
          <table:table-cell table:formula="of:=AVERAGE([Instances.AY23:Instances.AY27])" office:value-type="float"/>
          <table:table-cell table:formula="of:=AVERAGE([Instances.AZ23:Instances.AZ27])" office:value-type="float"/>
          <table:table-cell table:formula="of:=AVERAGE([Instances.BA23:Instances.BA27])" office:value-type="float"/>
          <table:table-cell table:formula="of:=AVERAGE([Instances.BB23:Instances.BB27])" office:value-type="float"/>
          <table:table-cell table:formula="of:=AVERAGE([Instances.BC23:Instances.BC27])" office:value-type="float"/>
          <table:table-cell table:formula="of:=AVERAGE([Instances.BD23:Instances.BD27])" office:value-type="float"/>
          <table:table-cell table:formula="of:=AVERAGE([Instances.BE23:Instances.BE27])" office:value-type="float"/>
          <table:table-cell table:formula="of:=AVERAGE([Instances.BF23:Instances.BF27])" office:value-type="float"/>
          <table:table-cell table:formula="of:=AVERAGE([Instances.BG23:Instances.BG27])" office:value-type="float"/>
          <table:table-cell table:formula="of:=AVERAGE([Instances.BH23:Instances.BH27])" office:value-type="float"/>
          <table:table-cell table:formula="of:=AVERAGE([Instances.BI23:Instances.BI27])" office:value-type="float"/>
          <table:table-cell table:formula="of:=AVERAGE([Instances.BJ23:Instances.BJ27])" office:value-type="float"/>
          <table:table-cell table:formula="of:=AVERAGE([Instances.BK23:Instances.BK27])" office:value-type="float"/>
          <table:table-cell table:formula="of:=AVERAGE([Instances.BL23:Instances.BL27])" office:value-type="float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  <table:table-cell table:formula="of:=SUM([.DR3:.DR7])" office:value-type="float"/>
          <table:table-cell table:formula="of:=SUM([.DS3:.DS7])" office:value-type="float"/>
          <table:table-cell table:formula="of:=SUM([.DT3:.DT7])" office:value-type="float"/>
          <table:table-cell table:formula="of:=SUM([.DU3:.DU7])" office:value-type="float"/>
          <table:table-cell table:formula="of:=SUM([.DV3:.DV7])" office:value-type="float"/>
          <table:table-cell table:formula="of:=SUM([.DW3:.DW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  <table:table-cell table:formula="of:=AVERAGE([.DR3:.DR7])" office:value-type="float"/>
          <table:table-cell table:formula="of:=AVERAGE([.DS3:.DS7])" office:value-type="float"/>
          <table:table-cell table:formula="of:=AVERAGE([.DT3:.DT7])" office:value-type="float"/>
          <table:table-cell table:formula="of:=AVERAGE([.DU3:.DU7])" office:value-type="float"/>
          <table:table-cell table:formula="of:=AVERAGE([.DV3:.DV7])" office:value-type="float"/>
          <table:table-cell table:formula="of:=AVERAGE([.DW3:.DW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  <table:table-cell table:formula="of:=STDEV([.DR3:.DR7])" office:value-type="float"/>
          <table:table-cell table:formula="of:=STDEV([.DS3:.DS7])" office:value-type="float"/>
          <table:table-cell table:formula="of:=STDEV([.DT3:.DT7])" office:value-type="float"/>
          <table:table-cell table:formula="of:=STDEV([.DU3:.DU7])" office:value-type="float"/>
          <table:table-cell table:formula="of:=STDEV([.DV3:.DV7])" office:value-type="float"/>
          <table:table-cell table:formula="of:=STDEV([.DW3:.DW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M3:.$BM7])^2)^0.5" office:value-type="float"/>
          <table:table-cell table:number-matrix-columns-spanned="1" table:number-matrix-rows-spanned="1" table:formula="of:=SUM(([.C3:.C7]-[.$BN3:.$BN7])^2)^0.5" office:value-type="float"/>
          <table:table-cell table:number-matrix-columns-spanned="1" table:number-matrix-rows-spanned="1" table:formula="of:=SUM(([.D3:.D7]-[.$BO3:.$BO7])^2)^0.5" office:value-type="float"/>
          <table:table-cell table:number-matrix-columns-spanned="1" table:number-matrix-rows-spanned="1" table:formula="of:=SUM(([.E3:.E7]-[.$BP3:.$BP7])^2)^0.5" office:value-type="float"/>
          <table:table-cell table:number-matrix-columns-spanned="1" table:number-matrix-rows-spanned="1" table:formula="of:=SUM(([.F3:.F7]-[.$BQ3:.$BQ7])^2)^0.5" office:value-type="float"/>
          <table:table-cell table:number-matrix-columns-spanned="1" table:number-matrix-rows-spanned="1" table:formula="of:=SUM(([.G3:.G7]-[.$BR3:.$BR7])^2)^0.5" office:value-type="float"/>
          <table:table-cell table:number-matrix-columns-spanned="1" table:number-matrix-rows-spanned="1" table:formula="of:=SUM(([.H3:.H7]-[.$BS3:.$BS7])^2)^0.5" office:value-type="float"/>
          <table:table-cell table:number-matrix-columns-spanned="1" table:number-matrix-rows-spanned="1" table:formula="of:=SUM(([.I3:.I7]-[.$BT3:.$BT7])^2)^0.5" office:value-type="float"/>
          <table:table-cell table:number-matrix-columns-spanned="1" table:number-matrix-rows-spanned="1" table:formula="of:=SUM(([.J3:.J7]-[.$BU3:.$BU7])^2)^0.5" office:value-type="float"/>
          <table:table-cell table:number-matrix-columns-spanned="1" table:number-matrix-rows-spanned="1" table:formula="of:=SUM(([.K3:.K7]-[.$BV3:.$BV7])^2)^0.5" office:value-type="float"/>
          <table:table-cell table:number-matrix-columns-spanned="1" table:number-matrix-rows-spanned="1" table:formula="of:=SUM(([.L3:.L7]-[.$BW3:.$BW7])^2)^0.5" office:value-type="float"/>
          <table:table-cell table:number-matrix-columns-spanned="1" table:number-matrix-rows-spanned="1" table:formula="of:=SUM(([.M3:.M7]-[.$BX3:.$BX7])^2)^0.5" office:value-type="float"/>
          <table:table-cell table:number-matrix-columns-spanned="1" table:number-matrix-rows-spanned="1" table:formula="of:=SUM(([.N3:.N7]-[.$BY3:.$BY7])^2)^0.5" office:value-type="float"/>
          <table:table-cell table:number-matrix-columns-spanned="1" table:number-matrix-rows-spanned="1" table:formula="of:=SUM(([.O3:.O7]-[.$BZ3:.$BZ7])^2)^0.5" office:value-type="float"/>
          <table:table-cell table:number-matrix-columns-spanned="1" table:number-matrix-rows-spanned="1" table:formula="of:=SUM(([.P3:.P7]-[.$CA3:.$CA7])^2)^0.5" office:value-type="float"/>
          <table:table-cell table:number-matrix-columns-spanned="1" table:number-matrix-rows-spanned="1" table:formula="of:=SUM(([.Q3:.Q7]-[.$CB3:.$CB7])^2)^0.5" office:value-type="float"/>
          <table:table-cell table:number-matrix-columns-spanned="1" table:number-matrix-rows-spanned="1" table:formula="of:=SUM(([.R3:.R7]-[.$CC3:.$CC7])^2)^0.5" office:value-type="float"/>
          <table:table-cell table:number-matrix-columns-spanned="1" table:number-matrix-rows-spanned="1" table:formula="of:=SUM(([.S3:.S7]-[.$CD3:.$CD7])^2)^0.5" office:value-type="float"/>
          <table:table-cell table:number-matrix-columns-spanned="1" table:number-matrix-rows-spanned="1" table:formula="of:=SUM(([.T3:.T7]-[.$CE3:.$CE7])^2)^0.5" office:value-type="float"/>
          <table:table-cell table:number-matrix-columns-spanned="1" table:number-matrix-rows-spanned="1" table:formula="of:=SUM(([.U3:.U7]-[.$CF3:.$CF7])^2)^0.5" office:value-type="float"/>
          <table:table-cell table:number-matrix-columns-spanned="1" table:number-matrix-rows-spanned="1" table:formula="of:=SUM(([.V3:.V7]-[.$CG3:.$CG7])^2)^0.5" office:value-type="float"/>
          <table:table-cell table:number-matrix-columns-spanned="1" table:number-matrix-rows-spanned="1" table:formula="of:=SUM(([.W3:.W7]-[.$BM3:.$BM7])^2)^0.5" office:value-type="float"/>
          <table:table-cell table:number-matrix-columns-spanned="1" table:number-matrix-rows-spanned="1" table:formula="of:=SUM(([.X3:.X7]-[.$BN3:.$BN7])^2)^0.5" office:value-type="float"/>
          <table:table-cell table:number-matrix-columns-spanned="1" table:number-matrix-rows-spanned="1" table:formula="of:=SUM(([.Y3:.Y7]-[.$BO3:.$BO7])^2)^0.5" office:value-type="float"/>
          <table:table-cell table:number-matrix-columns-spanned="1" table:number-matrix-rows-spanned="1" table:formula="of:=SUM(([.Z3:.Z7]-[.$BP3:.$BP7])^2)^0.5" office:value-type="float"/>
          <table:table-cell table:number-matrix-columns-spanned="1" table:number-matrix-rows-spanned="1" table:formula="of:=SUM(([.AA3:.AA7]-[.$BQ3:.$BQ7])^2)^0.5" office:value-type="float"/>
          <table:table-cell table:number-matrix-columns-spanned="1" table:number-matrix-rows-spanned="1" table:formula="of:=SUM(([.AB3:.AB7]-[.$BR3:.$BR7])^2)^0.5" office:value-type="float"/>
          <table:table-cell table:number-matrix-columns-spanned="1" table:number-matrix-rows-spanned="1" table:formula="of:=SUM(([.AC3:.AC7]-[.$BS3:.$BS7])^2)^0.5" office:value-type="float"/>
          <table:table-cell table:number-matrix-columns-spanned="1" table:number-matrix-rows-spanned="1" table:formula="of:=SUM(([.AD3:.AD7]-[.$BT3:.$BT7])^2)^0.5" office:value-type="float"/>
          <table:table-cell table:number-matrix-columns-spanned="1" table:number-matrix-rows-spanned="1" table:formula="of:=SUM(([.AE3:.AE7]-[.$BU3:.$BU7])^2)^0.5" office:value-type="float"/>
          <table:table-cell table:number-matrix-columns-spanned="1" table:number-matrix-rows-spanned="1" table:formula="of:=SUM(([.AF3:.AF7]-[.$BV3:.$BV7])^2)^0.5" office:value-type="float"/>
          <table:table-cell table:number-matrix-columns-spanned="1" table:number-matrix-rows-spanned="1" table:formula="of:=SUM(([.AG3:.AG7]-[.$BW3:.$BW7])^2)^0.5" office:value-type="float"/>
          <table:table-cell table:number-matrix-columns-spanned="1" table:number-matrix-rows-spanned="1" table:formula="of:=SUM(([.AH3:.AH7]-[.$BX3:.$BX7])^2)^0.5" office:value-type="float"/>
          <table:table-cell table:number-matrix-columns-spanned="1" table:number-matrix-rows-spanned="1" table:formula="of:=SUM(([.AI3:.AI7]-[.$BY3:.$BY7])^2)^0.5" office:value-type="float"/>
          <table:table-cell table:number-matrix-columns-spanned="1" table:number-matrix-rows-spanned="1" table:formula="of:=SUM(([.AJ3:.AJ7]-[.$BZ3:.$BZ7])^2)^0.5" office:value-type="float"/>
          <table:table-cell table:number-matrix-columns-spanned="1" table:number-matrix-rows-spanned="1" table:formula="of:=SUM(([.AK3:.AK7]-[.$CA3:.$CA7])^2)^0.5" office:value-type="float"/>
          <table:table-cell table:number-matrix-columns-spanned="1" table:number-matrix-rows-spanned="1" table:formula="of:=SUM(([.AL3:.AL7]-[.$CB3:.$CB7])^2)^0.5" office:value-type="float"/>
          <table:table-cell table:number-matrix-columns-spanned="1" table:number-matrix-rows-spanned="1" table:formula="of:=SUM(([.AM3:.AM7]-[.$CC3:.$CC7])^2)^0.5" office:value-type="float"/>
          <table:table-cell table:number-matrix-columns-spanned="1" table:number-matrix-rows-spanned="1" table:formula="of:=SUM(([.AN3:.AN7]-[.$CD3:.$CD7])^2)^0.5" office:value-type="float"/>
          <table:table-cell table:number-matrix-columns-spanned="1" table:number-matrix-rows-spanned="1" table:formula="of:=SUM(([.AO3:.AO7]-[.$CE3:.$CE7])^2)^0.5" office:value-type="float"/>
          <table:table-cell table:number-matrix-columns-spanned="1" table:number-matrix-rows-spanned="1" table:formula="of:=SUM(([.AP3:.AP7]-[.$CF3:.$CF7])^2)^0.5" office:value-type="float"/>
          <table:table-cell table:number-matrix-columns-spanned="1" table:number-matrix-rows-spanned="1" table:formula="of:=SUM(([.AQ3:.AQ7]-[.$CG3:.$CG7])^2)^0.5" office:value-type="float"/>
          <table:table-cell table:number-matrix-columns-spanned="1" table:number-matrix-rows-spanned="1" table:formula="of:=SUM(([.AR3:.AR7]-[.$BM3:.$BM7])^2)^0.5" office:value-type="float"/>
          <table:table-cell table:number-matrix-columns-spanned="1" table:number-matrix-rows-spanned="1" table:formula="of:=SUM(([.AS3:.AS7]-[.$BN3:.$BN7])^2)^0.5" office:value-type="float"/>
          <table:table-cell table:number-matrix-columns-spanned="1" table:number-matrix-rows-spanned="1" table:formula="of:=SUM(([.AT3:.AT7]-[.$BO3:.$BO7])^2)^0.5" office:value-type="float"/>
          <table:table-cell table:number-matrix-columns-spanned="1" table:number-matrix-rows-spanned="1" table:formula="of:=SUM(([.AU3:.AU7]-[.$BP3:.$BP7])^2)^0.5" office:value-type="float"/>
          <table:table-cell table:number-matrix-columns-spanned="1" table:number-matrix-rows-spanned="1" table:formula="of:=SUM(([.AV3:.AV7]-[.$BQ3:.$BQ7])^2)^0.5" office:value-type="float"/>
          <table:table-cell table:number-matrix-columns-spanned="1" table:number-matrix-rows-spanned="1" table:formula="of:=SUM(([.AW3:.AW7]-[.$BR3:.$BR7])^2)^0.5" office:value-type="float"/>
          <table:table-cell table:number-matrix-columns-spanned="1" table:number-matrix-rows-spanned="1" table:formula="of:=SUM(([.AX3:.AX7]-[.$BS3:.$BS7])^2)^0.5" office:value-type="float"/>
          <table:table-cell table:number-matrix-columns-spanned="1" table:number-matrix-rows-spanned="1" table:formula="of:=SUM(([.AY3:.AY7]-[.$BT3:.$BT7])^2)^0.5" office:value-type="float"/>
          <table:table-cell table:number-matrix-columns-spanned="1" table:number-matrix-rows-spanned="1" table:formula="of:=SUM(([.AZ3:.AZ7]-[.$BU3:.$BU7])^2)^0.5" office:value-type="float"/>
          <table:table-cell table:number-matrix-columns-spanned="1" table:number-matrix-rows-spanned="1" table:formula="of:=SUM(([.BA3:.BA7]-[.$BV3:.$BV7])^2)^0.5" office:value-type="float"/>
          <table:table-cell table:number-matrix-columns-spanned="1" table:number-matrix-rows-spanned="1" table:formula="of:=SUM(([.BB3:.BB7]-[.$BW3:.$BW7])^2)^0.5" office:value-type="float"/>
          <table:table-cell table:number-matrix-columns-spanned="1" table:number-matrix-rows-spanned="1" table:formula="of:=SUM(([.BC3:.BC7]-[.$BX3:.$BX7])^2)^0.5" office:value-type="float"/>
          <table:table-cell table:number-matrix-columns-spanned="1" table:number-matrix-rows-spanned="1" table:formula="of:=SUM(([.BD3:.BD7]-[.$BY3:.$BY7])^2)^0.5" office:value-type="float"/>
          <table:table-cell table:number-matrix-columns-spanned="1" table:number-matrix-rows-spanned="1" table:formula="of:=SUM(([.BE3:.BE7]-[.$BZ3:.$BZ7])^2)^0.5" office:value-type="float"/>
          <table:table-cell table:number-matrix-columns-spanned="1" table:number-matrix-rows-spanned="1" table:formula="of:=SUM(([.BF3:.BF7]-[.$CA3:.$CA7])^2)^0.5" office:value-type="float"/>
          <table:table-cell table:number-matrix-columns-spanned="1" table:number-matrix-rows-spanned="1" table:formula="of:=SUM(([.BG3:.BG7]-[.$CB3:.$CB7])^2)^0.5" office:value-type="float"/>
          <table:table-cell table:number-matrix-columns-spanned="1" table:number-matrix-rows-spanned="1" table:formula="of:=SUM(([.BH3:.BH7]-[.$CC3:.$CC7])^2)^0.5" office:value-type="float"/>
          <table:table-cell table:number-matrix-columns-spanned="1" table:number-matrix-rows-spanned="1" table:formula="of:=SUM(([.BI3:.BI7]-[.$CD3:.$CD7])^2)^0.5" office:value-type="float"/>
          <table:table-cell table:number-matrix-columns-spanned="1" table:number-matrix-rows-spanned="1" table:formula="of:=SUM(([.BJ3:.BJ7]-[.$CE3:.$CE7])^2)^0.5" office:value-type="float"/>
          <table:table-cell table:number-matrix-columns-spanned="1" table:number-matrix-rows-spanned="1" table:formula="of:=SUM(([.BK3:.BK7]-[.$CF3:.$CF7])^2)^0.5" office:value-type="float"/>
          <table:table-cell table:number-matrix-columns-spanned="1" table:number-matrix-rows-spanned="1" table:formula="of:=SUM(([.BL3:.BL7]-[.$CG3:.$CG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M3:.$BM7])" office:value-type="float"/>
          <table:table-cell table:number-matrix-columns-spanned="1" table:number-matrix-rows-spanned="1" table:formula="of:=SUM([.C3:.C7]=[.$BN3:.$BN7])" office:value-type="float"/>
          <table:table-cell table:number-matrix-columns-spanned="1" table:number-matrix-rows-spanned="1" table:formula="of:=SUM([.D3:.D7]=[.$BO3:.$BO7])" office:value-type="float"/>
          <table:table-cell table:number-matrix-columns-spanned="1" table:number-matrix-rows-spanned="1" table:formula="of:=SUM([.E3:.E7]=[.$BP3:.$BP7])" office:value-type="float"/>
          <table:table-cell table:number-matrix-columns-spanned="1" table:number-matrix-rows-spanned="1" table:formula="of:=SUM([.F3:.F7]=[.$BQ3:.$BQ7])" office:value-type="float"/>
          <table:table-cell table:number-matrix-columns-spanned="1" table:number-matrix-rows-spanned="1" table:formula="of:=SUM([.G3:.G7]=[.$BR3:.$BR7])" office:value-type="float"/>
          <table:table-cell table:number-matrix-columns-spanned="1" table:number-matrix-rows-spanned="1" table:formula="of:=SUM([.H3:.H7]=[.$BS3:.$BS7])" office:value-type="float"/>
          <table:table-cell table:number-matrix-columns-spanned="1" table:number-matrix-rows-spanned="1" table:formula="of:=SUM([.I3:.I7]=[.$BT3:.$BT7])" office:value-type="float"/>
          <table:table-cell table:number-matrix-columns-spanned="1" table:number-matrix-rows-spanned="1" table:formula="of:=SUM([.J3:.J7]=[.$BU3:.$BU7])" office:value-type="float"/>
          <table:table-cell table:number-matrix-columns-spanned="1" table:number-matrix-rows-spanned="1" table:formula="of:=SUM([.K3:.K7]=[.$BV3:.$BV7])" office:value-type="float"/>
          <table:table-cell table:number-matrix-columns-spanned="1" table:number-matrix-rows-spanned="1" table:formula="of:=SUM([.L3:.L7]=[.$BW3:.$BW7])" office:value-type="float"/>
          <table:table-cell table:number-matrix-columns-spanned="1" table:number-matrix-rows-spanned="1" table:formula="of:=SUM([.M3:.M7]=[.$BX3:.$BX7])" office:value-type="float"/>
          <table:table-cell table:number-matrix-columns-spanned="1" table:number-matrix-rows-spanned="1" table:formula="of:=SUM([.N3:.N7]=[.$BY3:.$BY7])" office:value-type="float"/>
          <table:table-cell table:number-matrix-columns-spanned="1" table:number-matrix-rows-spanned="1" table:formula="of:=SUM([.O3:.O7]=[.$BZ3:.$BZ7])" office:value-type="float"/>
          <table:table-cell table:number-matrix-columns-spanned="1" table:number-matrix-rows-spanned="1" table:formula="of:=SUM([.P3:.P7]=[.$CA3:.$CA7])" office:value-type="float"/>
          <table:table-cell table:number-matrix-columns-spanned="1" table:number-matrix-rows-spanned="1" table:formula="of:=SUM([.Q3:.Q7]=[.$CB3:.$CB7])" office:value-type="float"/>
          <table:table-cell table:number-matrix-columns-spanned="1" table:number-matrix-rows-spanned="1" table:formula="of:=SUM([.R3:.R7]=[.$CC3:.$CC7])" office:value-type="float"/>
          <table:table-cell table:number-matrix-columns-spanned="1" table:number-matrix-rows-spanned="1" table:formula="of:=SUM([.S3:.S7]=[.$CD3:.$CD7])" office:value-type="float"/>
          <table:table-cell table:number-matrix-columns-spanned="1" table:number-matrix-rows-spanned="1" table:formula="of:=SUM([.T3:.T7]=[.$CE3:.$CE7])" office:value-type="float"/>
          <table:table-cell table:number-matrix-columns-spanned="1" table:number-matrix-rows-spanned="1" table:formula="of:=SUM([.U3:.U7]=[.$CF3:.$CF7])" office:value-type="float"/>
          <table:table-cell table:number-matrix-columns-spanned="1" table:number-matrix-rows-spanned="1" table:formula="of:=SUM([.V3:.V7]=[.$CG3:.$CG7])" office:value-type="float"/>
          <table:table-cell table:number-matrix-columns-spanned="1" table:number-matrix-rows-spanned="1" table:formula="of:=SUM([.W3:.W7]=[.$BM3:.$BM7])" office:value-type="float"/>
          <table:table-cell table:number-matrix-columns-spanned="1" table:number-matrix-rows-spanned="1" table:formula="of:=SUM([.X3:.X7]=[.$BN3:.$BN7])" office:value-type="float"/>
          <table:table-cell table:number-matrix-columns-spanned="1" table:number-matrix-rows-spanned="1" table:formula="of:=SUM([.Y3:.Y7]=[.$BO3:.$BO7])" office:value-type="float"/>
          <table:table-cell table:number-matrix-columns-spanned="1" table:number-matrix-rows-spanned="1" table:formula="of:=SUM([.Z3:.Z7]=[.$BP3:.$BP7])" office:value-type="float"/>
          <table:table-cell table:number-matrix-columns-spanned="1" table:number-matrix-rows-spanned="1" table:formula="of:=SUM([.AA3:.AA7]=[.$BQ3:.$BQ7])" office:value-type="float"/>
          <table:table-cell table:number-matrix-columns-spanned="1" table:number-matrix-rows-spanned="1" table:formula="of:=SUM([.AB3:.AB7]=[.$BR3:.$BR7])" office:value-type="float"/>
          <table:table-cell table:number-matrix-columns-spanned="1" table:number-matrix-rows-spanned="1" table:formula="of:=SUM([.AC3:.AC7]=[.$BS3:.$BS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  <table:table-cell table:number-matrix-columns-spanned="1" table:number-matrix-rows-spanned="1" table:formula="of:=SUM([.AR3:.AR7]=[.$BM3:.$BM7])" office:value-type="float"/>
          <table:table-cell table:number-matrix-columns-spanned="1" table:number-matrix-rows-spanned="1" table:formula="of:=SUM([.AS3:.AS7]=[.$BN3:.$BN7])" office:value-type="float"/>
          <table:table-cell table:number-matrix-columns-spanned="1" table:number-matrix-rows-spanned="1" table:formula="of:=SUM([.AT3:.AT7]=[.$BO3:.$BO7])" office:value-type="float"/>
          <table:table-cell table:number-matrix-columns-spanned="1" table:number-matrix-rows-spanned="1" table:formula="of:=SUM([.AU3:.AU7]=[.$BP3:.$BP7])" office:value-type="float"/>
          <table:table-cell table:number-matrix-columns-spanned="1" table:number-matrix-rows-spanned="1" table:formula="of:=SUM([.AV3:.AV7]=[.$BQ3:.$BQ7])" office:value-type="float"/>
          <table:table-cell table:number-matrix-columns-spanned="1" table:number-matrix-rows-spanned="1" table:formula="of:=SUM([.AW3:.AW7]=[.$BR3:.$BR7])" office:value-type="float"/>
          <table:table-cell table:number-matrix-columns-spanned="1" table:number-matrix-rows-spanned="1" table:formula="of:=SUM([.AX3:.AX7]=[.$BS3:.$BS7])" office:value-type="float"/>
          <table:table-cell table:number-matrix-columns-spanned="1" table:number-matrix-rows-spanned="1" table:formula="of:=SUM([.AY3:.AY7]=[.$BT3:.$BT7])" office:value-type="float"/>
          <table:table-cell table:number-matrix-columns-spanned="1" table:number-matrix-rows-spanned="1" table:formula="of:=SUM([.AZ3:.AZ7]=[.$BU3:.$BU7])" office:value-type="float"/>
          <table:table-cell table:number-matrix-columns-spanned="1" table:number-matrix-rows-spanned="1" table:formula="of:=SUM([.BA3:.BA7]=[.$BV3:.$BV7])" office:value-type="float"/>
          <table:table-cell table:number-matrix-columns-spanned="1" table:number-matrix-rows-spanned="1" table:formula="of:=SUM([.BB3:.BB7]=[.$BW3:.$BW7])" office:value-type="float"/>
          <table:table-cell table:number-matrix-columns-spanned="1" table:number-matrix-rows-spanned="1" table:formula="of:=SUM([.BC3:.BC7]=[.$BX3:.$BX7])" office:value-type="float"/>
          <table:table-cell table:number-matrix-columns-spanned="1" table:number-matrix-rows-spanned="1" table:formula="of:=SUM([.BD3:.BD7]=[.$BY3:.$BY7])" office:value-type="float"/>
          <table:table-cell table:number-matrix-columns-spanned="1" table:number-matrix-rows-spanned="1" table:formula="of:=SUM([.BE3:.BE7]=[.$BZ3:.$BZ7])" office:value-type="float"/>
          <table:table-cell table:number-matrix-columns-spanned="1" table:number-matrix-rows-spanned="1" table:formula="of:=SUM([.BF3:.BF7]=[.$CA3:.$CA7])" office:value-type="float"/>
          <table:table-cell table:number-matrix-columns-spanned="1" table:number-matrix-rows-spanned="1" table:formula="of:=SUM([.BG3:.BG7]=[.$CB3:.$CB7])" office:value-type="float"/>
          <table:table-cell table:number-matrix-columns-spanned="1" table:number-matrix-rows-spanned="1" table:formula="of:=SUM([.BH3:.BH7]=[.$CC3:.$CC7])" office:value-type="float"/>
          <table:table-cell table:number-matrix-columns-spanned="1" table:number-matrix-rows-spanned="1" table:formula="of:=SUM([.BI3:.BI7]=[.$CD3:.$CD7])" office:value-type="float"/>
          <table:table-cell table:number-matrix-columns-spanned="1" table:number-matrix-rows-spanned="1" table:formula="of:=SUM([.BJ3:.BJ7]=[.$CE3:.$CE7])" office:value-type="float"/>
          <table:table-cell table:number-matrix-columns-spanned="1" table:number-matrix-rows-spanned="1" table:formula="of:=SUM([.BK3:.BK7]=[.$CF3:.$CF7])" office:value-type="float"/>
          <table:table-cell table:number-matrix-columns-spanned="1" table:number-matrix-rows-spanned="1" table:formula="of:=SUM([.BL3:.BL7]=[.$CG3:.$CG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H3:.$CH7])" office:value-type="float"/>
          <table:table-cell table:number-matrix-columns-spanned="1" table:number-matrix-rows-spanned="1" table:formula="of:=SUM([.C3:.C7]&lt;[.$CI3:.$CI7])" office:value-type="float"/>
          <table:table-cell table:number-matrix-columns-spanned="1" table:number-matrix-rows-spanned="1" table:formula="of:=SUM([.D3:.D7]&lt;[.$CJ3:.$CJ7])" office:value-type="float"/>
          <table:table-cell table:number-matrix-columns-spanned="1" table:number-matrix-rows-spanned="1" table:formula="of:=SUM([.E3:.E7]&lt;[.$CK3:.$CK7])" office:value-type="float"/>
          <table:table-cell table:number-matrix-columns-spanned="1" table:number-matrix-rows-spanned="1" table:formula="of:=SUM([.F3:.F7]&lt;[.$CL3:.$CL7])" office:value-type="float"/>
          <table:table-cell table:number-matrix-columns-spanned="1" table:number-matrix-rows-spanned="1" table:formula="of:=SUM([.G3:.G7]&lt;[.$CM3:.$CM7])" office:value-type="float"/>
          <table:table-cell table:number-matrix-columns-spanned="1" table:number-matrix-rows-spanned="1" table:formula="of:=SUM([.H3:.H7]&lt;[.$CN3:.$CN7])" office:value-type="float"/>
          <table:table-cell table:number-matrix-columns-spanned="1" table:number-matrix-rows-spanned="1" table:formula="of:=SUM([.I3:.I7]&lt;[.$CO3:.$CO7])" office:value-type="float"/>
          <table:table-cell table:number-matrix-columns-spanned="1" table:number-matrix-rows-spanned="1" table:formula="of:=SUM([.J3:.J7]&lt;[.$CP3:.$CP7])" office:value-type="float"/>
          <table:table-cell table:number-matrix-columns-spanned="1" table:number-matrix-rows-spanned="1" table:formula="of:=SUM([.K3:.K7]&lt;[.$CQ3:.$CQ7])" office:value-type="float"/>
          <table:table-cell table:number-matrix-columns-spanned="1" table:number-matrix-rows-spanned="1" table:formula="of:=SUM([.L3:.L7]&lt;[.$CR3:.$CR7])" office:value-type="float"/>
          <table:table-cell table:number-matrix-columns-spanned="1" table:number-matrix-rows-spanned="1" table:formula="of:=SUM([.M3:.M7]&lt;[.$CS3:.$CS7])" office:value-type="float"/>
          <table:table-cell table:number-matrix-columns-spanned="1" table:number-matrix-rows-spanned="1" table:formula="of:=SUM([.N3:.N7]&lt;[.$CT3:.$CT7])" office:value-type="float"/>
          <table:table-cell table:number-matrix-columns-spanned="1" table:number-matrix-rows-spanned="1" table:formula="of:=SUM([.O3:.O7]&lt;[.$CU3:.$CU7])" office:value-type="float"/>
          <table:table-cell table:number-matrix-columns-spanned="1" table:number-matrix-rows-spanned="1" table:formula="of:=SUM([.P3:.P7]&lt;[.$CV3:.$CV7])" office:value-type="float"/>
          <table:table-cell table:number-matrix-columns-spanned="1" table:number-matrix-rows-spanned="1" table:formula="of:=SUM([.Q3:.Q7]&lt;[.$CW3:.$CW7])" office:value-type="float"/>
          <table:table-cell table:number-matrix-columns-spanned="1" table:number-matrix-rows-spanned="1" table:formula="of:=SUM([.R3:.R7]&lt;[.$CX3:.$CX7])" office:value-type="float"/>
          <table:table-cell table:number-matrix-columns-spanned="1" table:number-matrix-rows-spanned="1" table:formula="of:=SUM([.S3:.S7]&lt;[.$CY3:.$CY7])" office:value-type="float"/>
          <table:table-cell table:number-matrix-columns-spanned="1" table:number-matrix-rows-spanned="1" table:formula="of:=SUM([.T3:.T7]&lt;[.$CZ3:.$CZ7])" office:value-type="float"/>
          <table:table-cell table:number-matrix-columns-spanned="1" table:number-matrix-rows-spanned="1" table:formula="of:=SUM([.U3:.U7]&lt;[.$DA3:.$DA7])" office:value-type="float"/>
          <table:table-cell table:number-matrix-columns-spanned="1" table:number-matrix-rows-spanned="1" table:formula="of:=SUM([.V3:.V7]&lt;[.$DB3:.$DB7])" office:value-type="float"/>
          <table:table-cell table:number-matrix-columns-spanned="1" table:number-matrix-rows-spanned="1" table:formula="of:=SUM([.W3:.W7]&lt;[.$CH3:.$CH7])" office:value-type="float"/>
          <table:table-cell table:number-matrix-columns-spanned="1" table:number-matrix-rows-spanned="1" table:formula="of:=SUM([.X3:.X7]&lt;[.$CI3:.$CI7])" office:value-type="float"/>
          <table:table-cell table:number-matrix-columns-spanned="1" table:number-matrix-rows-spanned="1" table:formula="of:=SUM([.Y3:.Y7]&lt;[.$CJ3:.$CJ7])" office:value-type="float"/>
          <table:table-cell table:number-matrix-columns-spanned="1" table:number-matrix-rows-spanned="1" table:formula="of:=SUM([.Z3:.Z7]&lt;[.$CK3:.$CK7])" office:value-type="float"/>
          <table:table-cell table:number-matrix-columns-spanned="1" table:number-matrix-rows-spanned="1" table:formula="of:=SUM([.AA3:.AA7]&lt;[.$CL3:.$CL7])" office:value-type="float"/>
          <table:table-cell table:number-matrix-columns-spanned="1" table:number-matrix-rows-spanned="1" table:formula="of:=SUM([.AB3:.AB7]&lt;[.$CM3:.$CM7])" office:value-type="float"/>
          <table:table-cell table:number-matrix-columns-spanned="1" table:number-matrix-rows-spanned="1" table:formula="of:=SUM([.AC3:.AC7]&lt;[.$CN3:.$CN7])" office:value-type="float"/>
          <table:table-cell table:number-matrix-columns-spanned="1" table:number-matrix-rows-spanned="1" table:formula="of:=SUM([.AD3:.AD7]&lt;[.$CO3:.$CO7])" office:value-type="float"/>
          <table:table-cell table:number-matrix-columns-spanned="1" table:number-matrix-rows-spanned="1" table:formula="of:=SUM([.AE3:.AE7]&lt;[.$CP3:.$CP7])" office:value-type="float"/>
          <table:table-cell table:number-matrix-columns-spanned="1" table:number-matrix-rows-spanned="1" table:formula="of:=SUM([.AF3:.AF7]&lt;[.$CQ3:.$CQ7])" office:value-type="float"/>
          <table:table-cell table:number-matrix-columns-spanned="1" table:number-matrix-rows-spanned="1" table:formula="of:=SUM([.AG3:.AG7]&lt;[.$CR3:.$CR7])" office:value-type="float"/>
          <table:table-cell table:number-matrix-columns-spanned="1" table:number-matrix-rows-spanned="1" table:formula="of:=SUM([.AH3:.AH7]&lt;[.$CS3:.$CS7])" office:value-type="float"/>
          <table:table-cell table:number-matrix-columns-spanned="1" table:number-matrix-rows-spanned="1" table:formula="of:=SUM([.AI3:.AI7]&lt;[.$CT3:.$CT7])" office:value-type="float"/>
          <table:table-cell table:number-matrix-columns-spanned="1" table:number-matrix-rows-spanned="1" table:formula="of:=SUM([.AJ3:.AJ7]&lt;[.$CU3:.$CU7])" office:value-type="float"/>
          <table:table-cell table:number-matrix-columns-spanned="1" table:number-matrix-rows-spanned="1" table:formula="of:=SUM([.AK3:.AK7]&lt;[.$CV3:.$CV7])" office:value-type="float"/>
          <table:table-cell table:number-matrix-columns-spanned="1" table:number-matrix-rows-spanned="1" table:formula="of:=SUM([.AL3:.AL7]&lt;[.$CW3:.$CW7])" office:value-type="float"/>
          <table:table-cell table:number-matrix-columns-spanned="1" table:number-matrix-rows-spanned="1" table:formula="of:=SUM([.AM3:.AM7]&lt;[.$CX3:.$CX7])" office:value-type="float"/>
          <table:table-cell table:number-matrix-columns-spanned="1" table:number-matrix-rows-spanned="1" table:formula="of:=SUM([.AN3:.AN7]&lt;[.$CY3:.$CY7])" office:value-type="float"/>
          <table:table-cell table:number-matrix-columns-spanned="1" table:number-matrix-rows-spanned="1" table:formula="of:=SUM([.AO3:.AO7]&lt;[.$CZ3:.$CZ7])" office:value-type="float"/>
          <table:table-cell table:number-matrix-columns-spanned="1" table:number-matrix-rows-spanned="1" table:formula="of:=SUM([.AP3:.AP7]&lt;[.$DA3:.$DA7])" office:value-type="float"/>
          <table:table-cell table:number-matrix-columns-spanned="1" table:number-matrix-rows-spanned="1" table:formula="of:=SUM([.AQ3:.AQ7]&lt;[.$DB3:.$DB7])" office:value-type="float"/>
          <table:table-cell table:number-matrix-columns-spanned="1" table:number-matrix-rows-spanned="1" table:formula="of:=SUM([.AR3:.AR7]&lt;[.$CH3:.$CH7])" office:value-type="float"/>
          <table:table-cell table:number-matrix-columns-spanned="1" table:number-matrix-rows-spanned="1" table:formula="of:=SUM([.AS3:.AS7]&lt;[.$CI3:.$CI7])" office:value-type="float"/>
          <table:table-cell table:number-matrix-columns-spanned="1" table:number-matrix-rows-spanned="1" table:formula="of:=SUM([.AT3:.AT7]&lt;[.$CJ3:.$CJ7])" office:value-type="float"/>
          <table:table-cell table:number-matrix-columns-spanned="1" table:number-matrix-rows-spanned="1" table:formula="of:=SUM([.AU3:.AU7]&lt;[.$CK3:.$CK7])" office:value-type="float"/>
          <table:table-cell table:number-matrix-columns-spanned="1" table:number-matrix-rows-spanned="1" table:formula="of:=SUM([.AV3:.AV7]&lt;[.$CL3:.$CL7])" office:value-type="float"/>
          <table:table-cell table:number-matrix-columns-spanned="1" table:number-matrix-rows-spanned="1" table:formula="of:=SUM([.AW3:.AW7]&lt;[.$CM3:.$CM7])" office:value-type="float"/>
          <table:table-cell table:number-matrix-columns-spanned="1" table:number-matrix-rows-spanned="1" table:formula="of:=SUM([.AX3:.AX7]&lt;[.$CN3:.$CN7])" office:value-type="float"/>
          <table:table-cell table:number-matrix-columns-spanned="1" table:number-matrix-rows-spanned="1" table:formula="of:=SUM([.AY3:.AY7]&lt;[.$CO3:.$CO7])" office:value-type="float"/>
          <table:table-cell table:number-matrix-columns-spanned="1" table:number-matrix-rows-spanned="1" table:formula="of:=SUM([.AZ3:.AZ7]&lt;[.$CP3:.$CP7])" office:value-type="float"/>
          <table:table-cell table:number-matrix-columns-spanned="1" table:number-matrix-rows-spanned="1" table:formula="of:=SUM([.BA3:.BA7]&lt;[.$CQ3:.$CQ7])" office:value-type="float"/>
          <table:table-cell table:number-matrix-columns-spanned="1" table:number-matrix-rows-spanned="1" table:formula="of:=SUM([.BB3:.BB7]&lt;[.$CR3:.$CR7])" office:value-type="float"/>
          <table:table-cell table:number-matrix-columns-spanned="1" table:number-matrix-rows-spanned="1" table:formula="of:=SUM([.BC3:.BC7]&lt;[.$CS3:.$CS7])" office:value-type="float"/>
          <table:table-cell table:number-matrix-columns-spanned="1" table:number-matrix-rows-spanned="1" table:formula="of:=SUM([.BD3:.BD7]&lt;[.$CT3:.$CT7])" office:value-type="float"/>
          <table:table-cell table:number-matrix-columns-spanned="1" table:number-matrix-rows-spanned="1" table:formula="of:=SUM([.BE3:.BE7]&lt;[.$CU3:.$CU7])" office:value-type="float"/>
          <table:table-cell table:number-matrix-columns-spanned="1" table:number-matrix-rows-spanned="1" table:formula="of:=SUM([.BF3:.BF7]&lt;[.$CV3:.$CV7])" office:value-type="float"/>
          <table:table-cell table:number-matrix-columns-spanned="1" table:number-matrix-rows-spanned="1" table:formula="of:=SUM([.BG3:.BG7]&lt;[.$CW3:.$CW7])" office:value-type="float"/>
          <table:table-cell table:number-matrix-columns-spanned="1" table:number-matrix-rows-spanned="1" table:formula="of:=SUM([.BH3:.BH7]&lt;[.$CX3:.$CX7])" office:value-type="float"/>
          <table:table-cell table:number-matrix-columns-spanned="1" table:number-matrix-rows-spanned="1" table:formula="of:=SUM([.BI3:.BI7]&lt;[.$CY3:.$CY7])" office:value-type="float"/>
          <table:table-cell table:number-matrix-columns-spanned="1" table:number-matrix-rows-spanned="1" table:formula="of:=SUM([.BJ3:.BJ7]&lt;[.$CZ3:.$CZ7])" office:value-type="float"/>
          <table:table-cell table:number-matrix-columns-spanned="1" table:number-matrix-rows-spanned="1" table:formula="of:=SUM([.BK3:.BK7]&lt;[.$DA3:.$DA7])" office:value-type="float"/>
          <table:table-cell table:number-matrix-columns-spanned="1" table:number-matrix-rows-spanned="1" table:formula="of:=SUM([.BL3:.BL7]&lt;[.$DB3:.$DB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H3:.$CH7])" office:value-type="float"/>
          <table:table-cell table:number-matrix-columns-spanned="1" table:number-matrix-rows-spanned="1" table:formula="of:=SUM([.C3:.C7]&gt;[.$CI3:.$CI7])" office:value-type="float"/>
          <table:table-cell table:number-matrix-columns-spanned="1" table:number-matrix-rows-spanned="1" table:formula="of:=SUM([.D3:.D7]&gt;[.$CJ3:.$CJ7])" office:value-type="float"/>
          <table:table-cell table:number-matrix-columns-spanned="1" table:number-matrix-rows-spanned="1" table:formula="of:=SUM([.E3:.E7]&gt;[.$CK3:.$CK7])" office:value-type="float"/>
          <table:table-cell table:number-matrix-columns-spanned="1" table:number-matrix-rows-spanned="1" table:formula="of:=SUM([.F3:.F7]&gt;[.$CL3:.$CL7])" office:value-type="float"/>
          <table:table-cell table:number-matrix-columns-spanned="1" table:number-matrix-rows-spanned="1" table:formula="of:=SUM([.G3:.G7]&gt;[.$CM3:.$CM7])" office:value-type="float"/>
          <table:table-cell table:number-matrix-columns-spanned="1" table:number-matrix-rows-spanned="1" table:formula="of:=SUM([.H3:.H7]&gt;[.$CN3:.$CN7])" office:value-type="float"/>
          <table:table-cell table:number-matrix-columns-spanned="1" table:number-matrix-rows-spanned="1" table:formula="of:=SUM([.I3:.I7]&gt;[.$CO3:.$CO7])" office:value-type="float"/>
          <table:table-cell table:number-matrix-columns-spanned="1" table:number-matrix-rows-spanned="1" table:formula="of:=SUM([.J3:.J7]&gt;[.$CP3:.$CP7])" office:value-type="float"/>
          <table:table-cell table:number-matrix-columns-spanned="1" table:number-matrix-rows-spanned="1" table:formula="of:=SUM([.K3:.K7]&gt;[.$CQ3:.$CQ7])" office:value-type="float"/>
          <table:table-cell table:number-matrix-columns-spanned="1" table:number-matrix-rows-spanned="1" table:formula="of:=SUM([.L3:.L7]&gt;[.$CR3:.$CR7])" office:value-type="float"/>
          <table:table-cell table:number-matrix-columns-spanned="1" table:number-matrix-rows-spanned="1" table:formula="of:=SUM([.M3:.M7]&gt;[.$CS3:.$CS7])" office:value-type="float"/>
          <table:table-cell table:number-matrix-columns-spanned="1" table:number-matrix-rows-spanned="1" table:formula="of:=SUM([.N3:.N7]&gt;[.$CT3:.$CT7])" office:value-type="float"/>
          <table:table-cell table:number-matrix-columns-spanned="1" table:number-matrix-rows-spanned="1" table:formula="of:=SUM([.O3:.O7]&gt;[.$CU3:.$CU7])" office:value-type="float"/>
          <table:table-cell table:number-matrix-columns-spanned="1" table:number-matrix-rows-spanned="1" table:formula="of:=SUM([.P3:.P7]&gt;[.$CV3:.$CV7])" office:value-type="float"/>
          <table:table-cell table:number-matrix-columns-spanned="1" table:number-matrix-rows-spanned="1" table:formula="of:=SUM([.Q3:.Q7]&gt;[.$CW3:.$CW7])" office:value-type="float"/>
          <table:table-cell table:number-matrix-columns-spanned="1" table:number-matrix-rows-spanned="1" table:formula="of:=SUM([.R3:.R7]&gt;[.$CX3:.$CX7])" office:value-type="float"/>
          <table:table-cell table:number-matrix-columns-spanned="1" table:number-matrix-rows-spanned="1" table:formula="of:=SUM([.S3:.S7]&gt;[.$CY3:.$CY7])" office:value-type="float"/>
          <table:table-cell table:number-matrix-columns-spanned="1" table:number-matrix-rows-spanned="1" table:formula="of:=SUM([.T3:.T7]&gt;[.$CZ3:.$CZ7])" office:value-type="float"/>
          <table:table-cell table:number-matrix-columns-spanned="1" table:number-matrix-rows-spanned="1" table:formula="of:=SUM([.U3:.U7]&gt;[.$DA3:.$DA7])" office:value-type="float"/>
          <table:table-cell table:number-matrix-columns-spanned="1" table:number-matrix-rows-spanned="1" table:formula="of:=SUM([.V3:.V7]&gt;[.$DB3:.$DB7])" office:value-type="float"/>
          <table:table-cell table:number-matrix-columns-spanned="1" table:number-matrix-rows-spanned="1" table:formula="of:=SUM([.W3:.W7]&gt;[.$CH3:.$CH7])" office:value-type="float"/>
          <table:table-cell table:number-matrix-columns-spanned="1" table:number-matrix-rows-spanned="1" table:formula="of:=SUM([.X3:.X7]&gt;[.$CI3:.$CI7])" office:value-type="float"/>
          <table:table-cell table:number-matrix-columns-spanned="1" table:number-matrix-rows-spanned="1" table:formula="of:=SUM([.Y3:.Y7]&gt;[.$CJ3:.$CJ7])" office:value-type="float"/>
          <table:table-cell table:number-matrix-columns-spanned="1" table:number-matrix-rows-spanned="1" table:formula="of:=SUM([.Z3:.Z7]&gt;[.$CK3:.$CK7])" office:value-type="float"/>
          <table:table-cell table:number-matrix-columns-spanned="1" table:number-matrix-rows-spanned="1" table:formula="of:=SUM([.AA3:.AA7]&gt;[.$CL3:.$CL7])" office:value-type="float"/>
          <table:table-cell table:number-matrix-columns-spanned="1" table:number-matrix-rows-spanned="1" table:formula="of:=SUM([.AB3:.AB7]&gt;[.$CM3:.$CM7])" office:value-type="float"/>
          <table:table-cell table:number-matrix-columns-spanned="1" table:number-matrix-rows-spanned="1" table:formula="of:=SUM([.AC3:.AC7]&gt;[.$CN3:.$CN7])" office:value-type="float"/>
          <table:table-cell table:number-matrix-columns-spanned="1" table:number-matrix-rows-spanned="1" table:formula="of:=SUM([.AD3:.AD7]&gt;[.$CO3:.$CO7])" office:value-type="float"/>
          <table:table-cell table:number-matrix-columns-spanned="1" table:number-matrix-rows-spanned="1" table:formula="of:=SUM([.AE3:.AE7]&gt;[.$CP3:.$CP7])" office:value-type="float"/>
          <table:table-cell table:number-matrix-columns-spanned="1" table:number-matrix-rows-spanned="1" table:formula="of:=SUM([.AF3:.AF7]&gt;[.$CQ3:.$CQ7])" office:value-type="float"/>
          <table:table-cell table:number-matrix-columns-spanned="1" table:number-matrix-rows-spanned="1" table:formula="of:=SUM([.AG3:.AG7]&gt;[.$CR3:.$CR7])" office:value-type="float"/>
          <table:table-cell table:number-matrix-columns-spanned="1" table:number-matrix-rows-spanned="1" table:formula="of:=SUM([.AH3:.AH7]&gt;[.$CS3:.$CS7])" office:value-type="float"/>
          <table:table-cell table:number-matrix-columns-spanned="1" table:number-matrix-rows-spanned="1" table:formula="of:=SUM([.AI3:.AI7]&gt;[.$CT3:.$CT7])" office:value-type="float"/>
          <table:table-cell table:number-matrix-columns-spanned="1" table:number-matrix-rows-spanned="1" table:formula="of:=SUM([.AJ3:.AJ7]&gt;[.$CU3:.$CU7])" office:value-type="float"/>
          <table:table-cell table:number-matrix-columns-spanned="1" table:number-matrix-rows-spanned="1" table:formula="of:=SUM([.AK3:.AK7]&gt;[.$CV3:.$CV7])" office:value-type="float"/>
          <table:table-cell table:number-matrix-columns-spanned="1" table:number-matrix-rows-spanned="1" table:formula="of:=SUM([.AL3:.AL7]&gt;[.$CW3:.$CW7])" office:value-type="float"/>
          <table:table-cell table:number-matrix-columns-spanned="1" table:number-matrix-rows-spanned="1" table:formula="of:=SUM([.AM3:.AM7]&gt;[.$CX3:.$CX7])" office:value-type="float"/>
          <table:table-cell table:number-matrix-columns-spanned="1" table:number-matrix-rows-spanned="1" table:formula="of:=SUM([.AN3:.AN7]&gt;[.$CY3:.$CY7])" office:value-type="float"/>
          <table:table-cell table:number-matrix-columns-spanned="1" table:number-matrix-rows-spanned="1" table:formula="of:=SUM([.AO3:.AO7]&gt;[.$CZ3:.$CZ7])" office:value-type="float"/>
          <table:table-cell table:number-matrix-columns-spanned="1" table:number-matrix-rows-spanned="1" table:formula="of:=SUM([.AP3:.AP7]&gt;[.$DA3:.$DA7])" office:value-type="float"/>
          <table:table-cell table:number-matrix-columns-spanned="1" table:number-matrix-rows-spanned="1" table:formula="of:=SUM([.AQ3:.AQ7]&gt;[.$DB3:.$DB7])" office:value-type="float"/>
          <table:table-cell table:number-matrix-columns-spanned="1" table:number-matrix-rows-spanned="1" table:formula="of:=SUM([.AR3:.AR7]&gt;[.$CH3:.$CH7])" office:value-type="float"/>
          <table:table-cell table:number-matrix-columns-spanned="1" table:number-matrix-rows-spanned="1" table:formula="of:=SUM([.AS3:.AS7]&gt;[.$CI3:.$CI7])" office:value-type="float"/>
          <table:table-cell table:number-matrix-columns-spanned="1" table:number-matrix-rows-spanned="1" table:formula="of:=SUM([.AT3:.AT7]&gt;[.$CJ3:.$CJ7])" office:value-type="float"/>
          <table:table-cell table:number-matrix-columns-spanned="1" table:number-matrix-rows-spanned="1" table:formula="of:=SUM([.AU3:.AU7]&gt;[.$CK3:.$CK7])" office:value-type="float"/>
          <table:table-cell table:number-matrix-columns-spanned="1" table:number-matrix-rows-spanned="1" table:formula="of:=SUM([.AV3:.AV7]&gt;[.$CL3:.$CL7])" office:value-type="float"/>
          <table:table-cell table:number-matrix-columns-spanned="1" table:number-matrix-rows-spanned="1" table:formula="of:=SUM([.AW3:.AW7]&gt;[.$CM3:.$CM7])" office:value-type="float"/>
          <table:table-cell table:number-matrix-columns-spanned="1" table:number-matrix-rows-spanned="1" table:formula="of:=SUM([.AX3:.AX7]&gt;[.$CN3:.$CN7])" office:value-type="float"/>
          <table:table-cell table:number-matrix-columns-spanned="1" table:number-matrix-rows-spanned="1" table:formula="of:=SUM([.AY3:.AY7]&gt;[.$CO3:.$CO7])" office:value-type="float"/>
          <table:table-cell table:number-matrix-columns-spanned="1" table:number-matrix-rows-spanned="1" table:formula="of:=SUM([.AZ3:.AZ7]&gt;[.$CP3:.$CP7])" office:value-type="float"/>
          <table:table-cell table:number-matrix-columns-spanned="1" table:number-matrix-rows-spanned="1" table:formula="of:=SUM([.BA3:.BA7]&gt;[.$CQ3:.$CQ7])" office:value-type="float"/>
          <table:table-cell table:number-matrix-columns-spanned="1" table:number-matrix-rows-spanned="1" table:formula="of:=SUM([.BB3:.BB7]&gt;[.$CR3:.$CR7])" office:value-type="float"/>
          <table:table-cell table:number-matrix-columns-spanned="1" table:number-matrix-rows-spanned="1" table:formula="of:=SUM([.BC3:.BC7]&gt;[.$CS3:.$CS7])" office:value-type="float"/>
          <table:table-cell table:number-matrix-columns-spanned="1" table:number-matrix-rows-spanned="1" table:formula="of:=SUM([.BD3:.BD7]&gt;[.$CT3:.$CT7])" office:value-type="float"/>
          <table:table-cell table:number-matrix-columns-spanned="1" table:number-matrix-rows-spanned="1" table:formula="of:=SUM([.BE3:.BE7]&gt;[.$CU3:.$CU7])" office:value-type="float"/>
          <table:table-cell table:number-matrix-columns-spanned="1" table:number-matrix-rows-spanned="1" table:formula="of:=SUM([.BF3:.BF7]&gt;[.$CV3:.$CV7])" office:value-type="float"/>
          <table:table-cell table:number-matrix-columns-spanned="1" table:number-matrix-rows-spanned="1" table:formula="of:=SUM([.BG3:.BG7]&gt;[.$CW3:.$CW7])" office:value-type="float"/>
          <table:table-cell table:number-matrix-columns-spanned="1" table:number-matrix-rows-spanned="1" table:formula="of:=SUM([.BH3:.BH7]&gt;[.$CX3:.$CX7])" office:value-type="float"/>
          <table:table-cell table:number-matrix-columns-spanned="1" table:number-matrix-rows-spanned="1" table:formula="of:=SUM([.BI3:.BI7]&gt;[.$CY3:.$CY7])" office:value-type="float"/>
          <table:table-cell table:number-matrix-columns-spanned="1" table:number-matrix-rows-spanned="1" table:formula="of:=SUM([.BJ3:.BJ7]&gt;[.$CZ3:.$CZ7])" office:value-type="float"/>
          <table:table-cell table:number-matrix-columns-spanned="1" table:number-matrix-rows-spanned="1" table:formula="of:=SUM([.BK3:.BK7]&gt;[.$DA3:.$DA7])" office:value-type="float"/>
          <table:table-cell table:number-matrix-columns-spanned="1" table:number-matrix-rows-spanned="1" table:formula="of:=SUM([.BL3:.BL7]&gt;[.$DB3:.$DB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DC3:.$DC7])" office:value-type="float"/>
          <table:table-cell table:number-matrix-columns-spanned="1" table:number-matrix-rows-spanned="1" table:formula="of:=SUM([.C3:.C7]=[.$DD3:.$DD7])" office:value-type="float"/>
          <table:table-cell table:number-matrix-columns-spanned="1" table:number-matrix-rows-spanned="1" table:formula="of:=SUM([.D3:.D7]=[.$DE3:.$DE7])" office:value-type="float"/>
          <table:table-cell table:number-matrix-columns-spanned="1" table:number-matrix-rows-spanned="1" table:formula="of:=SUM([.E3:.E7]=[.$DF3:.$DF7])" office:value-type="float"/>
          <table:table-cell table:number-matrix-columns-spanned="1" table:number-matrix-rows-spanned="1" table:formula="of:=SUM([.F3:.F7]=[.$DG3:.$DG7])" office:value-type="float"/>
          <table:table-cell table:number-matrix-columns-spanned="1" table:number-matrix-rows-spanned="1" table:formula="of:=SUM([.G3:.G7]=[.$DH3:.$DH7])" office:value-type="float"/>
          <table:table-cell table:number-matrix-columns-spanned="1" table:number-matrix-rows-spanned="1" table:formula="of:=SUM([.H3:.H7]=[.$DI3:.$DI7])" office:value-type="float"/>
          <table:table-cell table:number-matrix-columns-spanned="1" table:number-matrix-rows-spanned="1" table:formula="of:=SUM([.I3:.I7]=[.$DJ3:.$DJ7])" office:value-type="float"/>
          <table:table-cell table:number-matrix-columns-spanned="1" table:number-matrix-rows-spanned="1" table:formula="of:=SUM([.J3:.J7]=[.$DK3:.$DK7])" office:value-type="float"/>
          <table:table-cell table:number-matrix-columns-spanned="1" table:number-matrix-rows-spanned="1" table:formula="of:=SUM([.K3:.K7]=[.$DL3:.$DL7])" office:value-type="float"/>
          <table:table-cell table:number-matrix-columns-spanned="1" table:number-matrix-rows-spanned="1" table:formula="of:=SUM([.L3:.L7]=[.$DM3:.$DM7])" office:value-type="float"/>
          <table:table-cell table:number-matrix-columns-spanned="1" table:number-matrix-rows-spanned="1" table:formula="of:=SUM([.M3:.M7]=[.$DN3:.$DN7])" office:value-type="float"/>
          <table:table-cell table:number-matrix-columns-spanned="1" table:number-matrix-rows-spanned="1" table:formula="of:=SUM([.N3:.N7]=[.$DO3:.$DO7])" office:value-type="float"/>
          <table:table-cell table:number-matrix-columns-spanned="1" table:number-matrix-rows-spanned="1" table:formula="of:=SUM([.O3:.O7]=[.$DP3:.$DP7])" office:value-type="float"/>
          <table:table-cell table:number-matrix-columns-spanned="1" table:number-matrix-rows-spanned="1" table:formula="of:=SUM([.P3:.P7]=[.$DQ3:.$DQ7])" office:value-type="float"/>
          <table:table-cell table:number-matrix-columns-spanned="1" table:number-matrix-rows-spanned="1" table:formula="of:=SUM([.Q3:.Q7]=[.$DR3:.$DR7])" office:value-type="float"/>
          <table:table-cell table:number-matrix-columns-spanned="1" table:number-matrix-rows-spanned="1" table:formula="of:=SUM([.R3:.R7]=[.$DS3:.$DS7])" office:value-type="float"/>
          <table:table-cell table:number-matrix-columns-spanned="1" table:number-matrix-rows-spanned="1" table:formula="of:=SUM([.S3:.S7]=[.$DT3:.$DT7])" office:value-type="float"/>
          <table:table-cell table:number-matrix-columns-spanned="1" table:number-matrix-rows-spanned="1" table:formula="of:=SUM([.T3:.T7]=[.$DU3:.$DU7])" office:value-type="float"/>
          <table:table-cell table:number-matrix-columns-spanned="1" table:number-matrix-rows-spanned="1" table:formula="of:=SUM([.U3:.U7]=[.$DV3:.$DV7])" office:value-type="float"/>
          <table:table-cell table:number-matrix-columns-spanned="1" table:number-matrix-rows-spanned="1" table:formula="of:=SUM([.V3:.V7]=[.$DW3:.$DW7])" office:value-type="float"/>
          <table:table-cell table:number-matrix-columns-spanned="1" table:number-matrix-rows-spanned="1" table:formula="of:=SUM([.W3:.W7]=[.$DC3:.$DC7])" office:value-type="float"/>
          <table:table-cell table:number-matrix-columns-spanned="1" table:number-matrix-rows-spanned="1" table:formula="of:=SUM([.X3:.X7]=[.$DD3:.$DD7])" office:value-type="float"/>
          <table:table-cell table:number-matrix-columns-spanned="1" table:number-matrix-rows-spanned="1" table:formula="of:=SUM([.Y3:.Y7]=[.$DE3:.$DE7])" office:value-type="float"/>
          <table:table-cell table:number-matrix-columns-spanned="1" table:number-matrix-rows-spanned="1" table:formula="of:=SUM([.Z3:.Z7]=[.$DF3:.$DF7])" office:value-type="float"/>
          <table:table-cell table:number-matrix-columns-spanned="1" table:number-matrix-rows-spanned="1" table:formula="of:=SUM([.AA3:.AA7]=[.$DG3:.$DG7])" office:value-type="float"/>
          <table:table-cell table:number-matrix-columns-spanned="1" table:number-matrix-rows-spanned="1" table:formula="of:=SUM([.AB3:.AB7]=[.$DH3:.$DH7])" office:value-type="float"/>
          <table:table-cell table:number-matrix-columns-spanned="1" table:number-matrix-rows-spanned="1" table:formula="of:=SUM([.AC3:.AC7]=[.$DI3:.$DI7])" office:value-type="float"/>
          <table:table-cell table:number-matrix-columns-spanned="1" table:number-matrix-rows-spanned="1" table:formula="of:=SUM([.AD3:.AD7]=[.$DJ3:.$DJ7])" office:value-type="float"/>
          <table:table-cell table:number-matrix-columns-spanned="1" table:number-matrix-rows-spanned="1" table:formula="of:=SUM([.AE3:.AE7]=[.$DK3:.$DK7])" office:value-type="float"/>
          <table:table-cell table:number-matrix-columns-spanned="1" table:number-matrix-rows-spanned="1" table:formula="of:=SUM([.AF3:.AF7]=[.$DL3:.$DL7])" office:value-type="float"/>
          <table:table-cell table:number-matrix-columns-spanned="1" table:number-matrix-rows-spanned="1" table:formula="of:=SUM([.AG3:.AG7]=[.$DM3:.$DM7])" office:value-type="float"/>
          <table:table-cell table:number-matrix-columns-spanned="1" table:number-matrix-rows-spanned="1" table:formula="of:=SUM([.AH3:.AH7]=[.$DN3:.$DN7])" office:value-type="float"/>
          <table:table-cell table:number-matrix-columns-spanned="1" table:number-matrix-rows-spanned="1" table:formula="of:=SUM([.AI3:.AI7]=[.$DO3:.$DO7])" office:value-type="float"/>
          <table:table-cell table:number-matrix-columns-spanned="1" table:number-matrix-rows-spanned="1" table:formula="of:=SUM([.AJ3:.AJ7]=[.$DP3:.$DP7])" office:value-type="float"/>
          <table:table-cell table:number-matrix-columns-spanned="1" table:number-matrix-rows-spanned="1" table:formula="of:=SUM([.AK3:.AK7]=[.$DQ3:.$DQ7])" office:value-type="float"/>
          <table:table-cell table:number-matrix-columns-spanned="1" table:number-matrix-rows-spanned="1" table:formula="of:=SUM([.AL3:.AL7]=[.$DR3:.$DR7])" office:value-type="float"/>
          <table:table-cell table:number-matrix-columns-spanned="1" table:number-matrix-rows-spanned="1" table:formula="of:=SUM([.AM3:.AM7]=[.$DS3:.$DS7])" office:value-type="float"/>
          <table:table-cell table:number-matrix-columns-spanned="1" table:number-matrix-rows-spanned="1" table:formula="of:=SUM([.AN3:.AN7]=[.$DT3:.$DT7])" office:value-type="float"/>
          <table:table-cell table:number-matrix-columns-spanned="1" table:number-matrix-rows-spanned="1" table:formula="of:=SUM([.AO3:.AO7]=[.$DU3:.$DU7])" office:value-type="float"/>
          <table:table-cell table:number-matrix-columns-spanned="1" table:number-matrix-rows-spanned="1" table:formula="of:=SUM([.AP3:.AP7]=[.$DV3:.$DV7])" office:value-type="float"/>
          <table:table-cell table:number-matrix-columns-spanned="1" table:number-matrix-rows-spanned="1" table:formula="of:=SUM([.AQ3:.AQ7]=[.$DW3:.$DW7])" office:value-type="float"/>
          <table:table-cell table:number-matrix-columns-spanned="1" table:number-matrix-rows-spanned="1" table:formula="of:=SUM([.AR3:.AR7]=[.$DC3:.$DC7])" office:value-type="float"/>
          <table:table-cell table:number-matrix-columns-spanned="1" table:number-matrix-rows-spanned="1" table:formula="of:=SUM([.AS3:.AS7]=[.$DD3:.$DD7])" office:value-type="float"/>
          <table:table-cell table:number-matrix-columns-spanned="1" table:number-matrix-rows-spanned="1" table:formula="of:=SUM([.AT3:.AT7]=[.$DE3:.$DE7])" office:value-type="float"/>
          <table:table-cell table:number-matrix-columns-spanned="1" table:number-matrix-rows-spanned="1" table:formula="of:=SUM([.AU3:.AU7]=[.$DF3:.$DF7])" office:value-type="float"/>
          <table:table-cell table:number-matrix-columns-spanned="1" table:number-matrix-rows-spanned="1" table:formula="of:=SUM([.AV3:.AV7]=[.$DG3:.$DG7])" office:value-type="float"/>
          <table:table-cell table:number-matrix-columns-spanned="1" table:number-matrix-rows-spanned="1" table:formula="of:=SUM([.AW3:.AW7]=[.$DH3:.$DH7])" office:value-type="float"/>
          <table:table-cell table:number-matrix-columns-spanned="1" table:number-matrix-rows-spanned="1" table:formula="of:=SUM([.AX3:.AX7]=[.$DI3:.$DI7])" office:value-type="float"/>
          <table:table-cell table:number-matrix-columns-spanned="1" table:number-matrix-rows-spanned="1" table:formula="of:=SUM([.AY3:.AY7]=[.$DJ3:.$DJ7])" office:value-type="float"/>
          <table:table-cell table:number-matrix-columns-spanned="1" table:number-matrix-rows-spanned="1" table:formula="of:=SUM([.AZ3:.AZ7]=[.$DK3:.$DK7])" office:value-type="float"/>
          <table:table-cell table:number-matrix-columns-spanned="1" table:number-matrix-rows-spanned="1" table:formula="of:=SUM([.BA3:.BA7]=[.$DL3:.$DL7])" office:value-type="float"/>
          <table:table-cell table:number-matrix-columns-spanned="1" table:number-matrix-rows-spanned="1" table:formula="of:=SUM([.BB3:.BB7]=[.$DM3:.$DM7])" office:value-type="float"/>
          <table:table-cell table:number-matrix-columns-spanned="1" table:number-matrix-rows-spanned="1" table:formula="of:=SUM([.BC3:.BC7]=[.$DN3:.$DN7])" office:value-type="float"/>
          <table:table-cell table:number-matrix-columns-spanned="1" table:number-matrix-rows-spanned="1" table:formula="of:=SUM([.BD3:.BD7]=[.$DO3:.$DO7])" office:value-type="float"/>
          <table:table-cell table:number-matrix-columns-spanned="1" table:number-matrix-rows-spanned="1" table:formula="of:=SUM([.BE3:.BE7]=[.$DP3:.$DP7])" office:value-type="float"/>
          <table:table-cell table:number-matrix-columns-spanned="1" table:number-matrix-rows-spanned="1" table:formula="of:=SUM([.BF3:.BF7]=[.$DQ3:.$DQ7])" office:value-type="float"/>
          <table:table-cell table:number-matrix-columns-spanned="1" table:number-matrix-rows-spanned="1" table:formula="of:=SUM([.BG3:.BG7]=[.$DR3:.$DR7])" office:value-type="float"/>
          <table:table-cell table:number-matrix-columns-spanned="1" table:number-matrix-rows-spanned="1" table:formula="of:=SUM([.BH3:.BH7]=[.$DS3:.$DS7])" office:value-type="float"/>
          <table:table-cell table:number-matrix-columns-spanned="1" table:number-matrix-rows-spanned="1" table:formula="of:=SUM([.BI3:.BI7]=[.$DT3:.$DT7])" office:value-type="float"/>
          <table:table-cell table:number-matrix-columns-spanned="1" table:number-matrix-rows-spanned="1" table:formula="of:=SUM([.BJ3:.BJ7]=[.$DU3:.$DU7])" office:value-type="float"/>
          <table:table-cell table:number-matrix-columns-spanned="1" table:number-matrix-rows-spanned="1" table:formula="of:=SUM([.BK3:.BK7]=[.$DV3:.$DV7])" office:value-type="float"/>
          <table:table-cell table:number-matrix-columns-spanned="1" table:number-matrix-rows-spanned="1" table:formula="of:=SUM([.BL3:.BL7]=[.$DW3:.$DW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